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style style:name="ce3" style:family="table-cell" style:parent-style-name="Default" style:data-style-name="N0">
      <style:table-cell-properties fo:background-color="transparent"/>
    </style:style>
    <style:style style:name="ce4" style:family="table-cell" style:parent-style-name="Default" style:data-style-name="N0">
      <style:table-cell-properties fo:background-color="#D7E4BC"/>
    </style:style>
    <style:style style:name="ce5" style:family="table-cell" style:parent-style-name="Default" style:data-style-name="N0">
      <style:table-cell-properties fo:background-color="#B6DDE8"/>
    </style:style>
    <style:style style:name="ce6" style:family="table-cell" style:parent-style-name="Default" style:data-style-name="N0">
      <style:table-cell-properties fo:background-color="#FCD5B4"/>
    </style:style>
    <style:style style:name="ce7" style:family="table-cell" style:parent-style-name="Default" style:data-style-name="N0">
      <style:table-cell-properties fo:background-color="#E6B9B8"/>
    </style:style>
    <style:style style:name="ce8" style:family="table-cell" style:parent-style-name="Default" style:data-style-name="N0">
      <style:table-cell-properties fo:background-color="#E6B9B8"/>
      <style:text-properties fo:color="#000000" fo:font-style="italic" style:font-style-asian="italic" style:font-style-complex="italic"/>
    </style:style>
    <style:style style:name="ce9" style:family="table-cell" style:parent-style-name="Default" style:data-style-name="N0">
      <style:table-cell-properties fo:background-color="#E6B9B8"/>
      <style:text-properties fo:font-style="italic" style:font-style-asian="italic" style:font-style-complex="italic"/>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0">
      <style:table-cell-properties fo:border="thin solid #000000" style:vertical-align="automatic" fo:wrap-option="wrap"/>
    </style:style>
    <style:style style:name="ce12" style:family="table-cell" style:parent-style-name="Default" style:data-style-name="N0">
      <style:table-cell-properties style:vertical-align="automatic" fo:wrap-option="wrap" fo:background-color="transparent"/>
    </style:style>
    <style:style style:name="ce13" style:family="table-cell" style:parent-style-name="Default" style:data-style-name="N0">
      <style:text-properties style:text-underline-style="solid" style:text-underline-type="single" fo:font-weight="bold" style:font-weight-asian="bold" style:font-weight-complex="bold"/>
    </style:style>
    <style:style style:name="ce14" style:family="table-cell" style:parent-style-name="Default" style:data-style-name="N0">
      <style:table-cell-properties fo:border="thin solid #000000" style:vertical-align="automatic" fo:wrap-option="wrap" fo:background-color="transparent"/>
    </style:style>
    <style:style style:name="ce15" style:family="table-cell" style:parent-style-name="Default" style:data-style-name="N0">
      <style:table-cell-properties fo:border="thin solid #000000"/>
    </style:style>
    <style:style style:name="ce16" style:family="table-cell" style:parent-style-name="Default" style:data-style-name="N0">
      <style:table-cell-properties fo:border="thin solid #000000"/>
    </style:style>
    <style:style style:name="ce17" style:family="table-cell" style:parent-style-name="Default" style:data-style-name="N0">
      <style:table-cell-properties fo:background-color="#FCD5B4"/>
    </style:style>
    <style:style style:name="ce18" style:family="table-cell" style:parent-style-name="Default" style:data-style-name="N0">
      <style:table-cell-properties fo:background-color="#D7E4BC"/>
    </style:style>
    <style:style style:name="ce19" style:family="table-cell" style:parent-style-name="Default" style:data-style-name="N0">
      <style:table-cell-properties fo:background-color="#B6DDE8"/>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FF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3.6789583333333cm"/>
    </style:style>
    <style:style style:name="co2" style:family="table-column">
      <style:table-column-properties fo:break-before="auto" style:column-width="1.69333333333333cm"/>
    </style:style>
    <style:style style:name="co3" style:family="table-column">
      <style:table-column-properties fo:break-before="auto" style:column-width="1.984375cm" style:use-optimal-column-width="true"/>
    </style:style>
    <style:style style:name="co4" style:family="table-column">
      <style:table-column-properties fo:break-before="auto" style:column-width="44.3177083333333cm" style:use-optimal-column-width="true"/>
    </style:style>
    <style:style style:name="co5" style:family="table-column">
      <style:table-column-properties fo:break-before="auto" style:column-width="47.3604166666667cm" style:use-optimal-column-width="true"/>
    </style:style>
    <style:style style:name="co6" style:family="table-column">
      <style:table-column-properties fo:break-before="auto" style:column-width="44.211875cm"/>
    </style:style>
    <style:style style:name="ro1" style:family="table-row">
      <style:table-row-properties style:row-height="15pt" style:use-optimal-row-height="true" fo:break-before="auto"/>
    </style:style>
    <style:style style:name="ro2" style:family="table-row">
      <style:table-row-properties style:row-height="180pt" style:use-optimal-row-height="true" fo:break-before="auto"/>
    </style:style>
    <style:style style:name="ro3" style:family="table-row">
      <style:table-row-properties style:row-height="90pt" style:use-optimal-row-height="true" fo:break-before="auto"/>
    </style:style>
    <style:style style:name="ro4" style:family="table-row">
      <style:table-row-properties style:row-height="30pt" style:use-optimal-row-height="true" fo:break-before="auto"/>
    </style:style>
    <style:style style:name="ro5" style:family="table-row">
      <style:table-row-properties style:row-height="45pt" style:use-optimal-row-height="true" fo:break-before="auto"/>
    </style:style>
    <style:style style:name="ro6" style:family="table-row">
      <style:table-row-properties style:row-height="3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Conclusion_invcoice" table:style-name="ta1">
        <table:table-column table:style-name="co1" table:default-cell-style-name="ce1"/>
        <table:table-column table:style-name="co2" table:number-columns-repeated="16383" table:default-cell-style-name="ce1"/>
        <table:table-row table:style-name="ro1">
          <table:table-cell office:value-type="string" table:style-name="ce13">
            <text:p>generated_annotation</text:p>
          </table:table-cell>
          <table:table-cell table:number-columns-repeated="16383" table:style-name="ce1"/>
        </table:table-row>
        <table:table-row table:style-name="ro2">
          <table:table-cell office:value-type="string" table:style-name="ce10">
            <text:p>invoice_v1</text:p>
            <text:p><text:s text:c="4"/>@org.hibernate.annotations.Generated(</text:p>
            <text:p><text:s text:c="12"/>GenerationTime.ALWAYS</text:p>
            <text:p><text:s text:c="4"/>)</text:p>
            <text:p><text:s text:c="4"/>@Column(name = "SUB_TOTAL", insertable = false, updatable = false)</text:p>
            <text:p><text:s text:c="4"/>private BigDecimal subTotal = new BigDecimal("0");</text:p>
            <text:p/>
            <text:p><text:s text:c="4"/>@org.hibernate.annotations.Generated(</text:p>
            <text:p><text:s text:c="12"/>GenerationTime.ALWAYS</text:p>
            <text:p><text:s text:c="4"/>)</text:p>
            <text:p><text:s text:c="4"/>@Column(name = "TOTAL", insertable = false, updatable = false)</text:p>
            <text:p><text:s text:c="4"/>private BigDecimal total = new BigDecimal("0");</text:p>
          </table:table-cell>
          <table:table-cell table:number-columns-repeated="16383" table:style-name="ce1"/>
        </table:table-row>
        <table:table-row table:style-name="ro1">
          <table:table-cell table:number-columns-repeated="16384"/>
        </table:table-row>
        <table:table-row table:style-name="ro1">
          <table:table-cell office:value-type="string" table:style-name="ce13">
            <text:p>no generated_annotation</text:p>
          </table:table-cell>
          <table:table-cell table:number-columns-repeated="16383" table:style-name="ce1"/>
        </table:table-row>
        <table:table-row table:style-name="ro3">
          <table:table-cell office:value-type="string" table:style-name="ce10">
            <text:p>invoice_v1</text:p>
            <text:p><text:s text:c="4"/>@Column(name = "SUB_TOTAL")</text:p>
            <text:p><text:s text:c="4"/>private BigDecimal subTotal = new BigDecimal("0");</text:p>
            <text:p/>
            <text:p><text:s text:c="4"/>@Column(name = "TOTAL")</text:p>
            <text:p><text:s text:c="4"/>private BigDecimal total = new BigDecimal("0");</text:p>
          </table:table-cell>
          <table:table-cell table:number-columns-repeated="16383" table:style-name="ce1"/>
        </table:table-row>
        <table:table-row table:style-name="ro1">
          <table:table-cell table:number-columns-repeated="16384"/>
        </table:table-row>
        <table:table-row table:style-name="ro4">
          <table:table-cell office:value-type="string" table:style-name="ce11">
            <text:p>in both cases the real create and update time is shown only after select; before that it's hibernate's time, not DB time</text:p>
          </table:table-cell>
          <table:table-cell table:number-columns-repeated="16383" table:style-name="ce1"/>
        </table:table-row>
        <table:table-row table:style-name="ro4">
          <table:table-cell office:value-type="string" table:style-name="ce11">
            <text:p>subtotal and total (values are changed in triggers): are shown only after select or another saveOrUpdate! Flush, merge, refresh don't help.</text:p>
          </table:table-cell>
          <table:table-cell table:number-columns-repeated="16383" table:style-name="ce1"/>
        </table:table-row>
        <table:table-row table:style-name="ro5">
          <table:table-cell office:value-type="string" table:style-name="ce11">
            <text:p>In generated entity there's one additional guery to get subtotal and total that is useless as values are not populated to the entity. This select query runs before first invoice trigger update when subtotal / total are changed.</text:p>
          </table:table-cell>
          <table:table-cell table:number-columns-repeated="16383" table:style-name="ce1"/>
        </table:table-row>
        <table:table-row table:style-name="ro1">
          <table:table-cell table:number-columns-repeated="16384"/>
        </table:table-row>
        <table:table-row table:style-name="ro1">
          <table:table-cell office:value-type="string" table:style-name="ce12">
            <text:p>Closing prepared statement [prep</text:p>
          </table:table-cell>
          <table:table-cell office:value-type="string" table:style-name="ce1">
            <text:p>all</text:p>
          </table:table-cell>
          <table:table-cell office:value-type="string" table:style-name="ce1">
            <text:p>invoice/item</text:p>
          </table:table-cell>
          <table:table-cell table:number-columns-repeated="16381"/>
        </table:table-row>
        <table:table-row table:style-name="ro1">
          <table:table-cell office:value-type="string" table:style-name="ce14">
            <text:p>generated_annotation</text:p>
          </table:table-cell>
          <table:table-cell office:value-type="float" office:value="24" table:style-name="ce15">
            <text:p>24</text:p>
          </table:table-cell>
          <table:table-cell office:value-type="float" office:value="13" table:style-name="ce16">
            <text:p>13</text:p>
          </table:table-cell>
          <table:table-cell table:number-columns-repeated="16381"/>
        </table:table-row>
        <table:table-row table:style-name="ro1">
          <table:table-cell office:value-type="string" table:style-name="ce15">
            <text:p>no generated_annotation</text:p>
          </table:table-cell>
          <table:table-cell office:value-type="float" office:value="23" table:style-name="ce15">
            <text:p>23</text:p>
          </table:table-cell>
          <table:table-cell office:value-type="float" office:value="12" table:style-name="ce16">
            <text:p>12</text:p>
          </table:table-cell>
          <table:table-cell table:number-columns-repeated="16381"/>
        </table:table-row>
        <table:table-row table:number-rows-repeated="1048563" table:style-name="ro1">
          <table:table-cell table:number-columns-repeated="16384"/>
        </table:table-row>
      </table:table>
      <table:table table:name="generated_annotation_inv"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1">
            <text:p>Line 28935:</text:p>
          </table:table-cell>
          <table:table-cell office:value-type="string" table:style-name="ce2">
            <text:p>14:33:08.956 [main] TRACE org.hibernate.resource.jdbc.internal.ResourceRegistryStandardImpl - Registering statement [prep138: select dateunit0_.UNITDAY as UNITDAY1_5_, dateunit0_.T_CREATEDON as T_CREATE2_5_, dateunit0_.UNITDAYOFMONTH as UNITDAYO3_5_, dateunit0_.UNITDAYOFWEEK as UNITDAYO4_5_, dateunit0_.UNITDAYOFYEAR as UNITDAYO5_5_, dateunit0_.UNITMONTH as UNITMONT6_5_, dateunit0_.UNITMONTHOFYEAR as UNITMONT7_5_, dateunit0_.UNITTIMESTAMP as UNITTIME8_5_, dateunit0_.UNITYEAR as UNITYEAR9_5_, dateunit0_.WEEKDAY as WEEKDAY10_5_ from TEST.DATEUNIT dateunit0_ order by dateunit0_.UNITDAY]</text:p>
          </table:table-cell>
          <table:table-cell table:number-columns-repeated="16382"/>
        </table:table-row>
        <table:table-row table:style-name="ro1">
          <table:table-cell office:value-type="string" table:style-name="ce1">
            <text:p>Line 28936:</text:p>
          </table:table-cell>
          <table:table-cell office:value-type="string" table:style-name="ce2">
            <text:p>14:33:08.956 [main] TRACE org.hibernate.engine.jdbc.internal.JdbcCoordinatorImpl - Registering last query statement [prep138: select dateunit0_.UNITDAY as UNITDAY1_5_, dateunit0_.T_CREATEDON as T_CREATE2_5_, dateunit0_.UNITDAYOFMONTH as UNITDAYO3_5_, dateunit0_.UNITDAYOFWEEK as UNITDAYO4_5_, dateunit0_.UNITDAYOFYEAR as UNITDAYO5_5_, dateunit0_.UNITMONTH as UNITMONT6_5_, dateunit0_.UNITMONTHOFYEAR as UNITMONT7_5_, dateunit0_.UNITTIMESTAMP as UNITTIME8_5_, dateunit0_.UNITYEAR as UNITYEAR9_5_, dateunit0_.WEEKDAY as WEEKDAY10_5_ from TEST.DATEUNIT dateunit0_ order by dateunit0_.UNITDAY]</text:p>
          </table:table-cell>
          <table:table-cell table:number-columns-repeated="16382"/>
        </table:table-row>
        <table:table-row table:style-name="ro1">
          <table:table-cell office:value-type="string" table:style-name="ce1">
            <text:p>Line 28958:</text:p>
          </table:table-cell>
          <table:table-cell office:value-type="string" table:style-name="ce2">
            <text:p>14:33:08.984 [main] TRACE org.hibernate.resource.jdbc.internal.ResourceRegistryStandardImpl - Releasing statement [prep138: select dateunit0_.UNITDAY as UNITDAY1_5_, dateunit0_.T_CREATEDON as T_CREATE2_5_, dateunit0_.UNITDAYOFMONTH as UNITDAYO3_5_, dateunit0_.UNITDAYOFWEEK as UNITDAYO4_5_, dateunit0_.UNITDAYOFYEAR as UNITDAYO5_5_, dateunit0_.UNITMONTH as UNITMONT6_5_, dateunit0_.UNITMONTHOFYEAR as UNITMONT7_5_, dateunit0_.UNITTIMESTAMP as UNITTIME8_5_, dateunit0_.UNITYEAR as UNITYEAR9_5_, dateunit0_.WEEKDAY as WEEKDAY10_5_ from TEST.DATEUNIT dateunit0_ order by dateunit0_.UNITDAY]</text:p>
          </table:table-cell>
          <table:table-cell table:number-columns-repeated="16382"/>
        </table:table-row>
        <table:table-row table:style-name="ro1">
          <table:table-cell office:value-type="string" table:style-name="ce1">
            <text:p>Line 28960:</text:p>
          </table:table-cell>
          <table:table-cell office:value-type="string" table:style-name="ce2">
            <text:p>14:33:08.984 [main] TRACE org.hibernate.resource.jdbc.internal.ResourceRegistryStandardImpl - Closing prepared statement [prep138: select dateunit0_.UNITDAY as UNITDAY1_5_, dateunit0_.T_CREATEDON as T_CREATE2_5_, dateunit0_.UNITDAYOFMONTH as UNITDAYO3_5_, dateunit0_.UNITDAYOFWEEK as UNITDAYO4_5_, dateunit0_.UNITDAYOFYEAR as UNITDAYO5_5_, dateunit0_.UNITMONTH as UNITMONT6_5_, dateunit0_.UNITMONTHOFYEAR as UNITMONT7_5_, dateunit0_.UNITTIMESTAMP as UNITTIME8_5_, dateunit0_.UNITYEAR as UNITYEAR9_5_, dateunit0_.WEEKDAY as WEEKDAY10_5_ from TEST.DATEUNIT dateunit0_ order by dateunit0_.UNITDAY]</text:p>
          </table:table-cell>
          <table:table-cell table:number-columns-repeated="16382"/>
        </table:table-row>
        <table:table-row table:style-name="ro1">
          <table:table-cell office:value-type="string" table:style-name="ce1">
            <text:p>Line 29005:</text:p>
          </table:table-cell>
          <table:table-cell office:value-type="string" table:style-name="ce1">
            <text:p>14:33:09.005 [main] TRACE org.hibernate.resource.jdbc.internal.ResourceRegistryStandardImpl - Registering statement [prep139: call next value for TEST.SEQ_CATEGORY_GROUP]</text:p>
          </table:table-cell>
          <table:table-cell table:number-columns-repeated="16382"/>
        </table:table-row>
        <table:table-row table:style-name="ro1">
          <table:table-cell office:value-type="string" table:style-name="ce1">
            <text:p>Line 29010:</text:p>
          </table:table-cell>
          <table:table-cell office:value-type="string" table:style-name="ce1">
            <text:p>14:33:09.013 [main] TRACE org.hibernate.resource.jdbc.internal.ResourceRegistryStandardImpl - Releasing statement [prep139: call next value for TEST.SEQ_CATEGORY_GROUP]</text:p>
          </table:table-cell>
          <table:table-cell table:number-columns-repeated="16382"/>
        </table:table-row>
        <table:table-row table:style-name="ro1">
          <table:table-cell office:value-type="string" table:style-name="ce1">
            <text:p>Line 29012:</text:p>
          </table:table-cell>
          <table:table-cell office:value-type="string" table:style-name="ce1">
            <text:p>14:33:09.013 [main] TRACE org.hibernate.resource.jdbc.internal.ResourceRegistryStandardImpl - Closing prepared statement [prep139: call next value for TEST.SEQ_CATEGORY_GROUP]</text:p>
          </table:table-cell>
          <table:table-cell table:number-columns-repeated="16382"/>
        </table:table-row>
        <table:table-row table:style-name="ro1">
          <table:table-cell office:value-type="string" table:style-name="ce1">
            <text:p>Line 29052:</text:p>
          </table:table-cell>
          <table:table-cell office:value-type="string" table:style-name="ce1">
            <text:p>14:33:09.043 [main] TRACE org.hibernate.resource.jdbc.internal.ResourceRegistryStandardImpl - Registering statement [prep140: insert into TEST.CATEGORY_GROUP (DESCRIPTION, NAME, TYPE, ID) values (?, ?, 'C', ?)]</text:p>
          </table:table-cell>
          <table:table-cell table:number-columns-repeated="16382"/>
        </table:table-row>
        <table:table-row table:style-name="ro1">
          <table:table-cell office:value-type="string" table:style-name="ce1">
            <text:p>Line 29059:</text:p>
          </table:table-cell>
          <table:table-cell office:value-type="string" table:style-name="ce1">
            <text:p>14:33:09.050 [main] TRACE org.hibernate.resource.jdbc.internal.ResourceRegistryStandardImpl - Releasing statement [prep140: insert into TEST.CATEGORY_GROUP (DESCRIPTION, NAME, TYPE, ID) values (?, ?, 'C', ?) {1: 'desc', 2: 'CG credit3977', 3: 110}]</text:p>
          </table:table-cell>
          <table:table-cell table:number-columns-repeated="16382"/>
        </table:table-row>
        <table:table-row table:style-name="ro1">
          <table:table-cell office:value-type="string" table:style-name="ce1">
            <text:p>Line 29060:</text:p>
          </table:table-cell>
          <table:table-cell office:value-type="string" table:style-name="ce1">
            <text:p>14:33:09.050 [main] TRACE org.hibernate.resource.jdbc.internal.ResourceRegistryStandardImpl - Closing prepared statement [prep140: insert into TEST.CATEGORY_GROUP (DESCRIPTION, NAME, TYPE, ID) values (?, ?, 'C', ?) {1: 'desc', 2: 'CG credit3977', 3: 110}]</text:p>
          </table:table-cell>
          <table:table-cell table:number-columns-repeated="16382"/>
        </table:table-row>
        <table:table-row table:style-name="ro1">
          <table:table-cell office:value-type="string" table:style-name="ce1">
            <text:p>Line 29091:</text:p>
          </table:table-cell>
          <table:table-cell office:value-type="string" table:style-name="ce2">
            <text:p>14:33:09.052 [main] TRACE org.hibernate.resource.jdbc.internal.ResourceRegistryStandardImpl - Registering statement [prep142: call next value for TEST.SEQ_CATEGORY]</text:p>
          </table:table-cell>
          <table:table-cell table:number-columns-repeated="16382"/>
        </table:table-row>
        <table:table-row table:style-name="ro1">
          <table:table-cell office:value-type="string" table:style-name="ce1">
            <text:p>Line 29096:</text:p>
          </table:table-cell>
          <table:table-cell office:value-type="string" table:style-name="ce1">
            <text:p>14:33:09.053 [main] TRACE org.hibernate.resource.jdbc.internal.ResourceRegistryStandardImpl - Releasing statement [prep142: call next value for TEST.SEQ_CATEGORY]</text:p>
          </table:table-cell>
          <table:table-cell table:number-columns-repeated="16382"/>
        </table:table-row>
        <table:table-row table:style-name="ro1">
          <table:table-cell office:value-type="string" table:style-name="ce1">
            <text:p>Line 29098:</text:p>
          </table:table-cell>
          <table:table-cell office:value-type="string" table:style-name="ce1">
            <text:p>14:33:09.053 [main] TRACE org.hibernate.resource.jdbc.internal.ResourceRegistryStandardImpl - Closing prepared statement [prep142: call next value for TEST.SEQ_CATEGORY]</text:p>
          </table:table-cell>
          <table:table-cell table:number-columns-repeated="16382"/>
        </table:table-row>
        <table:table-row table:style-name="ro1">
          <table:table-cell office:value-type="string" table:style-name="ce1">
            <text:p>Line 29126:</text:p>
          </table:table-cell>
          <table:table-cell office:value-type="string" table:style-name="ce2">
            <text:p>14:33:09.054 [main] TRACE org.hibernate.resource.jdbc.internal.ResourceRegistryStandardImpl - Registering statement [prep143: insert into TEST.CATEGORY (DESCRIPTION, NAME, CATEGORY_GROUP_ID, CATEGORY_GROUP_TYPE, ID) values (?, ?, ?, 'C', ?)]</text:p>
          </table:table-cell>
          <table:table-cell table:number-columns-repeated="16382"/>
        </table:table-row>
        <table:table-row table:style-name="ro1">
          <table:table-cell office:value-type="string" table:style-name="ce1">
            <text:p>Line 29135:</text:p>
          </table:table-cell>
          <table:table-cell office:value-type="string" table:style-name="ce2">
            <text:p>14:33:09.056 [main] TRACE org.hibernate.resource.jdbc.internal.ResourceRegistryStandardImpl - Releasing statement [prep143: insert into TEST.CATEGORY (DESCRIPTION, NAME, CATEGORY_GROUP_ID, CATEGORY_GROUP_TYPE, ID) values (?, ?, ?, 'C', ?) {1: 'desc', 2: 'C credit3977', 3: 110, 4: 78}]</text:p>
          </table:table-cell>
          <table:table-cell table:number-columns-repeated="16382"/>
        </table:table-row>
        <table:table-row table:style-name="ro1">
          <table:table-cell office:value-type="string" table:style-name="ce1">
            <text:p>Line 29136:</text:p>
          </table:table-cell>
          <table:table-cell office:value-type="string" table:style-name="ce2">
            <text:p>14:33:09.056 [main] TRACE org.hibernate.resource.jdbc.internal.ResourceRegistryStandardImpl - Closing prepared statement [prep143: insert into TEST.CATEGORY (DESCRIPTION, NAME, CATEGORY_GROUP_ID, CATEGORY_GROUP_TYPE, ID) values (?, ?, ?, 'C', ?) {1: 'desc', 2: 'C credit3977', 3: 110, 4: 78}]</text:p>
          </table:table-cell>
          <table:table-cell table:number-columns-repeated="16382"/>
        </table:table-row>
        <table:table-row table:style-name="ro1">
          <table:table-cell office:value-type="string" table:style-name="ce1">
            <text:p>Line 29166:</text:p>
          </table:table-cell>
          <table:table-cell office:value-type="string" table:style-name="ce1">
            <text:p>14:33:09.057 [main] TRACE org.hibernate.resource.jdbc.internal.ResourceRegistryStandardImpl - Registering statement [prep145: call next value for TEST.SEQ_TAX]</text:p>
          </table:table-cell>
          <table:table-cell table:number-columns-repeated="16382"/>
        </table:table-row>
        <table:table-row table:style-name="ro1">
          <table:table-cell office:value-type="string" table:style-name="ce1">
            <text:p>Line 29171:</text:p>
          </table:table-cell>
          <table:table-cell office:value-type="string" table:style-name="ce2">
            <text:p>14:33:09.058 [main] TRACE org.hibernate.resource.jdbc.internal.ResourceRegistryStandardImpl - Releasing statement [prep145: call next value for TEST.SEQ_TAX]</text:p>
          </table:table-cell>
          <table:table-cell table:number-columns-repeated="16382"/>
        </table:table-row>
        <table:table-row table:style-name="ro1">
          <table:table-cell office:value-type="string" table:style-name="ce1">
            <text:p>Line 29173:</text:p>
          </table:table-cell>
          <table:table-cell office:value-type="string" table:style-name="ce2">
            <text:p>14:33:09.059 [main] TRACE org.hibernate.resource.jdbc.internal.ResourceRegistryStandardImpl - Closing prepared statement [prep145: call next value for TEST.SEQ_TAX]</text:p>
          </table:table-cell>
          <table:table-cell table:number-columns-repeated="16382"/>
        </table:table-row>
        <table:table-row table:style-name="ro1">
          <table:table-cell office:value-type="string" table:style-name="ce1">
            <text:p>Line 29217:</text:p>
          </table:table-cell>
          <table:table-cell office:value-type="string" table:style-name="ce2">
            <text:p>14:33:09.061 [main] TRACE org.hibernate.resource.jdbc.internal.ResourceRegistryStandardImpl - Registering statement [prep146: insert into TEST.TAX (DENORMALIZED_FORMULA, DESCRIPTION, ENDDATE, FORMULA, NAME, RATE, STARTDATE, ID) values (?, ?, ?, ?, ?, ?, ?, ?)]</text:p>
          </table:table-cell>
          <table:table-cell table:number-columns-repeated="16382"/>
        </table:table-row>
        <table:table-row table:style-name="ro1">
          <table:table-cell office:value-type="string" table:style-name="ce1">
            <text:p>Line 29229:</text:p>
          </table:table-cell>
          <table:table-cell office:value-type="string" table:style-name="ce2">
            <text:p>14:33:09.065 [main] TRACE org.hibernate.resource.jdbc.internal.ResourceRegistryStandardImpl - Releasing statement [prep146: insert into TEST.TAX (DENORMALIZED_FORMULA, DESCRIPTION, ENDDATE, FORMULA, NAME, RATE, STARTDATE, ID) values (?, ?, ?, ?, ?, ?, ?, ?) {1: '{NUM}+1', 2: 'tax1 desc', 3: NULL, 4: '{NUM}+{RATE}', 5: 'tax1 3977', 6: 1, 7: NULL, 8: 91}]</text:p>
          </table:table-cell>
          <table:table-cell table:number-columns-repeated="16382"/>
        </table:table-row>
        <table:table-row table:style-name="ro1">
          <table:table-cell office:value-type="string" table:style-name="ce1">
            <text:p>Line 29230:</text:p>
          </table:table-cell>
          <table:table-cell office:value-type="string" table:style-name="ce2">
            <text:p>14:33:09.066 [main] TRACE org.hibernate.resource.jdbc.internal.ResourceRegistryStandardImpl - Closing prepared statement [prep146: insert into TEST.TAX (DENORMALIZED_FORMULA, DESCRIPTION, ENDDATE, FORMULA, NAME, RATE, STARTDATE, ID) values (?, ?, ?, ?, ?, ?, ?, ?) {1: '{NUM}+1', 2: 'tax1 desc', 3: NULL, 4: '{NUM}+{RATE}', 5: 'tax1 3977', 6: 1, 7: NULL, 8: 91}]</text:p>
          </table:table-cell>
          <table:table-cell table:number-columns-repeated="16382"/>
        </table:table-row>
        <table:table-row table:style-name="ro1">
          <table:table-cell office:value-type="string" table:style-name="ce1">
            <text:p>Line 29263:</text:p>
          </table:table-cell>
          <table:table-cell office:value-type="string" table:style-name="ce1">
            <text:p>14:33:09.071 [main] TRACE org.hibernate.resource.jdbc.internal.ResourceRegistryStandardImpl - Registering statement [prep148: call next value for TEST.SEQ_TAX]</text:p>
          </table:table-cell>
          <table:table-cell table:number-columns-repeated="16382"/>
        </table:table-row>
        <table:table-row table:style-name="ro1">
          <table:table-cell office:value-type="string" table:style-name="ce1">
            <text:p>Line 29268:</text:p>
          </table:table-cell>
          <table:table-cell office:value-type="string" table:style-name="ce1">
            <text:p>14:33:09.071 [main] TRACE org.hibernate.resource.jdbc.internal.ResourceRegistryStandardImpl - Releasing statement [prep148: call next value for TEST.SEQ_TAX]</text:p>
          </table:table-cell>
          <table:table-cell table:number-columns-repeated="16382"/>
        </table:table-row>
        <table:table-row table:style-name="ro1">
          <table:table-cell office:value-type="string" table:style-name="ce1">
            <text:p>Line 29270:</text:p>
          </table:table-cell>
          <table:table-cell office:value-type="string" table:style-name="ce1">
            <text:p>14:33:09.071 [main] TRACE org.hibernate.resource.jdbc.internal.ResourceRegistryStandardImpl - Closing prepared statement [prep148: call next value for TEST.SEQ_TAX]</text:p>
          </table:table-cell>
          <table:table-cell table:number-columns-repeated="16382"/>
        </table:table-row>
        <table:table-row table:style-name="ro1">
          <table:table-cell office:value-type="string" table:style-name="ce1">
            <text:p>Line 29314:</text:p>
          </table:table-cell>
          <table:table-cell office:value-type="string" table:style-name="ce2">
            <text:p>14:33:09.073 [main] TRACE org.hibernate.resource.jdbc.internal.ResourceRegistryStandardImpl - Registering statement [prep149: insert into TEST.TAX (DENORMALIZED_FORMULA, DESCRIPTION, ENDDATE, FORMULA, NAME, RATE, STARTDATE, ID) values (?, ?, ?, ?, ?, ?, ?, ?)]</text:p>
          </table:table-cell>
          <table:table-cell table:number-columns-repeated="16382"/>
        </table:table-row>
        <table:table-row table:style-name="ro1">
          <table:table-cell office:value-type="string" table:style-name="ce1">
            <text:p>Line 29326:</text:p>
          </table:table-cell>
          <table:table-cell office:value-type="string" table:style-name="ce2">
            <text:p>14:33:09.074 [main] TRACE org.hibernate.resource.jdbc.internal.ResourceRegistryStandardImpl - Releasing statement [prep149: insert into TEST.TAX (DENORMALIZED_FORMULA, DESCRIPTION, ENDDATE, FORMULA, NAME, RATE, STARTDATE, ID) values (?, ?, ?, ?, ?, ?, ?, ?) {1: '{NUM}*1', 2: 'tax2 desc', 3: NULL, 4: '{NUM}*{RATE}', 5: 'tax2 3977', 6: 1, 7: NULL, 8: 92}]</text:p>
          </table:table-cell>
          <table:table-cell table:number-columns-repeated="16382"/>
        </table:table-row>
        <table:table-row table:style-name="ro1">
          <table:table-cell office:value-type="string" table:style-name="ce1">
            <text:p>Line 29327:</text:p>
          </table:table-cell>
          <table:table-cell office:value-type="string" table:style-name="ce2">
            <text:p>14:33:09.074 [main] TRACE org.hibernate.resource.jdbc.internal.ResourceRegistryStandardImpl - Closing prepared statement [prep149: insert into TEST.TAX (DENORMALIZED_FORMULA, DESCRIPTION, ENDDATE, FORMULA, NAME, RATE, STARTDATE, ID) values (?, ?, ?, ?, ?, ?, ?, ?) {1: '{NUM}*1', 2: 'tax2 desc', 3: NULL, 4: '{NUM}*{RATE}', 5: 'tax2 3977', 6: 1, 7: NULL, 8: 92}]</text:p>
          </table:table-cell>
          <table:table-cell table:number-columns-repeated="16382"/>
        </table:table-row>
        <table:table-row table:style-name="ro1">
          <table:table-cell office:value-type="string" table:style-name="ce1">
            <text:p>Line 29360:</text:p>
          </table:table-cell>
          <table:table-cell office:value-type="string" table:style-name="ce1">
            <text:p>14:33:09.075 [main] TRACE org.hibernate.resource.jdbc.internal.ResourceRegistryStandardImpl - Registering statement [prep151: call next value for TEST.SEQ_FAMILY_MEMBER]</text:p>
          </table:table-cell>
          <table:table-cell table:number-columns-repeated="16382"/>
        </table:table-row>
        <table:table-row table:style-name="ro1">
          <table:table-cell office:value-type="string" table:style-name="ce1">
            <text:p>Line 29365:</text:p>
          </table:table-cell>
          <table:table-cell office:value-type="string" table:style-name="ce1">
            <text:p>14:33:09.076 [main] TRACE org.hibernate.resource.jdbc.internal.ResourceRegistryStandardImpl - Releasing statement [prep151: call next value for TEST.SEQ_FAMILY_MEMBER]</text:p>
          </table:table-cell>
          <table:table-cell table:number-columns-repeated="16382"/>
        </table:table-row>
        <table:table-row table:style-name="ro1">
          <table:table-cell office:value-type="string" table:style-name="ce1">
            <text:p>Line 29367:</text:p>
          </table:table-cell>
          <table:table-cell office:value-type="string" table:style-name="ce1">
            <text:p>14:33:09.076 [main] TRACE org.hibernate.resource.jdbc.internal.ResourceRegistryStandardImpl - Closing prepared statement [prep151: call next value for TEST.SEQ_FAMILY_MEMBER]</text:p>
          </table:table-cell>
          <table:table-cell table:number-columns-repeated="16382"/>
        </table:table-row>
        <table:table-row table:style-name="ro1">
          <table:table-cell office:value-type="string" table:style-name="ce1">
            <text:p>Line 29393:</text:p>
          </table:table-cell>
          <table:table-cell office:value-type="string" table:style-name="ce1">
            <text:p>14:33:09.077 [main] TRACE org.hibernate.resource.jdbc.internal.ResourceRegistryStandardImpl - Registering statement [prep152: insert into TEST.FAMILY_MEMBER (DESCRIPTION, NAME, ID) values (?, ?, ?)]</text:p>
          </table:table-cell>
          <table:table-cell table:number-columns-repeated="16382"/>
        </table:table-row>
        <table:table-row table:style-name="ro1">
          <table:table-cell office:value-type="string" table:style-name="ce1">
            <text:p>Line 29400:</text:p>
          </table:table-cell>
          <table:table-cell office:value-type="string" table:style-name="ce1">
            <text:p>14:33:09.079 [main] TRACE org.hibernate.resource.jdbc.internal.ResourceRegistryStandardImpl - Releasing statement [prep152: insert into TEST.FAMILY_MEMBER (DESCRIPTION, NAME, ID) values (?, ?, ?) {1: 'family member desc', 2: 'FM 3977', 3: 78}]</text:p>
          </table:table-cell>
          <table:table-cell table:number-columns-repeated="16382" table:style-name="ce1"/>
        </table:table-row>
        <table:table-row table:style-name="ro1">
          <table:table-cell office:value-type="string" table:style-name="ce1">
            <text:p>Line 29401:</text:p>
          </table:table-cell>
          <table:table-cell office:value-type="string" table:style-name="ce1">
            <text:p>14:33:09.079 [main] TRACE org.hibernate.resource.jdbc.internal.ResourceRegistryStandardImpl - Closing prepared statement [prep152: insert into TEST.FAMILY_MEMBER (DESCRIPTION, NAME, ID) values (?, ?, ?) {1: 'family member desc', 2: 'FM 3977', 3: 78}]</text:p>
          </table:table-cell>
          <table:table-cell table:number-columns-repeated="16382" table:style-name="ce1"/>
        </table:table-row>
        <table:table-row table:style-name="ro1">
          <table:table-cell office:value-type="string" table:style-name="ce1">
            <text:p>Line 29420:</text:p>
          </table:table-cell>
          <table:table-cell office:value-type="string" table:style-name="ce6">
            <text:p>14:33:09.227 [main] DEBUG com.makco.smartfinance.persistence.dao.dao_implementations.InvoiceDAOImpl_v1ForTest - &gt;&gt;&gt;&gt;InvoiceDAOImpl_v1ForTest-&gt;saveOrUpdateInvoice-&gt;before transaction: subtotal=0, total=0</text:p>
          </table:table-cell>
          <table:table-cell table:number-columns-repeated="16382" table:style-name="ce1"/>
        </table:table-row>
        <table:table-row table:style-name="ro1">
          <table:table-cell office:value-type="string" table:style-name="ce1">
            <text:p>Line 29421:</text:p>
          </table:table-cell>
          <table:table-cell office:value-type="string" table:style-name="ce6">
            <text:p>14:33:09.227 [main] DEBUG com.makco.smartfinance.persistence.dao.dao_implementations.InvoiceDAOImpl_v1ForTest - &gt;&gt;&gt;&gt;InvoiceDAOImpl_v1ForTest-&gt;saveOrUpdateInvoice-&gt;before transaction: create=null, update=null</text:p>
          </table:table-cell>
          <table:table-cell table:number-columns-repeated="16382" table:style-name="ce1"/>
        </table:table-row>
        <table:table-row table:style-name="ro1">
          <table:table-cell office:value-type="string" table:style-name="ce1">
            <text:p>Line 29432:</text:p>
          </table:table-cell>
          <table:table-cell office:value-type="string" table:style-name="ce1">
            <text:p>14:33:09.228 [main] TRACE org.hibernate.resource.jdbc.internal.ResourceRegistryStandardImpl - Registering statement [prep154: call next value for TEST.SEQ_INVOICE]</text:p>
          </table:table-cell>
          <table:table-cell table:number-columns-repeated="16382" table:style-name="ce1"/>
        </table:table-row>
        <table:table-row table:style-name="ro1">
          <table:table-cell office:value-type="string" table:style-name="ce1">
            <text:p>Line 29437:</text:p>
          </table:table-cell>
          <table:table-cell office:value-type="string" table:style-name="ce1">
            <text:p>14:33:09.229 [main] TRACE org.hibernate.resource.jdbc.internal.ResourceRegistryStandardImpl - Releasing statement [prep154: call next value for TEST.SEQ_INVOICE]</text:p>
          </table:table-cell>
          <table:table-cell table:number-columns-repeated="16382" table:style-name="ce1"/>
        </table:table-row>
        <table:table-row table:style-name="ro1">
          <table:table-cell office:value-type="string" table:style-name="ce1">
            <text:p>Line 29439:</text:p>
          </table:table-cell>
          <table:table-cell office:value-type="string" table:style-name="ce1">
            <text:p>14:33:09.229 [main] TRACE org.hibernate.resource.jdbc.internal.ResourceRegistryStandardImpl - Closing prepared statement [prep154: call next value for TEST.SEQ_INVOICE]</text:p>
          </table:table-cell>
          <table:table-cell office:value-type="float" office:value="1" table:style-name="ce1">
            <text:p>1</text:p>
          </table:table-cell>
          <table:table-cell table:number-columns-repeated="16381"/>
        </table:table-row>
        <table:table-row table:style-name="ro1">
          <table:table-cell office:value-type="string" table:style-name="ce1">
            <text:p>Line 29449:</text:p>
          </table:table-cell>
          <table:table-cell office:value-type="string" table:style-name="ce1">
            <text:p>14:33:09.229 [main] TRACE org.hibernate.resource.jdbc.internal.ResourceRegistryStandardImpl - Registering statement [prep155: call next value for TEST.SEQ_ORGANIZATION]</text:p>
          </table:table-cell>
          <table:table-cell table:number-columns-repeated="16382" table:style-name="ce1"/>
        </table:table-row>
        <table:table-row table:style-name="ro1">
          <table:table-cell office:value-type="string" table:style-name="ce1">
            <text:p>Line 29454:</text:p>
          </table:table-cell>
          <table:table-cell office:value-type="string" table:style-name="ce1">
            <text:p>14:33:09.230 [main] TRACE org.hibernate.resource.jdbc.internal.ResourceRegistryStandardImpl - Releasing statement [prep155: call next value for TEST.SEQ_ORGANIZATION]</text:p>
          </table:table-cell>
          <table:table-cell table:number-columns-repeated="16382" table:style-name="ce1"/>
        </table:table-row>
        <table:table-row table:style-name="ro1">
          <table:table-cell office:value-type="string" table:style-name="ce1">
            <text:p>Line 29456:</text:p>
          </table:table-cell>
          <table:table-cell office:value-type="string" table:style-name="ce2">
            <text:p>14:33:09.230 [main] TRACE org.hibernate.resource.jdbc.internal.ResourceRegistryStandardImpl - Closing prepared statement [prep155: call next value for TEST.SEQ_ORGANIZATION]</text:p>
          </table:table-cell>
          <table:table-cell office:value-type="float" office:value="1" table:style-name="ce1">
            <text:p>1</text:p>
          </table:table-cell>
          <table:table-cell table:number-columns-repeated="16381"/>
        </table:table-row>
        <table:table-row table:style-name="ro1">
          <table:table-cell office:value-type="string" table:style-name="ce1">
            <text:p>Line 29471:</text:p>
          </table:table-cell>
          <table:table-cell office:value-type="string" table:style-name="ce2">
            <text:p>14:33:09.233 [main] TRACE org.hibernate.resource.jdbc.internal.ResourceRegistryStandardImpl - Registering statement [prep156: select dateunit_.UNITDAY from TEST.DATEUNIT dateunit_ where dateunit_.UNITDAY=?]</text:p>
          </table:table-cell>
          <table:table-cell table:number-columns-repeated="16382" table:style-name="ce1"/>
        </table:table-row>
        <table:table-row table:style-name="ro1">
          <table:table-cell office:value-type="string" table:style-name="ce1">
            <text:p>Line 29476:</text:p>
          </table:table-cell>
          <table:table-cell office:value-type="string" table:style-name="ce2">
            <text:p>14:33:09.233 [main] TRACE org.hibernate.resource.jdbc.internal.ResourceRegistryStandardImpl - Releasing statement [prep156: select dateunit_.UNITDAY from TEST.DATEUNIT dateunit_ where dateunit_.UNITDAY=? {1: 17004}]</text:p>
          </table:table-cell>
          <table:table-cell table:number-columns-repeated="16382" table:style-name="ce1"/>
        </table:table-row>
        <table:table-row table:style-name="ro1">
          <table:table-cell office:value-type="string" table:style-name="ce1">
            <text:p>Line 29478:</text:p>
          </table:table-cell>
          <table:table-cell office:value-type="string" table:style-name="ce2">
            <text:p>14:33:09.233 [main] TRACE org.hibernate.resource.jdbc.internal.ResourceRegistryStandardImpl - Closing prepared statement [prep156: select dateunit_.UNITDAY from TEST.DATEUNIT dateunit_ where dateunit_.UNITDAY=? {1: 17004}]</text:p>
          </table:table-cell>
          <table:table-cell office:value-type="float" office:value="1" table:style-name="ce1">
            <text:p>1</text:p>
          </table:table-cell>
          <table:table-cell table:number-columns-repeated="16381"/>
        </table:table-row>
        <table:table-row table:style-name="ro1">
          <table:table-cell office:value-type="string" table:style-name="ce1">
            <text:p>Line 29490:</text:p>
          </table:table-cell>
          <table:table-cell office:value-type="string" table:style-name="ce2">
            <text:p>14:33:09.234 [main] TRACE org.hibernate.resource.jdbc.internal.ResourceRegistryStandardImpl - Registering statement [prep157: call next value for TEST.SEQ_ITEM]</text:p>
          </table:table-cell>
          <table:table-cell table:number-columns-repeated="16382" table:style-name="ce1"/>
        </table:table-row>
        <table:table-row table:style-name="ro1">
          <table:table-cell office:value-type="string" table:style-name="ce1">
            <text:p>Line 29495:</text:p>
          </table:table-cell>
          <table:table-cell office:value-type="string" table:style-name="ce2">
            <text:p>14:33:09.237 [main] TRACE org.hibernate.resource.jdbc.internal.ResourceRegistryStandardImpl - Releasing statement [prep157: call next value for TEST.SEQ_ITEM]</text:p>
          </table:table-cell>
          <table:table-cell table:number-columns-repeated="16382" table:style-name="ce1"/>
        </table:table-row>
        <table:table-row table:style-name="ro1">
          <table:table-cell office:value-type="string" table:style-name="ce1">
            <text:p>Line 29497:</text:p>
          </table:table-cell>
          <table:table-cell office:value-type="string" table:style-name="ce2">
            <text:p>14:33:09.237 [main] TRACE org.hibernate.resource.jdbc.internal.ResourceRegistryStandardImpl - Closing prepared statement [prep157: call next value for TEST.SEQ_ITEM]</text:p>
          </table:table-cell>
          <table:table-cell office:value-type="float" office:value="1" table:style-name="ce1">
            <text:p>1</text:p>
          </table:table-cell>
          <table:table-cell table:number-columns-repeated="16381"/>
        </table:table-row>
        <table:table-row table:style-name="ro1">
          <table:table-cell office:value-type="string" table:style-name="ce1">
            <text:p>Line 29517:</text:p>
          </table:table-cell>
          <table:table-cell office:value-type="string" table:style-name="ce2">
            <text:p>14:33:09.238 [main] TRACE org.hibernate.resource.jdbc.internal.ResourceRegistryStandardImpl - Registering statement [prep158: call next value for TEST.SEQ_ITEM]</text:p>
          </table:table-cell>
          <table:table-cell table:number-columns-repeated="16382" table:style-name="ce1"/>
        </table:table-row>
        <table:table-row table:style-name="ro1">
          <table:table-cell office:value-type="string" table:style-name="ce1">
            <text:p>Line 29522:</text:p>
          </table:table-cell>
          <table:table-cell office:value-type="string" table:style-name="ce2">
            <text:p>14:33:09.238 [main] TRACE org.hibernate.resource.jdbc.internal.ResourceRegistryStandardImpl - Releasing statement [prep158: call next value for TEST.SEQ_ITEM]</text:p>
          </table:table-cell>
          <table:table-cell table:number-columns-repeated="16382" table:style-name="ce1"/>
        </table:table-row>
        <table:table-row table:style-name="ro1">
          <table:table-cell office:value-type="string" table:style-name="ce1">
            <text:p>Line 29524:</text:p>
          </table:table-cell>
          <table:table-cell office:value-type="string" table:style-name="ce2">
            <text:p>14:33:09.238 [main] TRACE org.hibernate.resource.jdbc.internal.ResourceRegistryStandardImpl - Closing prepared statement [prep158: call next value for TEST.SEQ_ITEM]</text:p>
          </table:table-cell>
          <table:table-cell office:value-type="float" office:value="1" table:style-name="ce1">
            <text:p>1</text:p>
          </table:table-cell>
          <table:table-cell table:number-columns-repeated="16381"/>
        </table:table-row>
        <table:table-row table:style-name="ro1">
          <table:table-cell office:value-type="string" table:style-name="ce1">
            <text:p>Line 29544:</text:p>
          </table:table-cell>
          <table:table-cell office:value-type="string" table:style-name="ce1">
            <text:p>14:33:09.239 [main] TRACE org.hibernate.resource.jdbc.internal.ResourceRegistryStandardImpl - Registering statement [prep159: call next value for TEST.SEQ_ITEM]</text:p>
          </table:table-cell>
          <table:table-cell table:number-columns-repeated="16382" table:style-name="ce1"/>
        </table:table-row>
        <table:table-row table:style-name="ro1">
          <table:table-cell office:value-type="string" table:style-name="ce1">
            <text:p>Line 29549:</text:p>
          </table:table-cell>
          <table:table-cell office:value-type="string" table:style-name="ce1">
            <text:p>14:33:09.240 [main] TRACE org.hibernate.resource.jdbc.internal.ResourceRegistryStandardImpl - Releasing statement [prep159: call next value for TEST.SEQ_ITEM]</text:p>
          </table:table-cell>
          <table:table-cell table:number-columns-repeated="16382" table:style-name="ce1"/>
        </table:table-row>
        <table:table-row table:style-name="ro1">
          <table:table-cell office:value-type="string" table:style-name="ce1">
            <text:p>Line 29551:</text:p>
          </table:table-cell>
          <table:table-cell office:value-type="string" table:style-name="ce1">
            <text:p>14:33:09.240 [main] TRACE org.hibernate.resource.jdbc.internal.ResourceRegistryStandardImpl - Closing prepared statement [prep159: call next value for TEST.SEQ_ITEM]</text:p>
          </table:table-cell>
          <table:table-cell office:value-type="float" office:value="1" table:style-name="ce1">
            <text:p>1</text:p>
          </table:table-cell>
          <table:table-cell table:number-columns-repeated="16381"/>
        </table:table-row>
        <table:table-row table:style-name="ro1">
          <table:table-cell office:value-type="string" table:style-name="ce1">
            <text:p>Line 29571:</text:p>
          </table:table-cell>
          <table:table-cell office:value-type="string" table:style-name="ce1">
            <text:p>14:33:09.241 [main] TRACE org.hibernate.resource.jdbc.internal.ResourceRegistryStandardImpl - Registering statement [prep160: call next value for TEST.SEQ_ITEM]</text:p>
          </table:table-cell>
          <table:table-cell table:number-columns-repeated="16382" table:style-name="ce1"/>
        </table:table-row>
        <table:table-row table:style-name="ro1">
          <table:table-cell office:value-type="string" table:style-name="ce1">
            <text:p>Line 29576:</text:p>
          </table:table-cell>
          <table:table-cell office:value-type="string" table:style-name="ce1">
            <text:p>14:33:09.241 [main] TRACE org.hibernate.resource.jdbc.internal.ResourceRegistryStandardImpl - Releasing statement [prep160: call next value for TEST.SEQ_ITEM]</text:p>
          </table:table-cell>
          <table:table-cell table:number-columns-repeated="16382" table:style-name="ce1"/>
        </table:table-row>
        <table:table-row table:style-name="ro1">
          <table:table-cell office:value-type="string" table:style-name="ce1">
            <text:p>Line 29578:</text:p>
          </table:table-cell>
          <table:table-cell office:value-type="string" table:style-name="ce1">
            <text:p>14:33:09.241 [main] TRACE org.hibernate.resource.jdbc.internal.ResourceRegistryStandardImpl - Closing prepared statement [prep160: call next value for TEST.SEQ_ITEM]</text:p>
          </table:table-cell>
          <table:table-cell office:value-type="float" office:value="1" table:style-name="ce1">
            <text:p>1</text:p>
          </table:table-cell>
          <table:table-cell table:number-columns-repeated="16381"/>
        </table:table-row>
        <table:table-row table:style-name="ro1">
          <table:table-cell office:value-type="string" table:style-name="ce1">
            <text:p>Line 29645:</text:p>
          </table:table-cell>
          <table:table-cell office:value-type="string" table:style-name="ce1">
            <text:p>14:33:09.245 [main] TRACE org.hibernate.resource.jdbc.internal.ResourceRegistryStandardImpl - Registering statement [prep161: insert into TEST.ORGANIZATION (DESCRIPTION, NAME, ID) values (?, ?, ?)]</text:p>
          </table:table-cell>
          <table:table-cell table:number-columns-repeated="16382" table:style-name="ce1"/>
        </table:table-row>
        <table:table-row table:style-name="ro1">
          <table:table-cell office:value-type="string" table:style-name="ce1">
            <text:p>Line 29653:</text:p>
          </table:table-cell>
          <table:table-cell office:value-type="string" table:style-name="ce1">
            <text:p>14:33:09.247 [main] TRACE org.hibernate.resource.jdbc.internal.ResourceRegistryStandardImpl - Releasing statement [prep161: insert into TEST.ORGANIZATION (DESCRIPTION, NAME, ID) values (?, ?, ?) {1: 'org desc 3977', 2: 'OrgName3977', 3: 77}]</text:p>
          </table:table-cell>
          <table:table-cell table:number-columns-repeated="16382" table:style-name="ce1"/>
        </table:table-row>
        <table:table-row table:style-name="ro1">
          <table:table-cell office:value-type="string" table:style-name="ce1">
            <text:p>Line 29654:</text:p>
          </table:table-cell>
          <table:table-cell office:value-type="string" table:style-name="ce1">
            <text:p>14:33:09.247 [main] TRACE org.hibernate.resource.jdbc.internal.ResourceRegistryStandardImpl - Closing prepared statement [prep161: insert into TEST.ORGANIZATION (DESCRIPTION, NAME, ID) values (?, ?, ?) {1: 'org desc 3977', 2: 'OrgName3977', 3: 77}]</text:p>
          </table:table-cell>
          <table:table-cell office:value-type="float" office:value="1" table:style-name="ce1">
            <text:p>1</text:p>
          </table:table-cell>
          <table:table-cell table:number-columns-repeated="16381"/>
        </table:table-row>
        <table:table-row table:style-name="ro1">
          <table:table-cell office:value-type="string" table:style-name="ce1">
            <text:p>Line 29659:</text:p>
          </table:table-cell>
          <table:table-cell office:value-type="string" table:style-name="ce1">
            <text:p>14:33:09.248 [main] TRACE org.hibernate.resource.jdbc.internal.ResourceRegistryStandardImpl - Registering statement [prep163: insert into TEST.INVOICE (COMMENT, DATEUNIT_UNITDAY, INVOICE_NUMBER, ORGANIZATION_ID, ID) values (?, ?, ?, ?, ?)]</text:p>
          </table:table-cell>
          <table:table-cell table:number-columns-repeated="16382" table:style-name="ce1"/>
        </table:table-row>
        <table:table-row table:style-name="ro1">
          <table:table-cell office:value-type="string" table:style-name="ce1">
            <text:p>Line 29669:</text:p>
          </table:table-cell>
          <table:table-cell office:value-type="string" table:style-name="ce4">
            <text:p>14:33:09.249 [main] DEBUG com.makco.smartfinance.h2db.triggers.TriggerInvoice - &gt;&gt;&gt;&gt;TriggerInvoice-&gt;insert: subtotal=0.0000, total=0.0000</text:p>
          </table:table-cell>
          <table:table-cell table:number-columns-repeated="16382" table:style-name="ce1"/>
        </table:table-row>
        <table:table-row table:style-name="ro1">
          <table:table-cell office:value-type="string" table:style-name="ce1">
            <text:p>Line 29670:</text:p>
          </table:table-cell>
          <table:table-cell office:value-type="string" table:style-name="ce4">
            <text:p>14:33:09.249 [main] DEBUG com.makco.smartfinance.h2db.triggers.TriggerInvoice - &gt;&gt;&gt;&gt;TriggerInvoice-&gt;update: create=2016-07-23 14:33:09.249, update=2016-07-23 14:33:09.249</text:p>
          </table:table-cell>
          <table:table-cell table:number-columns-repeated="16382" table:style-name="ce1"/>
        </table:table-row>
        <table:table-row table:style-name="ro1">
          <table:table-cell office:value-type="string" table:style-name="ce1">
            <text:p>Line 29671:</text:p>
          </table:table-cell>
          <table:table-cell office:value-type="string" table:style-name="ce2">
            <text:p>14:33:09.250 [main] TRACE org.hibernate.resource.jdbc.internal.ResourceRegistryStandardImpl - Releasing statement [prep163: insert into TEST.INVOICE (COMMENT, DATEUNIT_UNITDAY, INVOICE_NUMBER, ORGANIZATION_ID, ID) values (?, ?, ?, ?, ?) {1: 'comment 3977', 2: 17004, 3: '201607233977', 4: 77, 5: 77}]</text:p>
          </table:table-cell>
          <table:table-cell table:number-columns-repeated="16382" table:style-name="ce1"/>
        </table:table-row>
        <table:table-row table:style-name="ro1">
          <table:table-cell office:value-type="string" table:style-name="ce1">
            <text:p>Line 29672:</text:p>
          </table:table-cell>
          <table:table-cell office:value-type="string" table:style-name="ce2">
            <text:p>14:33:09.250 [main] TRACE org.hibernate.resource.jdbc.internal.ResourceRegistryStandardImpl - Closing prepared statement [prep163: insert into TEST.INVOICE (COMMENT, DATEUNIT_UNITDAY, INVOICE_NUMBER, ORGANIZATION_ID, ID) values (?, ?, ?, ?, ?) {1: 'comment 3977', 2: 17004, 3: '201607233977', 4: 77, 5: 77}]</text:p>
          </table:table-cell>
          <table:table-cell office:value-type="float" office:value="1" table:style-name="ce1">
            <text:p>1</text:p>
          </table:table-cell>
          <table:table-cell table:number-columns-repeated="16381"/>
        </table:table-row>
        <table:table-row table:style-name="ro1">
          <table:table-cell office:value-type="string" table:style-name="ce1">
            <text:p>Line 29676:</text:p>
          </table:table-cell>
          <table:table-cell office:value-type="string" table:style-name="ce2">
            <text:p>14:33:09.250 [main] TRACE org.hibernate.resource.jdbc.internal.ResourceRegistryStandardImpl - Registering statement [prep165: select invoice_v1x_.SUB_TOTAL as SUB_TOTA5_7_, invoice_v1x_.TOTAL as TOTAL6_7_ from TEST.INVOICE invoice_v1x_ where invoice_v1x_.ID=?]</text:p>
          </table:table-cell>
          <table:table-cell table:number-columns-repeated="16382" table:style-name="ce1"/>
        </table:table-row>
        <table:table-row table:style-name="ro1">
          <table:table-cell office:value-type="string" table:style-name="ce1">
            <text:p>Line 29683:</text:p>
          </table:table-cell>
          <table:table-cell office:value-type="string" table:style-name="ce2">
            <text:p>14:33:09.367 [main] TRACE org.hibernate.resource.jdbc.internal.ResourceRegistryStandardImpl - Releasing statement [prep165: select invoice_v1x_.SUB_TOTAL as SUB_TOTA5_7_, invoice_v1x_.TOTAL as TOTAL6_7_ from TEST.INVOICE invoice_v1x_ where invoice_v1x_.ID=? {1: 77}]</text:p>
          </table:table-cell>
          <table:table-cell table:number-columns-repeated="16382" table:style-name="ce1"/>
        </table:table-row>
        <table:table-row table:style-name="ro1">
          <table:table-cell office:value-type="string" table:style-name="ce1">
            <text:p>Line 29685:</text:p>
          </table:table-cell>
          <table:table-cell office:value-type="string" table:style-name="ce2">
            <text:p>14:33:09.367 [main] TRACE org.hibernate.resource.jdbc.internal.ResourceRegistryStandardImpl - Closing prepared statement [prep165: select invoice_v1x_.SUB_TOTAL as SUB_TOTA5_7_, invoice_v1x_.TOTAL as TOTAL6_7_ from TEST.INVOICE invoice_v1x_ where invoice_v1x_.ID=? {1: 77}]</text:p>
          </table:table-cell>
          <table:table-cell office:value-type="float" office:value="1" table:style-name="ce1">
            <text:p>1</text:p>
          </table:table-cell>
          <table:table-cell table:number-columns-repeated="16381"/>
        </table:table-row>
        <table:table-row table:style-name="ro1">
          <table:table-cell office:value-type="string" table:style-name="ce1">
            <text:p>Line 29691:</text:p>
          </table:table-cell>
          <table:table-cell office:value-type="string" table:style-name="ce2">
            <text:p>14:33:09.368 [main] TRACE org.hibernate.resource.jdbc.internal.ResourceRegistryStandardImpl - Registering statement [prep166: insert into TEST.ITEM (CATEGORY_ID, COMMENT, DATEUNIT_UNITDAY, DESCRIPTION1, DESCRIPTION2, FAMILY_MEMBER_ID, INVOICE_ID, ORDER_NUMBER, SUB_TOTAL, TAX_ID, TOTAL, ID) values (?, ?, ?, ?, ?, ?, ?, ?, ?, ?, ?, ?)]</text:p>
          </table:table-cell>
          <table:table-cell table:number-columns-repeated="16382" table:style-name="ce1"/>
        </table:table-row>
        <table:table-row table:style-name="ro1">
          <table:table-cell office:value-type="string" table:style-name="ce1">
            <text:p>Line 29775:</text:p>
          </table:table-cell>
          <table:table-cell office:value-type="string" table:style-name="ce4">
            <text:p>14:33:09.379 [main] DEBUG com.makco.smartfinance.h2db.triggers.TriggerInvoice - &gt;&gt;&gt;&gt;TriggerInvoice-&gt;update: subtotal=1.0000, total=2.0000</text:p>
          </table:table-cell>
          <table:table-cell table:number-columns-repeated="16382" table:style-name="ce1"/>
        </table:table-row>
        <table:table-row table:style-name="ro1">
          <table:table-cell office:value-type="string" table:style-name="ce1">
            <text:p>Line 29776:</text:p>
          </table:table-cell>
          <table:table-cell office:value-type="string" table:style-name="ce4">
            <text:p>14:33:09.379 [main] DEBUG com.makco.smartfinance.h2db.triggers.TriggerInvoice - &gt;&gt;&gt;&gt;TriggerInvoice-&gt;update: create=2016-07-23 14:33:09.249, update=2016-07-23 14:33:09.379</text:p>
          </table:table-cell>
          <table:table-cell table:number-columns-repeated="16382" table:style-name="ce1"/>
        </table:table-row>
        <table:table-row table:style-name="ro1">
          <table:table-cell office:value-type="string" table:style-name="ce1">
            <text:p>Line 29777:</text:p>
          </table:table-cell>
          <table:table-cell office:value-type="string" table:style-name="ce5">
            <text:p>14:33:09.380 [main] DEBUG com.makco.smartfinance.h2db.triggers.TriggerItem - &gt;&gt;&gt;&gt;TriggerItem-&gt;insert: subtotal=1.0000, total=2.0000</text:p>
          </table:table-cell>
          <table:table-cell table:number-columns-repeated="16382" table:style-name="ce1"/>
        </table:table-row>
        <table:table-row table:style-name="ro1">
          <table:table-cell office:value-type="string" table:style-name="ce1">
            <text:p>Line 29780:</text:p>
          </table:table-cell>
          <table:table-cell office:value-type="string" table:style-name="ce4">
            <text:p>14:33:09.382 [main] DEBUG com.makco.smartfinance.h2db.triggers.TriggerInvoice - &gt;&gt;&gt;&gt;TriggerInvoice-&gt;update: subtotal=3.0000, total=4.0000</text:p>
          </table:table-cell>
          <table:table-cell table:number-columns-repeated="16382" table:style-name="ce1"/>
        </table:table-row>
        <table:table-row table:style-name="ro1">
          <table:table-cell office:value-type="string" table:style-name="ce1">
            <text:p>Line 29781:</text:p>
          </table:table-cell>
          <table:table-cell office:value-type="string" table:style-name="ce4">
            <text:p>14:33:09.382 [main] DEBUG com.makco.smartfinance.h2db.triggers.TriggerInvoice - &gt;&gt;&gt;&gt;TriggerInvoice-&gt;update: create=2016-07-23 14:33:09.249, update=2016-07-23 14:33:09.382</text:p>
          </table:table-cell>
          <table:table-cell table:number-columns-repeated="16382" table:style-name="ce1"/>
        </table:table-row>
        <table:table-row table:style-name="ro1">
          <table:table-cell office:value-type="string" table:style-name="ce1">
            <text:p>Line 29782:</text:p>
          </table:table-cell>
          <table:table-cell office:value-type="string" table:style-name="ce5">
            <text:p>14:33:09.383 [main] DEBUG com.makco.smartfinance.h2db.triggers.TriggerItem - &gt;&gt;&gt;&gt;TriggerItem-&gt;insert: subtotal=2.0000, total=2.0000</text:p>
          </table:table-cell>
          <table:table-cell table:number-columns-repeated="16382" table:style-name="ce1"/>
        </table:table-row>
        <table:table-row table:style-name="ro1">
          <table:table-cell office:value-type="string" table:style-name="ce1">
            <text:p>Line 29785:</text:p>
          </table:table-cell>
          <table:table-cell office:value-type="string" table:style-name="ce4">
            <text:p>14:33:09.384 [main] DEBUG com.makco.smartfinance.h2db.triggers.TriggerInvoice - &gt;&gt;&gt;&gt;TriggerInvoice-&gt;update: subtotal=6.0000, total=8.0000</text:p>
          </table:table-cell>
          <table:table-cell table:number-columns-repeated="16382" table:style-name="ce1"/>
        </table:table-row>
        <table:table-row table:style-name="ro1">
          <table:table-cell office:value-type="string" table:style-name="ce1">
            <text:p>Line 29786:</text:p>
          </table:table-cell>
          <table:table-cell office:value-type="string" table:style-name="ce4">
            <text:p>14:33:09.384 [main] DEBUG com.makco.smartfinance.h2db.triggers.TriggerInvoice - &gt;&gt;&gt;&gt;TriggerInvoice-&gt;update: create=2016-07-23 14:33:09.249, update=2016-07-23 14:33:09.384</text:p>
          </table:table-cell>
          <table:table-cell table:number-columns-repeated="16382" table:style-name="ce1"/>
        </table:table-row>
        <table:table-row table:style-name="ro1">
          <table:table-cell office:value-type="string" table:style-name="ce1">
            <text:p>Line 29787:</text:p>
          </table:table-cell>
          <table:table-cell office:value-type="string" table:style-name="ce5">
            <text:p>14:33:09.384 [main] DEBUG com.makco.smartfinance.h2db.triggers.TriggerItem - &gt;&gt;&gt;&gt;TriggerItem-&gt;insert: subtotal=3.0000, total=4.0000</text:p>
          </table:table-cell>
          <table:table-cell table:number-columns-repeated="16382" table:style-name="ce1"/>
        </table:table-row>
        <table:table-row table:style-name="ro1">
          <table:table-cell office:value-type="string" table:style-name="ce1">
            <text:p>Line 29790:</text:p>
          </table:table-cell>
          <table:table-cell office:value-type="string" table:style-name="ce4">
            <text:p>14:33:09.386 [main] DEBUG com.makco.smartfinance.h2db.triggers.TriggerInvoice - &gt;&gt;&gt;&gt;TriggerInvoice-&gt;update: subtotal=10.0000, total=12.0000</text:p>
          </table:table-cell>
          <table:table-cell table:number-columns-repeated="16382" table:style-name="ce1"/>
        </table:table-row>
        <table:table-row table:style-name="ro1">
          <table:table-cell office:value-type="string" table:style-name="ce1">
            <text:p>Line 29791:</text:p>
          </table:table-cell>
          <table:table-cell office:value-type="string" table:style-name="ce4">
            <text:p>14:33:09.386 [main] DEBUG com.makco.smartfinance.h2db.triggers.TriggerInvoice - &gt;&gt;&gt;&gt;TriggerInvoice-&gt;update: create=2016-07-23 14:33:09.249, update=2016-07-23 14:33:09.386</text:p>
          </table:table-cell>
          <table:table-cell table:number-columns-repeated="16382" table:style-name="ce1"/>
        </table:table-row>
        <table:table-row table:style-name="ro1">
          <table:table-cell office:value-type="string" table:style-name="ce1">
            <text:p>Line 29792:</text:p>
          </table:table-cell>
          <table:table-cell office:value-type="string" table:style-name="ce5">
            <text:p>14:33:09.386 [main] DEBUG com.makco.smartfinance.h2db.triggers.TriggerItem - &gt;&gt;&gt;&gt;TriggerItem-&gt;insert: subtotal=4.0000, total=4.0000</text:p>
          </table:table-cell>
          <table:table-cell table:number-columns-repeated="16382" table:style-name="ce1"/>
        </table:table-row>
        <table:table-row table:style-name="ro1">
          <table:table-cell office:value-type="string" table:style-name="ce1">
            <text:p>Line 29793:</text:p>
          </table:table-cell>
          <table:table-cell office:value-type="string" table:style-name="ce2">
            <text:p>14:33:09.387 [main] TRACE org.hibernate.resource.jdbc.internal.ResourceRegistryStandardImpl - Releasing statement [prep166: insert into TEST.ITEM (CATEGORY_ID, COMMENT, DATEUNIT_UNITDAY, DESCRIPTION1, DESCRIPTION2, FAMILY_MEMBER_ID, INVOICE_ID, ORDER_NUMBER, SUB_TOTAL, TAX_ID, TOTAL, ID) values (?, ?, ?, ?, ?, ?, ?, ?, ?, ?, ?, ?) {1: 78, 2: 'comment', 3: 17004, 4: 'desc14', 5: 'desc24', 6: 78, 7: 77, 8: 4, 9: 4, 10: 92, 11: 4.00, 12: 116}]</text:p>
          </table:table-cell>
          <table:table-cell table:number-columns-repeated="16382" table:style-name="ce1"/>
        </table:table-row>
        <table:table-row table:style-name="ro1">
          <table:table-cell office:value-type="string" table:style-name="ce1">
            <text:p>Line 29794:</text:p>
          </table:table-cell>
          <table:table-cell office:value-type="string" table:style-name="ce2">
            <text:p>14:33:09.387 [main] TRACE org.hibernate.resource.jdbc.internal.ResourceRegistryStandardImpl - Closing prepared statement [prep166: insert into TEST.ITEM (CATEGORY_ID, COMMENT, DATEUNIT_UNITDAY, DESCRIPTION1, DESCRIPTION2, FAMILY_MEMBER_ID, INVOICE_ID, ORDER_NUMBER, SUB_TOTAL, TAX_ID, TOTAL, ID) values (?, ?, ?, ?, ?, ?, ?, ?, ?, ?, ?, ?) {1: 78, 2: 'comment', 3: 17004, 4: 'desc14', 5: 'desc24', 6: 78, 7: 77, 8: 4, 9: 4, 10: 92, 11: 4.00, 12: 116}]</text:p>
          </table:table-cell>
          <table:table-cell office:value-type="float" office:value="1" table:style-name="ce1">
            <text:p>1</text:p>
          </table:table-cell>
          <table:table-cell table:number-columns-repeated="16381"/>
        </table:table-row>
        <table:table-row table:style-name="ro1">
          <table:table-cell office:value-type="string" table:style-name="ce1">
            <text:p>Line 29806:</text:p>
          </table:table-cell>
          <table:table-cell office:value-type="string" table:style-name="ce6">
            <text:p>14:33:09.390 [main] DEBUG com.makco.smartfinance.persistence.dao.dao_implementations.InvoiceDAOImpl_v1ForTest - &gt;&gt;&gt;&gt;InvoiceDAOImpl_v1ForTest-&gt;saveOrUpdateInvoice-&gt;after commit: subtotal=0.0000, total=0.0000</text:p>
          </table:table-cell>
          <table:table-cell table:number-columns-repeated="16382" table:style-name="ce1"/>
        </table:table-row>
        <table:table-row table:style-name="ro1">
          <table:table-cell office:value-type="string" table:style-name="ce1">
            <text:p>Line 29807:</text:p>
          </table:table-cell>
          <table:table-cell office:value-type="string" table:style-name="ce6">
            <text:p>14:33:09.390 [main] DEBUG com.makco.smartfinance.persistence.dao.dao_implementations.InvoiceDAOImpl_v1ForTest - &gt;&gt;&gt;&gt;InvoiceDAOImpl_v1ForTest-&gt;saveOrUpdateInvoice-&gt;after commit: create=2016-07-23T14:33:09.245, update=2016-07-23T14:33:09.245</text:p>
          </table:table-cell>
          <table:table-cell table:number-columns-repeated="16382" table:style-name="ce1"/>
        </table:table-row>
        <table:table-row table:style-name="ro1">
          <table:table-cell office:value-type="string" table:style-name="ce1">
            <text:p>Line 29815:</text:p>
          </table:table-cell>
          <table:table-cell office:value-type="string" table:style-name="ce6">
            <text:p>14:33:09.390 [main] DEBUG com.makco.smartfinance.persistence.dao.dao_implementations.InvoiceDAOImpl_v1ForTest - &gt;&gt;&gt;&gt;InvoiceDAOImpl_v1ForTest-&gt;saveOrUpdateInvoice-&gt;after close: subtotal=0.0000, total=0.0000</text:p>
          </table:table-cell>
          <table:table-cell table:number-columns-repeated="16382" table:style-name="ce1"/>
        </table:table-row>
        <table:table-row table:style-name="ro1">
          <table:table-cell office:value-type="string" table:style-name="ce1">
            <text:p>Line 29816:</text:p>
          </table:table-cell>
          <table:table-cell office:value-type="string" table:style-name="ce6">
            <text:p>14:33:09.390 [main] DEBUG com.makco.smartfinance.persistence.dao.dao_implementations.InvoiceDAOImpl_v1ForTest - &gt;&gt;&gt;&gt;InvoiceDAOImpl_v1ForTest-&gt;saveOrUpdateInvoice-&gt;after close: create=2016-07-23T14:33:09.245, update=2016-07-23T14:33:09.245</text:p>
          </table:table-cell>
          <table:table-cell table:number-columns-repeated="16382" table:style-name="ce1"/>
        </table:table-row>
        <table:table-row table:style-name="ro1">
          <table:table-cell office:value-type="string" table:style-name="ce1">
            <text:p>Line 29818:</text:p>
          </table:table-cell>
          <table:table-cell office:value-type="string" table:style-name="ce7">
            <text:p>14:33:09.391 [main] DEBUG com.makco.smartfinance.persistence.dao.dao_implementations.InvoiceDAOImpl_v1ForTest - &gt;&gt;&gt;&gt;InvoiceDAOImpl_v1ForTest-&gt;getInvoiceByIdWithItems-&gt;before transaction: invoice == null</text:p>
          </table:table-cell>
          <table:table-cell table:number-columns-repeated="16382" table:style-name="ce1"/>
        </table:table-row>
        <table:table-row table:style-name="ro1">
          <table:table-cell office:value-type="string" table:style-name="ce1">
            <text:p>Line 29831:</text:p>
          </table:table-cell>
          <table:table-cell office:value-type="string" table:style-name="ce2">
            <text:p>14:33:09.406 [main] TRACE org.hibernate.resource.jdbc.internal.ResourceRegistryStandardImpl - Registering statement [prep176: select invoice_v1x0_.ID as ID1_7_0_, invoice_v1x0_.COMMENT as COMMENT2_7_0_, invoice_v1x0_.T_CREATEDON as T_CREATE3_7_0_, invoice_v1x0_.DATEUNIT_UNITDAY as DATEUNIT8_7_0_, invoice_v1x0_.INVOICE_NUMBER as INVOICE_4_7_0_, invoice_v1x0_.ORGANIZATION_ID as ORGANIZA9_7_0_, invoice_v1x0_.SUB_TOTAL as SUB_TOTA5_7_0_, invoice_v1x0_.TOTAL as TOTAL6_7_0_, invoice_v1x0_.T_UPDATEDON as T_UPDATE7_7_0_, dateunit1_.UNITDAY as UNITDAY1_5_1_, dateunit1_.T_CREATEDON as T_CREATE2_5_1_, dateunit1_.UNITDAYOFMONTH as UNITDAYO3_5_1_, dateunit1_.UNITDAYOFWEEK as UNITDAYO4_5_1_, dateunit1_.UNITDAYOFYEAR as UNITDAYO5_5_1_, dateunit1_.UNITMONTH as UNITMONT6_5_1_, dateunit1_.UNITMONTHOFYEAR as UNITMONT7_5_1_, dateunit1_.UNITTIMESTAMP as UNITTIME8_5_1_, dateunit1_.UNITYEAR as UNITYEAR9_5_1_, dateunit1_.WEEKDAY as WEEKDAY10_5_1_, organizati2_.ID as ID1_11_2_, organizati2_.T_CREATEDON as T_CREATE2_11_2_, organizati2_.DESCRIPTION as DESCRIPT3_11_2_, organizati2_.NAME as NAME4_11_2_, organizati2_.T_UPDATEDON as T_UPDATE5_11_2_ from TEST.INVOICE invoice_v1x0_ inner join TEST.DATEUNIT dateunit1_ on invoice_v1x0_.DATEUNIT_UNITDAY=dateunit1_.UNITDAY inner join TEST.ORGANIZATION organizati2_ on invoice_v1x0_.ORGANIZATION_ID=organizati2_.ID where invoice_v1x0_.ID=?]</text:p>
          </table:table-cell>
          <table:table-cell table:number-columns-repeated="16382" table:style-name="ce1"/>
        </table:table-row>
        <table:table-row table:style-name="ro1">
          <table:table-cell office:value-type="string" table:style-name="ce1">
            <text:p>Line 29832:</text:p>
          </table:table-cell>
          <table:table-cell office:value-type="string" table:style-name="ce2">
            <text:p>14:33:09.406 [main] TRACE org.hibernate.engine.jdbc.internal.JdbcCoordinatorImpl - Registering last query statement [prep176: select invoice_v1x0_.ID as ID1_7_0_, invoice_v1x0_.COMMENT as COMMENT2_7_0_, invoice_v1x0_.T_CREATEDON as T_CREATE3_7_0_, invoice_v1x0_.DATEUNIT_UNITDAY as DATEUNIT8_7_0_, invoice_v1x0_.INVOICE_NUMBER as INVOICE_4_7_0_, invoice_v1x0_.ORGANIZATION_ID as ORGANIZA9_7_0_, invoice_v1x0_.SUB_TOTAL as SUB_TOTA5_7_0_, invoice_v1x0_.TOTAL as TOTAL6_7_0_, invoice_v1x0_.T_UPDATEDON as T_UPDATE7_7_0_, dateunit1_.UNITDAY as UNITDAY1_5_1_, dateunit1_.T_CREATEDON as T_CREATE2_5_1_, dateunit1_.UNITDAYOFMONTH as UNITDAYO3_5_1_, dateunit1_.UNITDAYOFWEEK as UNITDAYO4_5_1_, dateunit1_.UNITDAYOFYEAR as UNITDAYO5_5_1_, dateunit1_.UNITMONTH as UNITMONT6_5_1_, dateunit1_.UNITMONTHOFYEAR as UNITMONT7_5_1_, dateunit1_.UNITTIMESTAMP as UNITTIME8_5_1_, dateunit1_.UNITYEAR as UNITYEAR9_5_1_, dateunit1_.WEEKDAY as WEEKDAY10_5_1_, organizati2_.ID as ID1_11_2_, organizati2_.T_CREATEDON as T_CREATE2_11_2_, organizati2_.DESCRIPTION as DESCRIPT3_11_2_, organizati2_.NAME as NAME4_11_2_, organizati2_.T_UPDATEDON as T_UPDATE5_11_2_ from TEST.INVOICE invoice_v1x0_ inner join TEST.DATEUNIT dateunit1_ on invoice_v1x0_.DATEUNIT_UNITDAY=dateunit1_.UNITDAY inner join TEST.ORGANIZATION organizati2_ on invoice_v1x0_.ORGANIZATION_ID=organizati2_.ID where invoice_v1x0_.ID=?]</text:p>
          </table:table-cell>
          <table:table-cell table:number-columns-repeated="16382" table:style-name="ce1"/>
        </table:table-row>
        <table:table-row table:style-name="ro1">
          <table:table-cell office:value-type="string" table:style-name="ce1">
            <text:p>Line 29889:</text:p>
          </table:table-cell>
          <table:table-cell office:value-type="string" table:style-name="ce2">
            <text:p>14:33:09.420 [main] TRACE org.hibernate.resource.jdbc.internal.ResourceRegistryStandardImpl - Releasing statement [prep176: select invoice_v1x0_.ID as ID1_7_0_, invoice_v1x0_.COMMENT as COMMENT2_7_0_, invoice_v1x0_.T_CREATEDON as T_CREATE3_7_0_, invoice_v1x0_.DATEUNIT_UNITDAY as DATEUNIT8_7_0_, invoice_v1x0_.INVOICE_NUMBER as INVOICE_4_7_0_, invoice_v1x0_.ORGANIZATION_ID as ORGANIZA9_7_0_, invoice_v1x0_.SUB_TOTAL as SUB_TOTA5_7_0_, invoice_v1x0_.TOTAL as TOTAL6_7_0_, invoice_v1x0_.T_UPDATEDON as T_UPDATE7_7_0_, dateunit1_.UNITDAY as UNITDAY1_5_1_, dateunit1_.T_CREATEDON as T_CREATE2_5_1_, dateunit1_.UNITDAYOFMONTH as UNITDAYO3_5_1_, dateunit1_.UNITDAYOFWEEK as UNITDAYO4_5_1_, dateunit1_.UNITDAYOFYEAR as UNITDAYO5_5_1_, dateunit1_.UNITMONTH as UNITMONT6_5_1_, dateunit1_.UNITMONTHOFYEAR as UNITMONT7_5_1_, dateunit1_.UNITTIMESTAMP as UNITTIME8_5_1_, dateunit1_.UNITYEAR as UNITYEAR9_5_1_, dateunit1_.WEEKDAY as WEEKDAY10_5_1_, organizati2_.ID as ID1_11_2_, organizati2_.T_CREATEDON as T_CREATE2_11_2_, organizati2_.DESCRIPTION as DESCRIPT3_11_2_, organizati2_.NAME as NAME4_11_2_, organizati2_.T_UPDATEDON as T_UPDATE5_11_2_ from TEST.INVOICE invoice_v1x0_ inner join TEST.DATEUNIT dateunit1_ on invoice_v1x0_.DATEUNIT_UNITDAY=dateunit1_.UNITDAY inner join TEST.ORGANIZATION organizati2_ on invoice_v1x0_.ORGANIZATION_ID=organizati2_.ID where invoice_v1x0_.ID=? {1: 77}]</text:p>
          </table:table-cell>
          <table:table-cell table:number-columns-repeated="16382" table:style-name="ce1"/>
        </table:table-row>
        <table:table-row table:style-name="ro1">
          <table:table-cell office:value-type="string" table:style-name="ce1">
            <text:p>Line 29891:</text:p>
          </table:table-cell>
          <table:table-cell office:value-type="string" table:style-name="ce2">
            <text:p>14:33:09.420 [main] TRACE org.hibernate.resource.jdbc.internal.ResourceRegistryStandardImpl - Closing prepared statement [prep176: select invoice_v1x0_.ID as ID1_7_0_, invoice_v1x0_.COMMENT as COMMENT2_7_0_, invoice_v1x0_.T_CREATEDON as T_CREATE3_7_0_, invoice_v1x0_.DATEUNIT_UNITDAY as DATEUNIT8_7_0_, invoice_v1x0_.INVOICE_NUMBER as INVOICE_4_7_0_, invoice_v1x0_.ORGANIZATION_ID as ORGANIZA9_7_0_, invoice_v1x0_.SUB_TOTAL as SUB_TOTA5_7_0_, invoice_v1x0_.TOTAL as TOTAL6_7_0_, invoice_v1x0_.T_UPDATEDON as T_UPDATE7_7_0_, dateunit1_.UNITDAY as UNITDAY1_5_1_, dateunit1_.T_CREATEDON as T_CREATE2_5_1_, dateunit1_.UNITDAYOFMONTH as UNITDAYO3_5_1_, dateunit1_.UNITDAYOFWEEK as UNITDAYO4_5_1_, dateunit1_.UNITDAYOFYEAR as UNITDAYO5_5_1_, dateunit1_.UNITMONTH as UNITMONT6_5_1_, dateunit1_.UNITMONTHOFYEAR as UNITMONT7_5_1_, dateunit1_.UNITTIMESTAMP as UNITTIME8_5_1_, dateunit1_.UNITYEAR as UNITYEAR9_5_1_, dateunit1_.WEEKDAY as WEEKDAY10_5_1_, organizati2_.ID as ID1_11_2_, organizati2_.T_CREATEDON as T_CREATE2_11_2_, organizati2_.DESCRIPTION as DESCRIPT3_11_2_, organizati2_.NAME as NAME4_11_2_, organizati2_.T_UPDATEDON as T_UPDATE5_11_2_ from TEST.INVOICE invoice_v1x0_ inner join TEST.DATEUNIT dateunit1_ on invoice_v1x0_.DATEUNIT_UNITDAY=dateunit1_.UNITDAY inner join TEST.ORGANIZATION organizati2_ on invoice_v1x0_.ORGANIZATION_ID=organizati2_.ID where invoice_v1x0_.ID=? {1: 77}]</text:p>
          </table:table-cell>
          <table:table-cell office:value-type="float" office:value="1" table:style-name="ce1">
            <text:p>1</text:p>
          </table:table-cell>
          <table:table-cell table:number-columns-repeated="16381"/>
        </table:table-row>
        <table:table-row table:style-name="ro1">
          <table:table-cell office:value-type="string" table:style-name="ce1">
            <text:p>Line 29901:</text:p>
          </table:table-cell>
          <table:table-cell office:value-type="string" table:style-name="ce2">
            <text:p>14:33:09.438 [main] TRACE org.hibernate.resource.jdbc.internal.ResourceRegistryStandardImpl - Registering statement [prep177: select items0_.INVOICE_ID as INVOICE13_9_0_, items0_.ID as ID1_9_0_, items0_.ID as ID1_9_1_, items0_.CATEGORY_ID as CATEGOR10_9_1_, items0_.COMMENT as COMMENT2_9_1_, items0_.T_CREATEDON as T_CREATE3_9_1_, items0_.DATEUNIT_UNITDAY as DATEUNI11_9_1_, items0_.DESCRIPTION1 as DESCRIPT4_9_1_, items0_.DESCRIPTION2 as DESCRIPT5_9_1_, items0_.FAMILY_MEMBER_ID as FAMILY_12_9_1_, items0_.INVOICE_ID as INVOICE13_9_1_, items0_.ORDER_NUMBER as ORDER_NU6_9_1_, items0_.SUB_TOTAL as SUB_TOTA7_9_1_, items0_.TAX_ID as TAX_ID14_9_1_, items0_.TOTAL as TOTAL8_9_1_, items0_.T_UPDATEDON as T_UPDATE9_9_1_, category1_.ID as ID2_2_2_, category1_.T_CREATEDON as T_CREATE3_2_2_, category1_.DESCRIPTION as DESCRIPT4_2_2_, category1_.NAME as NAME5_2_2_, category1_.T_UPDATEDON as T_UPDATE6_2_2_, category1_.CATEGORY_GROUP_ID as CATEGORY7_2_2_, category1_.CATEGORY_GROUP_TYPE as CATEGORY1_2_2_, categorygr2_.ID as ID2_3_3_, categorygr2_.T_CREATEDON as T_CREATE3_3_3_, categorygr2_.DESCRIPTION as DESCRIPT4_3_3_, categorygr2_.NAME as NAME5_3_3_, categorygr2_.T_UPDATEDON as T_UPDATE6_3_3_, categorygr2_.TYPE as TYPE1_3_3_, dateunit3_.UNITDAY as UNITDAY1_5_4_, dateunit3_.T_CREATEDON as T_CREATE2_5_4_, dateunit3_.UNITDAYOFMONTH as UNITDAYO3_5_4_, dateunit3_.UNITDAYOFWEEK as UNITDAYO4_5_4_, dateunit3_.UNITDAYOFYEAR as UNITDAYO5_5_4_, dateunit3_.UNITMONTH as UNITMONT6_5_4_, dateunit3_.UNITMONTHOFYEAR as UNITMONT7_5_4_, dateunit3_.UNITTIMESTAMP as UNITTIME8_5_4_, dateunit3_.UNITYEAR as UNITYEAR9_5_4_, dateunit3_.WEEKDAY as WEEKDAY10_5_4_, familymemb4_.ID as ID1_6_5_, familymemb4_.T_CREATEDON as T_CREATE2_6_5_, familymemb4_.DESCRIPTION as DESCRIPT3_6_5_, familymemb4_.NAME as NAME4_6_5_, familymemb4_.T_UPDATEDON as T_UPDATE5_6_5_, tax5_.ID as ID1_12_6_, tax5_.T_CREATEDON as T_CREATE2_12_6_, tax5_.DENORMALIZED_FORMULA as DENORMAL3_12_6_, tax5_.DESCRIPTION as DESCRIPT4_12_6_, tax5_.ENDDATE as ENDDATE5_12_6_, tax5_.FORMULA as FORMULA6_12_6_, tax5_.NAME as NAME7_12_6_, tax5_.RATE as RATE8_12_6_, tax5_.STARTDATE as STARTDAT9_12_6_, tax5_.T_UPDATEDON as T_UPDAT10_1</text:p>
          </table:table-cell>
          <table:table-cell table:number-columns-repeated="16382" table:style-name="ce1"/>
        </table:table-row>
        <table:table-row table:style-name="ro1">
          <table:table-cell office:value-type="string" table:style-name="ce1">
            <text:p>Line 29902:</text:p>
          </table:table-cell>
          <table:table-cell office:value-type="string" table:style-name="ce2">
            <text:p>14:33:09.438 [main] TRACE org.hibernate.engine.jdbc.internal.JdbcCoordinatorImpl - Registering last query statement [prep177: select items0_.INVOICE_ID as INVOICE13_9_0_, items0_.ID as ID1_9_0_, items0_.ID as ID1_9_1_, items0_.CATEGORY_ID as CATEGOR10_9_1_, items0_.COMMENT as COMMENT2_9_1_, items0_.T_CREATEDON as T_CREATE3_9_1_, items0_.DATEUNIT_UNITDAY as DATEUNI11_9_1_, items0_.DESCRIPTION1 as DESCRIPT4_9_1_, items0_.DESCRIPTION2 as DESCRIPT5_9_1_, items0_.FAMILY_MEMBER_ID as FAMILY_12_9_1_, items0_.INVOICE_ID as INVOICE13_9_1_, items0_.ORDER_NUMBER as ORDER_NU6_9_1_, items0_.SUB_TOTAL as SUB_TOTA7_9_1_, items0_.TAX_ID as TAX_ID14_9_1_, items0_.TOTAL as TOTAL8_9_1_, items0_.T_UPDATEDON as T_UPDATE9_9_1_, category1_.ID as ID2_2_2_, category1_.T_CREATEDON as T_CREATE3_2_2_, category1_.DESCRIPTION as DESCRIPT4_2_2_, category1_.NAME as NAME5_2_2_, category1_.T_UPDATEDON as T_UPDATE6_2_2_, category1_.CATEGORY_GROUP_ID as CATEGORY7_2_2_, category1_.CATEGORY_GROUP_TYPE as CATEGORY1_2_2_, categorygr2_.ID as ID2_3_3_, categorygr2_.T_CREATEDON as T_CREATE3_3_3_, categorygr2_.DESCRIPTION as DESCRIPT4_3_3_, categorygr2_.NAME as NAME5_3_3_, categorygr2_.T_UPDATEDON as T_UPDATE6_3_3_, categorygr2_.TYPE as TYPE1_3_3_, dateunit3_.UNITDAY as UNITDAY1_5_4_, dateunit3_.T_CREATEDON as T_CREATE2_5_4_, dateunit3_.UNITDAYOFMONTH as UNITDAYO3_5_4_, dateunit3_.UNITDAYOFWEEK as UNITDAYO4_5_4_, dateunit3_.UNITDAYOFYEAR as UNITDAYO5_5_4_, dateunit3_.UNITMONTH as UNITMONT6_5_4_, dateunit3_.UNITMONTHOFYEAR as UNITMONT7_5_4_, dateunit3_.UNITTIMESTAMP as UNITTIME8_5_4_, dateunit3_.UNITYEAR as UNITYEAR9_5_4_, dateunit3_.WEEKDAY as WEEKDAY10_5_4_, familymemb4_.ID as ID1_6_5_, familymemb4_.T_CREATEDON as T_CREATE2_6_5_, familymemb4_.DESCRIPTION as DESCRIPT3_6_5_, familymemb4_.NAME as NAME4_6_5_, familymemb4_.T_UPDATEDON as T_UPDATE5_6_5_, tax5_.ID as ID1_12_6_, tax5_.T_CREATEDON as T_CREATE2_12_6_, tax5_.DENORMALIZED_FORMULA as DENORMAL3_12_6_, tax5_.DESCRIPTION as DESCRIPT4_12_6_, tax5_.ENDDATE as ENDDATE5_12_6_, tax5_.FORMULA as FORMULA6_12_6_, tax5_.NAME as NAME7_12_6_, tax5_.RATE as RATE8_12_6_, tax5_.STARTDATE as STARTDAT9_12_6_, tax5_.T_UPDATEDON as T_UPDAT10_1</text:p>
          </table:table-cell>
          <table:table-cell table:number-columns-repeated="16382" table:style-name="ce1"/>
        </table:table-row>
        <table:table-row table:style-name="ro1">
          <table:table-cell office:value-type="string" table:style-name="ce1">
            <text:p>Line 30198:</text:p>
          </table:table-cell>
          <table:table-cell office:value-type="string" table:style-name="ce2">
            <text:p>14:33:09.464 [main] TRACE org.hibernate.resource.jdbc.internal.ResourceRegistryStandardImpl - Releasing statement [prep177: select items0_.INVOICE_ID as INVOICE13_9_0_, items0_.ID as ID1_9_0_, items0_.ID as ID1_9_1_, items0_.CATEGORY_ID as CATEGOR10_9_1_, items0_.COMMENT as COMMENT2_9_1_, items0_.T_CREATEDON as T_CREATE3_9_1_, items0_.DATEUNIT_UNITDAY as DATEUNI11_9_1_, items0_.DESCRIPTION1 as DESCRIPT4_9_1_, items0_.DESCRIPTION2 as DESCRIPT5_9_1_, items0_.FAMILY_MEMBER_ID as FAMILY_12_9_1_, items0_.INVOICE_ID as INVOICE13_9_1_, items0_.ORDER_NUMBER as ORDER_NU6_9_1_, items0_.SUB_TOTAL as SUB_TOTA7_9_1_, items0_.TAX_ID as TAX_ID14_9_1_, items0_.TOTAL as TOTAL8_9_1_, items0_.T_UPDATEDON as T_UPDATE9_9_1_, category1_.ID as ID2_2_2_, category1_.T_CREATEDON as T_CREATE3_2_2_, category1_.DESCRIPTION as DESCRIPT4_2_2_, category1_.NAME as NAME5_2_2_, category1_.T_UPDATEDON as T_UPDATE6_2_2_, category1_.CATEGORY_GROUP_ID as CATEGORY7_2_2_, category1_.CATEGORY_GROUP_TYPE as CATEGORY1_2_2_, categorygr2_.ID as ID2_3_3_, categorygr2_.T_CREATEDON as T_CREATE3_3_3_, categorygr2_.DESCRIPTION as DESCRIPT4_3_3_, categorygr2_.NAME as NAME5_3_3_, categorygr2_.T_UPDATEDON as T_UPDATE6_3_3_, categorygr2_.TYPE as TYPE1_3_3_, dateunit3_.UNITDAY as UNITDAY1_5_4_, dateunit3_.T_CREATEDON as T_CREATE2_5_4_, dateunit3_.UNITDAYOFMONTH as UNITDAYO3_5_4_, dateunit3_.UNITDAYOFWEEK as UNITDAYO4_5_4_, dateunit3_.UNITDAYOFYEAR as UNITDAYO5_5_4_, dateunit3_.UNITMONTH as UNITMONT6_5_4_, dateunit3_.UNITMONTHOFYEAR as UNITMONT7_5_4_, dateunit3_.UNITTIMESTAMP as UNITTIME8_5_4_, dateunit3_.UNITYEAR as UNITYEAR9_5_4_, dateunit3_.WEEKDAY as WEEKDAY10_5_4_, familymemb4_.ID as ID1_6_5_, familymemb4_.T_CREATEDON as T_CREATE2_6_5_, familymemb4_.DESCRIPTION as DESCRIPT3_6_5_, familymemb4_.NAME as NAME4_6_5_, familymemb4_.T_UPDATEDON as T_UPDATE5_6_5_, tax5_.ID as ID1_12_6_, tax5_.T_CREATEDON as T_CREATE2_12_6_, tax5_.DENORMALIZED_FORMULA as DENORMAL3_12_6_, tax5_.DESCRIPTION as DESCRIPT4_12_6_, tax5_.ENDDATE as ENDDATE5_12_6_, tax5_.FORMULA as FORMULA6_12_6_, tax5_.NAME as NAME7_12_6_, tax5_.RATE as RATE8_12_6_, tax5_.STARTDATE as STARTDAT9_12_6_, tax5_.T_UPDATEDON as T_UPDAT10_1</text:p>
          </table:table-cell>
          <table:table-cell table:number-columns-repeated="16382" table:style-name="ce1"/>
        </table:table-row>
        <table:table-row table:style-name="ro1">
          <table:table-cell office:value-type="string" table:style-name="ce1">
            <text:p>Line 30200:</text:p>
          </table:table-cell>
          <table:table-cell office:value-type="string" table:style-name="ce2">
            <text:p>14:33:09.465 [main] TRACE org.hibernate.resource.jdbc.internal.ResourceRegistryStandardImpl - Closing prepared statement [prep177: select items0_.INVOICE_ID as INVOICE13_9_0_, items0_.ID as ID1_9_0_, items0_.ID as ID1_9_1_, items0_.CATEGORY_ID as CATEGOR10_9_1_, items0_.COMMENT as COMMENT2_9_1_, items0_.T_CREATEDON as T_CREATE3_9_1_, items0_.DATEUNIT_UNITDAY as DATEUNI11_9_1_, items0_.DESCRIPTION1 as DESCRIPT4_9_1_, items0_.DESCRIPTION2 as DESCRIPT5_9_1_, items0_.FAMILY_MEMBER_ID as FAMILY_12_9_1_, items0_.INVOICE_ID as INVOICE13_9_1_, items0_.ORDER_NUMBER as ORDER_NU6_9_1_, items0_.SUB_TOTAL as SUB_TOTA7_9_1_, items0_.TAX_ID as TAX_ID14_9_1_, items0_.TOTAL as TOTAL8_9_1_, items0_.T_UPDATEDON as T_UPDATE9_9_1_, category1_.ID as ID2_2_2_, category1_.T_CREATEDON as T_CREATE3_2_2_, category1_.DESCRIPTION as DESCRIPT4_2_2_, category1_.NAME as NAME5_2_2_, category1_.T_UPDATEDON as T_UPDATE6_2_2_, category1_.CATEGORY_GROUP_ID as CATEGORY7_2_2_, category1_.CATEGORY_GROUP_TYPE as CATEGORY1_2_2_, categorygr2_.ID as ID2_3_3_, categorygr2_.T_CREATEDON as T_CREATE3_3_3_, categorygr2_.DESCRIPTION as DESCRIPT4_3_3_, categorygr2_.NAME as NAME5_3_3_, categorygr2_.T_UPDATEDON as T_UPDATE6_3_3_, categorygr2_.TYPE as TYPE1_3_3_, dateunit3_.UNITDAY as UNITDAY1_5_4_, dateunit3_.T_CREATEDON as T_CREATE2_5_4_, dateunit3_.UNITDAYOFMONTH as UNITDAYO3_5_4_, dateunit3_.UNITDAYOFWEEK as UNITDAYO4_5_4_, dateunit3_.UNITDAYOFYEAR as UNITDAYO5_5_4_, dateunit3_.UNITMONTH as UNITMONT6_5_4_, dateunit3_.UNITMONTHOFYEAR as UNITMONT7_5_4_, dateunit3_.UNITTIMESTAMP as UNITTIME8_5_4_, dateunit3_.UNITYEAR as UNITYEAR9_5_4_, dateunit3_.WEEKDAY as WEEKDAY10_5_4_, familymemb4_.ID as ID1_6_5_, familymemb4_.T_CREATEDON as T_CREATE2_6_5_, familymemb4_.DESCRIPTION as DESCRIPT3_6_5_, familymemb4_.NAME as NAME4_6_5_, familymemb4_.T_UPDATEDON as T_UPDATE5_6_5_, tax5_.ID as ID1_12_6_, tax5_.T_CREATEDON as T_CREATE2_12_6_, tax5_.DENORMALIZED_FORMULA as DENORMAL3_12_6_, tax5_.DESCRIPTION as DESCRIPT4_12_6_, tax5_.ENDDATE as ENDDATE5_12_6_, tax5_.FORMULA as FORMULA6_12_6_, tax5_.NAME as NAME7_12_6_, tax5_.RATE as RATE8_12_6_, tax5_.STARTDATE as STARTDAT9_12_6_, tax5_.T_UPDATEDON as T_UPDAT10_1</text:p>
          </table:table-cell>
          <table:table-cell office:value-type="float" office:value="1" table:style-name="ce1">
            <text:p>1</text:p>
          </table:table-cell>
          <table:table-cell table:number-columns-repeated="16381"/>
        </table:table-row>
        <table:table-row table:style-name="ro1">
          <table:table-cell office:value-type="string" table:style-name="ce1">
            <text:p>Line 30288:</text:p>
          </table:table-cell>
          <table:table-cell office:value-type="string" table:style-name="ce9">
            <text:p>14:33:09.470 [main] DEBUG com.makco.smartfinance.persistence.dao.dao_implementations.InvoiceDAOImpl_v1ForTest - &gt;&gt;&gt;&gt;InvoiceDAOImpl_v1ForTest-&gt;getInvoiceByIdWithItems-&gt;after commit: subtotal=10.0000, total=12.0000</text:p>
          </table:table-cell>
          <table:table-cell table:number-columns-repeated="16382"/>
        </table:table-row>
        <table:table-row table:style-name="ro1">
          <table:table-cell office:value-type="string" table:style-name="ce1">
            <text:p>Line 30289:</text:p>
          </table:table-cell>
          <table:table-cell office:value-type="string" table:style-name="ce9">
            <text:p>14:33:09.470 [main] DEBUG com.makco.smartfinance.persistence.dao.dao_implementations.InvoiceDAOImpl_v1ForTest - &gt;&gt;&gt;&gt;InvoiceDAOImpl_v1ForTest-&gt;getInvoiceByIdWithItems-&gt;after commit: create=2016-07-23T14:33:09.249, update=2016-07-23T14:33:09.386</text:p>
          </table:table-cell>
          <table:table-cell table:number-columns-repeated="16382"/>
        </table:table-row>
        <table:table-row table:style-name="ro1">
          <table:table-cell office:value-type="string" table:style-name="ce1">
            <text:p>Line 30296:</text:p>
          </table:table-cell>
          <table:table-cell office:value-type="string" table:style-name="ce9">
            <text:p>14:33:09.471 [main] DEBUG com.makco.smartfinance.persistence.dao.dao_implementations.InvoiceDAOImpl_v1ForTest - &gt;&gt;&gt;&gt;InvoiceDAOImpl_v1ForTest-&gt;getInvoiceByIdWithItems-&gt;after close: subtotal=10.0000, total=12.0000</text:p>
          </table:table-cell>
          <table:table-cell table:number-columns-repeated="16382"/>
        </table:table-row>
        <table:table-row table:style-name="ro1">
          <table:table-cell office:value-type="string" table:style-name="ce1">
            <text:p>Line 30297:</text:p>
          </table:table-cell>
          <table:table-cell office:value-type="string" table:style-name="ce9">
            <text:p>14:33:09.471 [main] DEBUG com.makco.smartfinance.persistence.dao.dao_implementations.InvoiceDAOImpl_v1ForTest - &gt;&gt;&gt;&gt;InvoiceDAOImpl_v1ForTest-&gt;getInvoiceByIdWithItems-&gt;after close: create=2016-07-23T14:33:09.249, update=2016-07-23T14:33:09.386</text:p>
          </table:table-cell>
          <table:table-cell table:number-columns-repeated="16382"/>
        </table:table-row>
        <table:table-row table:number-rows-repeated="1048476" table:style-name="ro1">
          <table:table-cell table:number-columns-repeated="16384"/>
        </table:table-row>
      </table:table>
      <table:table table:name="no_generated_annotation_inv" table:style-name="ta2">
        <table:table-column table:style-name="co3" table:default-cell-style-name="ce1"/>
        <table:table-column table:style-name="co5" table:default-cell-style-name="ce1"/>
        <table:table-column table:style-name="co2" table:number-columns-repeated="16382" table:default-cell-style-name="ce1"/>
        <table:table-row table:style-name="ro1">
          <table:table-cell office:value-type="string" table:style-name="ce1">
            <text:p>Line 28930:</text:p>
          </table:table-cell>
          <table:table-cell office:value-type="string" table:style-name="ce2">
            <text:p>14:10:22.222 [main] TRACE org.hibernate.resource.jdbc.internal.ResourceRegistryStandardImpl - Registering statement [prep138: select dateunit0_.UNITDAY as UNITDAY1_5_, dateunit0_.T_CREATEDON as T_CREATE2_5_, dateunit0_.UNITDAYOFMONTH as UNITDAYO3_5_, dateunit0_.UNITDAYOFWEEK as UNITDAYO4_5_, dateunit0_.UNITDAYOFYEAR as UNITDAYO5_5_, dateunit0_.UNITMONTH as UNITMONT6_5_, dateunit0_.UNITMONTHOFYEAR as UNITMONT7_5_, dateunit0_.UNITTIMESTAMP as UNITTIME8_5_, dateunit0_.UNITYEAR as UNITYEAR9_5_, dateunit0_.WEEKDAY as WEEKDAY10_5_ from TEST.DATEUNIT dateunit0_ order by dateunit0_.UNITDAY]</text:p>
          </table:table-cell>
          <table:table-cell table:number-columns-repeated="16382"/>
        </table:table-row>
        <table:table-row table:style-name="ro1">
          <table:table-cell office:value-type="string" table:style-name="ce1">
            <text:p>Line 28931:</text:p>
          </table:table-cell>
          <table:table-cell office:value-type="string" table:style-name="ce2">
            <text:p>14:10:22.222 [main] TRACE org.hibernate.engine.jdbc.internal.JdbcCoordinatorImpl - Registering last query statement [prep138: select dateunit0_.UNITDAY as UNITDAY1_5_, dateunit0_.T_CREATEDON as T_CREATE2_5_, dateunit0_.UNITDAYOFMONTH as UNITDAYO3_5_, dateunit0_.UNITDAYOFWEEK as UNITDAYO4_5_, dateunit0_.UNITDAYOFYEAR as UNITDAYO5_5_, dateunit0_.UNITMONTH as UNITMONT6_5_, dateunit0_.UNITMONTHOFYEAR as UNITMONT7_5_, dateunit0_.UNITTIMESTAMP as UNITTIME8_5_, dateunit0_.UNITYEAR as UNITYEAR9_5_, dateunit0_.WEEKDAY as WEEKDAY10_5_ from TEST.DATEUNIT dateunit0_ order by dateunit0_.UNITDAY]</text:p>
          </table:table-cell>
          <table:table-cell table:number-columns-repeated="16382"/>
        </table:table-row>
        <table:table-row table:style-name="ro1">
          <table:table-cell office:value-type="string" table:style-name="ce1">
            <text:p>Line 28953:</text:p>
          </table:table-cell>
          <table:table-cell office:value-type="string" table:style-name="ce2">
            <text:p>14:10:22.249 [main] TRACE org.hibernate.resource.jdbc.internal.ResourceRegistryStandardImpl - Releasing statement [prep138: select dateunit0_.UNITDAY as UNITDAY1_5_, dateunit0_.T_CREATEDON as T_CREATE2_5_, dateunit0_.UNITDAYOFMONTH as UNITDAYO3_5_, dateunit0_.UNITDAYOFWEEK as UNITDAYO4_5_, dateunit0_.UNITDAYOFYEAR as UNITDAYO5_5_, dateunit0_.UNITMONTH as UNITMONT6_5_, dateunit0_.UNITMONTHOFYEAR as UNITMONT7_5_, dateunit0_.UNITTIMESTAMP as UNITTIME8_5_, dateunit0_.UNITYEAR as UNITYEAR9_5_, dateunit0_.WEEKDAY as WEEKDAY10_5_ from TEST.DATEUNIT dateunit0_ order by dateunit0_.UNITDAY]</text:p>
          </table:table-cell>
          <table:table-cell table:number-columns-repeated="16382"/>
        </table:table-row>
        <table:table-row table:style-name="ro1">
          <table:table-cell office:value-type="string" table:style-name="ce1">
            <text:p>Line 28955:</text:p>
          </table:table-cell>
          <table:table-cell office:value-type="string" table:style-name="ce2">
            <text:p>14:10:22.249 [main] TRACE org.hibernate.resource.jdbc.internal.ResourceRegistryStandardImpl - Closing prepared statement [prep138: select dateunit0_.UNITDAY as UNITDAY1_5_, dateunit0_.T_CREATEDON as T_CREATE2_5_, dateunit0_.UNITDAYOFMONTH as UNITDAYO3_5_, dateunit0_.UNITDAYOFWEEK as UNITDAYO4_5_, dateunit0_.UNITDAYOFYEAR as UNITDAYO5_5_, dateunit0_.UNITMONTH as UNITMONT6_5_, dateunit0_.UNITMONTHOFYEAR as UNITMONT7_5_, dateunit0_.UNITTIMESTAMP as UNITTIME8_5_, dateunit0_.UNITYEAR as UNITYEAR9_5_, dateunit0_.WEEKDAY as WEEKDAY10_5_ from TEST.DATEUNIT dateunit0_ order by dateunit0_.UNITDAY]</text:p>
          </table:table-cell>
          <table:table-cell table:number-columns-repeated="16382"/>
        </table:table-row>
        <table:table-row table:style-name="ro1">
          <table:table-cell office:value-type="string" table:style-name="ce1">
            <text:p>Line 29000:</text:p>
          </table:table-cell>
          <table:table-cell office:value-type="string" table:style-name="ce1">
            <text:p>14:10:22.271 [main] TRACE org.hibernate.resource.jdbc.internal.ResourceRegistryStandardImpl - Registering statement [prep139: call next value for TEST.SEQ_CATEGORY_GROUP]</text:p>
          </table:table-cell>
          <table:table-cell table:number-columns-repeated="16382"/>
        </table:table-row>
        <table:table-row table:style-name="ro1">
          <table:table-cell office:value-type="string" table:style-name="ce1">
            <text:p>Line 29005:</text:p>
          </table:table-cell>
          <table:table-cell office:value-type="string" table:style-name="ce1">
            <text:p>14:10:22.275 [main] TRACE org.hibernate.resource.jdbc.internal.ResourceRegistryStandardImpl - Releasing statement [prep139: call next value for TEST.SEQ_CATEGORY_GROUP]</text:p>
          </table:table-cell>
          <table:table-cell table:number-columns-repeated="16382"/>
        </table:table-row>
        <table:table-row table:style-name="ro1">
          <table:table-cell office:value-type="string" table:style-name="ce1">
            <text:p>Line 29007:</text:p>
          </table:table-cell>
          <table:table-cell office:value-type="string" table:style-name="ce1">
            <text:p>14:10:22.275 [main] TRACE org.hibernate.resource.jdbc.internal.ResourceRegistryStandardImpl - Closing prepared statement [prep139: call next value for TEST.SEQ_CATEGORY_GROUP]</text:p>
          </table:table-cell>
          <table:table-cell table:number-columns-repeated="16382"/>
        </table:table-row>
        <table:table-row table:style-name="ro1">
          <table:table-cell office:value-type="string" table:style-name="ce1">
            <text:p>Line 29047:</text:p>
          </table:table-cell>
          <table:table-cell office:value-type="string" table:style-name="ce1">
            <text:p>14:10:22.309 [main] TRACE org.hibernate.resource.jdbc.internal.ResourceRegistryStandardImpl - Registering statement [prep140: insert into TEST.CATEGORY_GROUP (DESCRIPTION, NAME, TYPE, ID) values (?, ?, 'C', ?)]</text:p>
          </table:table-cell>
          <table:table-cell table:number-columns-repeated="16382"/>
        </table:table-row>
        <table:table-row table:style-name="ro1">
          <table:table-cell office:value-type="string" table:style-name="ce1">
            <text:p>Line 29054:</text:p>
          </table:table-cell>
          <table:table-cell office:value-type="string" table:style-name="ce1">
            <text:p>14:10:22.316 [main] TRACE org.hibernate.resource.jdbc.internal.ResourceRegistryStandardImpl - Releasing statement [prep140: insert into TEST.CATEGORY_GROUP (DESCRIPTION, NAME, TYPE, ID) values (?, ?, 'C', ?) {1: 'desc', 2: 'CG credit161665', 3: 109}]</text:p>
          </table:table-cell>
          <table:table-cell table:number-columns-repeated="16382"/>
        </table:table-row>
        <table:table-row table:style-name="ro1">
          <table:table-cell office:value-type="string" table:style-name="ce1">
            <text:p>Line 29055:</text:p>
          </table:table-cell>
          <table:table-cell office:value-type="string" table:style-name="ce2">
            <text:p>14:10:22.316 [main] TRACE org.hibernate.resource.jdbc.internal.ResourceRegistryStandardImpl - Closing prepared statement [prep140: insert into TEST.CATEGORY_GROUP (DESCRIPTION, NAME, TYPE, ID) values (?, ?, 'C', ?) {1: 'desc', 2: 'CG credit161665', 3: 109}]</text:p>
          </table:table-cell>
          <table:table-cell table:number-columns-repeated="16382"/>
        </table:table-row>
        <table:table-row table:style-name="ro1">
          <table:table-cell office:value-type="string" table:style-name="ce1">
            <text:p>Line 29086:</text:p>
          </table:table-cell>
          <table:table-cell office:value-type="string" table:style-name="ce1">
            <text:p>14:10:22.320 [main] TRACE org.hibernate.resource.jdbc.internal.ResourceRegistryStandardImpl - Registering statement [prep142: call next value for TEST.SEQ_CATEGORY]</text:p>
          </table:table-cell>
          <table:table-cell table:number-columns-repeated="16382"/>
        </table:table-row>
        <table:table-row table:style-name="ro1">
          <table:table-cell office:value-type="string" table:style-name="ce1">
            <text:p>Line 29091:</text:p>
          </table:table-cell>
          <table:table-cell office:value-type="string" table:style-name="ce1">
            <text:p>14:10:22.320 [main] TRACE org.hibernate.resource.jdbc.internal.ResourceRegistryStandardImpl - Releasing statement [prep142: call next value for TEST.SEQ_CATEGORY]</text:p>
          </table:table-cell>
          <table:table-cell table:number-columns-repeated="16382"/>
        </table:table-row>
        <table:table-row table:style-name="ro1">
          <table:table-cell office:value-type="string" table:style-name="ce1">
            <text:p>Line 29093:</text:p>
          </table:table-cell>
          <table:table-cell office:value-type="string" table:style-name="ce1">
            <text:p>14:10:22.320 [main] TRACE org.hibernate.resource.jdbc.internal.ResourceRegistryStandardImpl - Closing prepared statement [prep142: call next value for TEST.SEQ_CATEGORY]</text:p>
          </table:table-cell>
          <table:table-cell table:number-columns-repeated="16382"/>
        </table:table-row>
        <table:table-row table:style-name="ro1">
          <table:table-cell office:value-type="string" table:style-name="ce1">
            <text:p>Line 29121:</text:p>
          </table:table-cell>
          <table:table-cell office:value-type="string" table:style-name="ce1">
            <text:p>14:10:22.322 [main] TRACE org.hibernate.resource.jdbc.internal.ResourceRegistryStandardImpl - Registering statement [prep143: insert into TEST.CATEGORY (DESCRIPTION, NAME, CATEGORY_GROUP_ID, CATEGORY_GROUP_TYPE, ID) values (?, ?, ?, 'C', ?)]</text:p>
          </table:table-cell>
          <table:table-cell table:number-columns-repeated="16382"/>
        </table:table-row>
        <table:table-row table:style-name="ro1">
          <table:table-cell office:value-type="string" table:style-name="ce1">
            <text:p>Line 29130:</text:p>
          </table:table-cell>
          <table:table-cell office:value-type="string" table:style-name="ce2">
            <text:p>14:10:22.324 [main] TRACE org.hibernate.resource.jdbc.internal.ResourceRegistryStandardImpl - Releasing statement [prep143: insert into TEST.CATEGORY (DESCRIPTION, NAME, CATEGORY_GROUP_ID, CATEGORY_GROUP_TYPE, ID) values (?, ?, ?, 'C', ?) {1: 'desc', 2: 'C credit161665', 3: 109, 4: 77}]</text:p>
          </table:table-cell>
          <table:table-cell table:number-columns-repeated="16382"/>
        </table:table-row>
        <table:table-row table:style-name="ro1">
          <table:table-cell office:value-type="string" table:style-name="ce1">
            <text:p>Line 29131:</text:p>
          </table:table-cell>
          <table:table-cell office:value-type="string" table:style-name="ce2">
            <text:p>14:10:22.324 [main] TRACE org.hibernate.resource.jdbc.internal.ResourceRegistryStandardImpl - Closing prepared statement [prep143: insert into TEST.CATEGORY (DESCRIPTION, NAME, CATEGORY_GROUP_ID, CATEGORY_GROUP_TYPE, ID) values (?, ?, ?, 'C', ?) {1: 'desc', 2: 'C credit161665', 3: 109, 4: 77}]</text:p>
          </table:table-cell>
          <table:table-cell table:number-columns-repeated="16382"/>
        </table:table-row>
        <table:table-row table:style-name="ro1">
          <table:table-cell office:value-type="string" table:style-name="ce1">
            <text:p>Line 29161:</text:p>
          </table:table-cell>
          <table:table-cell office:value-type="string" table:style-name="ce1">
            <text:p>14:10:22.326 [main] TRACE org.hibernate.resource.jdbc.internal.ResourceRegistryStandardImpl - Registering statement [prep145: call next value for TEST.SEQ_TAX]</text:p>
          </table:table-cell>
          <table:table-cell table:number-columns-repeated="16382"/>
        </table:table-row>
        <table:table-row table:style-name="ro1">
          <table:table-cell office:value-type="string" table:style-name="ce1">
            <text:p>Line 29166:</text:p>
          </table:table-cell>
          <table:table-cell office:value-type="string" table:style-name="ce1">
            <text:p>14:10:22.327 [main] TRACE org.hibernate.resource.jdbc.internal.ResourceRegistryStandardImpl - Releasing statement [prep145: call next value for TEST.SEQ_TAX]</text:p>
          </table:table-cell>
          <table:table-cell table:number-columns-repeated="16382"/>
        </table:table-row>
        <table:table-row table:style-name="ro1">
          <table:table-cell office:value-type="string" table:style-name="ce1">
            <text:p>Line 29168:</text:p>
          </table:table-cell>
          <table:table-cell office:value-type="string" table:style-name="ce1">
            <text:p>14:10:22.327 [main] TRACE org.hibernate.resource.jdbc.internal.ResourceRegistryStandardImpl - Closing prepared statement [prep145: call next value for TEST.SEQ_TAX]</text:p>
          </table:table-cell>
          <table:table-cell table:number-columns-repeated="16382"/>
        </table:table-row>
        <table:table-row table:style-name="ro1">
          <table:table-cell office:value-type="string" table:style-name="ce1">
            <text:p>Line 29212:</text:p>
          </table:table-cell>
          <table:table-cell office:value-type="string" table:style-name="ce2">
            <text:p>14:10:22.330 [main] TRACE org.hibernate.resource.jdbc.internal.ResourceRegistryStandardImpl - Registering statement [prep146: insert into TEST.TAX (DENORMALIZED_FORMULA, DESCRIPTION, ENDDATE, FORMULA, NAME, RATE, STARTDATE, ID) values (?, ?, ?, ?, ?, ?, ?, ?)]</text:p>
          </table:table-cell>
          <table:table-cell table:number-columns-repeated="16382"/>
        </table:table-row>
        <table:table-row table:style-name="ro1">
          <table:table-cell office:value-type="string" table:style-name="ce1">
            <text:p>Line 29224:</text:p>
          </table:table-cell>
          <table:table-cell office:value-type="string" table:style-name="ce2">
            <text:p>14:10:22.334 [main] TRACE org.hibernate.resource.jdbc.internal.ResourceRegistryStandardImpl - Releasing statement [prep146: insert into TEST.TAX (DENORMALIZED_FORMULA, DESCRIPTION, ENDDATE, FORMULA, NAME, RATE, STARTDATE, ID) values (?, ?, ?, ?, ?, ?, ?, ?) {1: '{NUM}+1', 2: 'tax1 desc', 3: NULL, 4: '{NUM}+{RATE}', 5: 'tax1 161665', 6: 1, 7: NULL, 8: 89}]</text:p>
          </table:table-cell>
          <table:table-cell table:number-columns-repeated="16382"/>
        </table:table-row>
        <table:table-row table:style-name="ro1">
          <table:table-cell office:value-type="string" table:style-name="ce1">
            <text:p>Line 29225:</text:p>
          </table:table-cell>
          <table:table-cell office:value-type="string" table:style-name="ce2">
            <text:p>14:10:22.334 [main] TRACE org.hibernate.resource.jdbc.internal.ResourceRegistryStandardImpl - Closing prepared statement [prep146: insert into TEST.TAX (DENORMALIZED_FORMULA, DESCRIPTION, ENDDATE, FORMULA, NAME, RATE, STARTDATE, ID) values (?, ?, ?, ?, ?, ?, ?, ?) {1: '{NUM}+1', 2: 'tax1 desc', 3: NULL, 4: '{NUM}+{RATE}', 5: 'tax1 161665', 6: 1, 7: NULL, 8: 89}]</text:p>
          </table:table-cell>
          <table:table-cell table:number-columns-repeated="16382"/>
        </table:table-row>
        <table:table-row table:style-name="ro1">
          <table:table-cell office:value-type="string" table:style-name="ce1">
            <text:p>Line 29258:</text:p>
          </table:table-cell>
          <table:table-cell office:value-type="string" table:style-name="ce1">
            <text:p>14:10:22.339 [main] TRACE org.hibernate.resource.jdbc.internal.ResourceRegistryStandardImpl - Registering statement [prep148: call next value for TEST.SEQ_TAX]</text:p>
          </table:table-cell>
          <table:table-cell table:number-columns-repeated="16382"/>
        </table:table-row>
        <table:table-row table:style-name="ro1">
          <table:table-cell office:value-type="string" table:style-name="ce1">
            <text:p>Line 29263:</text:p>
          </table:table-cell>
          <table:table-cell office:value-type="string" table:style-name="ce1">
            <text:p>14:10:22.339 [main] TRACE org.hibernate.resource.jdbc.internal.ResourceRegistryStandardImpl - Releasing statement [prep148: call next value for TEST.SEQ_TAX]</text:p>
          </table:table-cell>
          <table:table-cell table:number-columns-repeated="16382"/>
        </table:table-row>
        <table:table-row table:style-name="ro1">
          <table:table-cell office:value-type="string" table:style-name="ce1">
            <text:p>Line 29265:</text:p>
          </table:table-cell>
          <table:table-cell office:value-type="string" table:style-name="ce1">
            <text:p>14:10:22.339 [main] TRACE org.hibernate.resource.jdbc.internal.ResourceRegistryStandardImpl - Closing prepared statement [prep148: call next value for TEST.SEQ_TAX]</text:p>
          </table:table-cell>
          <table:table-cell table:number-columns-repeated="16382"/>
        </table:table-row>
        <table:table-row table:style-name="ro1">
          <table:table-cell office:value-type="string" table:style-name="ce1">
            <text:p>Line 29309:</text:p>
          </table:table-cell>
          <table:table-cell office:value-type="string" table:style-name="ce2">
            <text:p>14:10:22.342 [main] TRACE org.hibernate.resource.jdbc.internal.ResourceRegistryStandardImpl - Registering statement [prep149: insert into TEST.TAX (DENORMALIZED_FORMULA, DESCRIPTION, ENDDATE, FORMULA, NAME, RATE, STARTDATE, ID) values (?, ?, ?, ?, ?, ?, ?, ?)]</text:p>
          </table:table-cell>
          <table:table-cell table:number-columns-repeated="16382"/>
        </table:table-row>
        <table:table-row table:style-name="ro1">
          <table:table-cell office:value-type="string" table:style-name="ce1">
            <text:p>Line 29321:</text:p>
          </table:table-cell>
          <table:table-cell office:value-type="string" table:style-name="ce2">
            <text:p>14:10:22.343 [main] TRACE org.hibernate.resource.jdbc.internal.ResourceRegistryStandardImpl - Releasing statement [prep149: insert into TEST.TAX (DENORMALIZED_FORMULA, DESCRIPTION, ENDDATE, FORMULA, NAME, RATE, STARTDATE, ID) values (?, ?, ?, ?, ?, ?, ?, ?) {1: '{NUM}*1', 2: 'tax2 desc', 3: NULL, 4: '{NUM}*{RATE}', 5: 'tax2 161665', 6: 1, 7: NULL, 8: 90}]</text:p>
          </table:table-cell>
          <table:table-cell table:number-columns-repeated="16382"/>
        </table:table-row>
        <table:table-row table:style-name="ro1">
          <table:table-cell office:value-type="string" table:style-name="ce1">
            <text:p>Line 29322:</text:p>
          </table:table-cell>
          <table:table-cell office:value-type="string" table:style-name="ce2">
            <text:p>14:10:22.343 [main] TRACE org.hibernate.resource.jdbc.internal.ResourceRegistryStandardImpl - Closing prepared statement [prep149: insert into TEST.TAX (DENORMALIZED_FORMULA, DESCRIPTION, ENDDATE, FORMULA, NAME, RATE, STARTDATE, ID) values (?, ?, ?, ?, ?, ?, ?, ?) {1: '{NUM}*1', 2: 'tax2 desc', 3: NULL, 4: '{NUM}*{RATE}', 5: 'tax2 161665', 6: 1, 7: NULL, 8: 90}]</text:p>
          </table:table-cell>
          <table:table-cell table:number-columns-repeated="16382"/>
        </table:table-row>
        <table:table-row table:style-name="ro1">
          <table:table-cell office:value-type="string" table:style-name="ce1">
            <text:p>Line 29355:</text:p>
          </table:table-cell>
          <table:table-cell office:value-type="string" table:style-name="ce1">
            <text:p>14:10:22.345 [main] TRACE org.hibernate.resource.jdbc.internal.ResourceRegistryStandardImpl - Registering statement [prep151: call next value for TEST.SEQ_FAMILY_MEMBER]</text:p>
          </table:table-cell>
          <table:table-cell table:number-columns-repeated="16382"/>
        </table:table-row>
        <table:table-row table:style-name="ro1">
          <table:table-cell office:value-type="string" table:style-name="ce1">
            <text:p>Line 29360:</text:p>
          </table:table-cell>
          <table:table-cell office:value-type="string" table:style-name="ce1">
            <text:p>14:10:22.346 [main] TRACE org.hibernate.resource.jdbc.internal.ResourceRegistryStandardImpl - Releasing statement [prep151: call next value for TEST.SEQ_FAMILY_MEMBER]</text:p>
          </table:table-cell>
          <table:table-cell table:number-columns-repeated="16382"/>
        </table:table-row>
        <table:table-row table:style-name="ro1">
          <table:table-cell office:value-type="string" table:style-name="ce1">
            <text:p>Line 29362:</text:p>
          </table:table-cell>
          <table:table-cell office:value-type="string" table:style-name="ce1">
            <text:p>14:10:22.346 [main] TRACE org.hibernate.resource.jdbc.internal.ResourceRegistryStandardImpl - Closing prepared statement [prep151: call next value for TEST.SEQ_FAMILY_MEMBER]</text:p>
          </table:table-cell>
          <table:table-cell table:number-columns-repeated="16382"/>
        </table:table-row>
        <table:table-row table:style-name="ro1">
          <table:table-cell office:value-type="string" table:style-name="ce1">
            <text:p>Line 29388:</text:p>
          </table:table-cell>
          <table:table-cell office:value-type="string" table:style-name="ce1">
            <text:p>14:10:22.347 [main] TRACE org.hibernate.resource.jdbc.internal.ResourceRegistryStandardImpl - Registering statement [prep152: insert into TEST.FAMILY_MEMBER (DESCRIPTION, NAME, ID) values (?, ?, ?)]</text:p>
          </table:table-cell>
          <table:table-cell table:number-columns-repeated="16382"/>
        </table:table-row>
        <table:table-row table:style-name="ro1">
          <table:table-cell office:value-type="string" table:style-name="ce1">
            <text:p>Line 29395:</text:p>
          </table:table-cell>
          <table:table-cell office:value-type="string" table:style-name="ce1">
            <text:p>14:10:22.349 [main] TRACE org.hibernate.resource.jdbc.internal.ResourceRegistryStandardImpl - Releasing statement [prep152: insert into TEST.FAMILY_MEMBER (DESCRIPTION, NAME, ID) values (?, ?, ?) {1: 'family member desc', 2: 'FM 161665', 3: 77}]</text:p>
          </table:table-cell>
          <table:table-cell table:number-columns-repeated="16382" table:style-name="ce1"/>
        </table:table-row>
        <table:table-row table:style-name="ro1">
          <table:table-cell office:value-type="string" table:style-name="ce1">
            <text:p>Line 29396:</text:p>
          </table:table-cell>
          <table:table-cell office:value-type="string" table:style-name="ce1">
            <text:p>14:10:22.350 [main] TRACE org.hibernate.resource.jdbc.internal.ResourceRegistryStandardImpl - Closing prepared statement [prep152: insert into TEST.FAMILY_MEMBER (DESCRIPTION, NAME, ID) values (?, ?, ?) {1: 'family member desc', 2: 'FM 161665', 3: 77}]</text:p>
          </table:table-cell>
          <table:table-cell table:number-columns-repeated="16382" table:style-name="ce1"/>
        </table:table-row>
        <table:table-row table:style-name="ro1">
          <table:table-cell office:value-type="string" table:style-name="ce1">
            <text:p>Line 29415:</text:p>
          </table:table-cell>
          <table:table-cell office:value-type="string" table:style-name="ce6">
            <text:p>14:10:22.500 [main] DEBUG com.makco.smartfinance.persistence.dao.dao_implementations.InvoiceDAOImpl_v1ForTest - &gt;&gt;&gt;&gt;InvoiceDAOImpl_v1ForTest-&gt;saveOrUpdateInvoice-&gt;before transaction: subtotal=0, total=0</text:p>
          </table:table-cell>
          <table:table-cell table:number-columns-repeated="16382" table:style-name="ce1"/>
        </table:table-row>
        <table:table-row table:style-name="ro1">
          <table:table-cell office:value-type="string" table:style-name="ce1">
            <text:p>Line 29416:</text:p>
          </table:table-cell>
          <table:table-cell office:value-type="string" table:style-name="ce6">
            <text:p>14:10:22.500 [main] DEBUG com.makco.smartfinance.persistence.dao.dao_implementations.InvoiceDAOImpl_v1ForTest - &gt;&gt;&gt;&gt;InvoiceDAOImpl_v1ForTest-&gt;saveOrUpdateInvoice-&gt;before transaction: create=null, update=null</text:p>
          </table:table-cell>
          <table:table-cell table:number-columns-repeated="16382" table:style-name="ce1"/>
        </table:table-row>
        <table:table-row table:style-name="ro1">
          <table:table-cell office:value-type="string" table:style-name="ce1">
            <text:p>Line 29427:</text:p>
          </table:table-cell>
          <table:table-cell office:value-type="string" table:style-name="ce1">
            <text:p>14:10:22.501 [main] TRACE org.hibernate.resource.jdbc.internal.ResourceRegistryStandardImpl - Registering statement [prep154: call next value for TEST.SEQ_INVOICE]</text:p>
          </table:table-cell>
          <table:table-cell table:number-columns-repeated="16382" table:style-name="ce1"/>
        </table:table-row>
        <table:table-row table:style-name="ro1">
          <table:table-cell office:value-type="string" table:style-name="ce1">
            <text:p>Line 29432:</text:p>
          </table:table-cell>
          <table:table-cell office:value-type="string" table:style-name="ce1">
            <text:p>14:10:22.502 [main] TRACE org.hibernate.resource.jdbc.internal.ResourceRegistryStandardImpl - Releasing statement [prep154: call next value for TEST.SEQ_INVOICE]</text:p>
          </table:table-cell>
          <table:table-cell table:number-columns-repeated="16382" table:style-name="ce1"/>
        </table:table-row>
        <table:table-row table:style-name="ro1">
          <table:table-cell office:value-type="string" table:style-name="ce1">
            <text:p>Line 29434:</text:p>
          </table:table-cell>
          <table:table-cell office:value-type="string" table:style-name="ce1">
            <text:p>14:10:22.503 [main] TRACE org.hibernate.resource.jdbc.internal.ResourceRegistryStandardImpl - Closing prepared statement [prep154: call next value for TEST.SEQ_INVOICE]</text:p>
          </table:table-cell>
          <table:table-cell office:value-type="float" office:value="1" table:style-name="ce1">
            <text:p>1</text:p>
          </table:table-cell>
          <table:table-cell table:number-columns-repeated="16381"/>
        </table:table-row>
        <table:table-row table:style-name="ro1">
          <table:table-cell office:value-type="string" table:style-name="ce1">
            <text:p>Line 29444:</text:p>
          </table:table-cell>
          <table:table-cell office:value-type="string" table:style-name="ce1">
            <text:p>14:10:22.503 [main] TRACE org.hibernate.resource.jdbc.internal.ResourceRegistryStandardImpl - Registering statement [prep155: call next value for TEST.SEQ_ORGANIZATION]</text:p>
          </table:table-cell>
          <table:table-cell table:number-columns-repeated="16382" table:style-name="ce1"/>
        </table:table-row>
        <table:table-row table:style-name="ro1">
          <table:table-cell office:value-type="string" table:style-name="ce1">
            <text:p>Line 29449:</text:p>
          </table:table-cell>
          <table:table-cell office:value-type="string" table:style-name="ce1">
            <text:p>14:10:22.504 [main] TRACE org.hibernate.resource.jdbc.internal.ResourceRegistryStandardImpl - Releasing statement [prep155: call next value for TEST.SEQ_ORGANIZATION]</text:p>
          </table:table-cell>
          <table:table-cell table:number-columns-repeated="16382" table:style-name="ce1"/>
        </table:table-row>
        <table:table-row table:style-name="ro1">
          <table:table-cell office:value-type="string" table:style-name="ce1">
            <text:p>Line 29451:</text:p>
          </table:table-cell>
          <table:table-cell office:value-type="string" table:style-name="ce1">
            <text:p>14:10:22.505 [main] TRACE org.hibernate.resource.jdbc.internal.ResourceRegistryStandardImpl - Closing prepared statement [prep155: call next value for TEST.SEQ_ORGANIZATION]</text:p>
          </table:table-cell>
          <table:table-cell office:value-type="float" office:value="1" table:style-name="ce1">
            <text:p>1</text:p>
          </table:table-cell>
          <table:table-cell table:number-columns-repeated="16381"/>
        </table:table-row>
        <table:table-row table:style-name="ro1">
          <table:table-cell office:value-type="string" table:style-name="ce1">
            <text:p>Line 29466:</text:p>
          </table:table-cell>
          <table:table-cell office:value-type="string" table:style-name="ce1">
            <text:p>14:10:22.508 [main] TRACE org.hibernate.resource.jdbc.internal.ResourceRegistryStandardImpl - Registering statement [prep156: select dateunit_.UNITDAY from TEST.DATEUNIT dateunit_ where dateunit_.UNITDAY=?]</text:p>
          </table:table-cell>
          <table:table-cell table:number-columns-repeated="16382" table:style-name="ce1"/>
        </table:table-row>
        <table:table-row table:style-name="ro1">
          <table:table-cell office:value-type="string" table:style-name="ce1">
            <text:p>Line 29471:</text:p>
          </table:table-cell>
          <table:table-cell office:value-type="string" table:style-name="ce1">
            <text:p>14:10:22.508 [main] TRACE org.hibernate.resource.jdbc.internal.ResourceRegistryStandardImpl - Releasing statement [prep156: select dateunit_.UNITDAY from TEST.DATEUNIT dateunit_ where dateunit_.UNITDAY=? {1: 17004}]</text:p>
          </table:table-cell>
          <table:table-cell table:number-columns-repeated="16382" table:style-name="ce1"/>
        </table:table-row>
        <table:table-row table:style-name="ro1">
          <table:table-cell office:value-type="string" table:style-name="ce1">
            <text:p>Line 29473:</text:p>
          </table:table-cell>
          <table:table-cell office:value-type="string" table:style-name="ce1">
            <text:p>14:10:22.509 [main] TRACE org.hibernate.resource.jdbc.internal.ResourceRegistryStandardImpl - Closing prepared statement [prep156: select dateunit_.UNITDAY from TEST.DATEUNIT dateunit_ where dateunit_.UNITDAY=? {1: 17004}]</text:p>
          </table:table-cell>
          <table:table-cell office:value-type="float" office:value="1" table:style-name="ce1">
            <text:p>1</text:p>
          </table:table-cell>
          <table:table-cell table:number-columns-repeated="16381"/>
        </table:table-row>
        <table:table-row table:style-name="ro1">
          <table:table-cell office:value-type="string" table:style-name="ce1">
            <text:p>Line 29485:</text:p>
          </table:table-cell>
          <table:table-cell office:value-type="string" table:style-name="ce1">
            <text:p>14:10:22.509 [main] TRACE org.hibernate.resource.jdbc.internal.ResourceRegistryStandardImpl - Registering statement [prep157: call next value for TEST.SEQ_ITEM]</text:p>
          </table:table-cell>
          <table:table-cell table:number-columns-repeated="16382" table:style-name="ce1"/>
        </table:table-row>
        <table:table-row table:style-name="ro1">
          <table:table-cell office:value-type="string" table:style-name="ce1">
            <text:p>Line 29490:</text:p>
          </table:table-cell>
          <table:table-cell office:value-type="string" table:style-name="ce1">
            <text:p>14:10:22.512 [main] TRACE org.hibernate.resource.jdbc.internal.ResourceRegistryStandardImpl - Releasing statement [prep157: call next value for TEST.SEQ_ITEM]</text:p>
          </table:table-cell>
          <table:table-cell table:number-columns-repeated="16382" table:style-name="ce1"/>
        </table:table-row>
        <table:table-row table:style-name="ro1">
          <table:table-cell office:value-type="string" table:style-name="ce1">
            <text:p>Line 29492:</text:p>
          </table:table-cell>
          <table:table-cell office:value-type="string" table:style-name="ce1">
            <text:p>14:10:22.512 [main] TRACE org.hibernate.resource.jdbc.internal.ResourceRegistryStandardImpl - Closing prepared statement [prep157: call next value for TEST.SEQ_ITEM]</text:p>
          </table:table-cell>
          <table:table-cell office:value-type="float" office:value="1" table:style-name="ce1">
            <text:p>1</text:p>
          </table:table-cell>
          <table:table-cell table:number-columns-repeated="16381"/>
        </table:table-row>
        <table:table-row table:style-name="ro1">
          <table:table-cell office:value-type="string" table:style-name="ce1">
            <text:p>Line 29512:</text:p>
          </table:table-cell>
          <table:table-cell office:value-type="string" table:style-name="ce1">
            <text:p>14:10:22.513 [main] TRACE org.hibernate.resource.jdbc.internal.ResourceRegistryStandardImpl - Registering statement [prep158: call next value for TEST.SEQ_ITEM]</text:p>
          </table:table-cell>
          <table:table-cell table:number-columns-repeated="16382" table:style-name="ce1"/>
        </table:table-row>
        <table:table-row table:style-name="ro1">
          <table:table-cell office:value-type="string" table:style-name="ce1">
            <text:p>Line 29517:</text:p>
          </table:table-cell>
          <table:table-cell office:value-type="string" table:style-name="ce1">
            <text:p>14:10:22.513 [main] TRACE org.hibernate.resource.jdbc.internal.ResourceRegistryStandardImpl - Releasing statement [prep158: call next value for TEST.SEQ_ITEM]</text:p>
          </table:table-cell>
          <table:table-cell table:number-columns-repeated="16382" table:style-name="ce1"/>
        </table:table-row>
        <table:table-row table:style-name="ro1">
          <table:table-cell office:value-type="string" table:style-name="ce1">
            <text:p>Line 29519:</text:p>
          </table:table-cell>
          <table:table-cell office:value-type="string" table:style-name="ce1">
            <text:p>14:10:22.513 [main] TRACE org.hibernate.resource.jdbc.internal.ResourceRegistryStandardImpl - Closing prepared statement [prep158: call next value for TEST.SEQ_ITEM]</text:p>
          </table:table-cell>
          <table:table-cell office:value-type="float" office:value="1" table:style-name="ce1">
            <text:p>1</text:p>
          </table:table-cell>
          <table:table-cell table:number-columns-repeated="16381"/>
        </table:table-row>
        <table:table-row table:style-name="ro1">
          <table:table-cell office:value-type="string" table:style-name="ce1">
            <text:p>Line 29539:</text:p>
          </table:table-cell>
          <table:table-cell office:value-type="string" table:style-name="ce1">
            <text:p>14:10:22.514 [main] TRACE org.hibernate.resource.jdbc.internal.ResourceRegistryStandardImpl - Registering statement [prep159: call next value for TEST.SEQ_ITEM]</text:p>
          </table:table-cell>
          <table:table-cell table:number-columns-repeated="16382" table:style-name="ce1"/>
        </table:table-row>
        <table:table-row table:style-name="ro1">
          <table:table-cell office:value-type="string" table:style-name="ce1">
            <text:p>Line 29544:</text:p>
          </table:table-cell>
          <table:table-cell office:value-type="string" table:style-name="ce1">
            <text:p>14:10:22.514 [main] TRACE org.hibernate.resource.jdbc.internal.ResourceRegistryStandardImpl - Releasing statement [prep159: call next value for TEST.SEQ_ITEM]</text:p>
          </table:table-cell>
          <table:table-cell table:number-columns-repeated="16382" table:style-name="ce1"/>
        </table:table-row>
        <table:table-row table:style-name="ro1">
          <table:table-cell office:value-type="string" table:style-name="ce1">
            <text:p>Line 29546:</text:p>
          </table:table-cell>
          <table:table-cell office:value-type="string" table:style-name="ce1">
            <text:p>14:10:22.514 [main] TRACE org.hibernate.resource.jdbc.internal.ResourceRegistryStandardImpl - Closing prepared statement [prep159: call next value for TEST.SEQ_ITEM]</text:p>
          </table:table-cell>
          <table:table-cell office:value-type="float" office:value="1" table:style-name="ce1">
            <text:p>1</text:p>
          </table:table-cell>
          <table:table-cell table:number-columns-repeated="16381"/>
        </table:table-row>
        <table:table-row table:style-name="ro1">
          <table:table-cell office:value-type="string" table:style-name="ce1">
            <text:p>Line 29566:</text:p>
          </table:table-cell>
          <table:table-cell office:value-type="string" table:style-name="ce1">
            <text:p>14:10:22.515 [main] TRACE org.hibernate.resource.jdbc.internal.ResourceRegistryStandardImpl - Registering statement [prep160: call next value for TEST.SEQ_ITEM]</text:p>
          </table:table-cell>
          <table:table-cell table:number-columns-repeated="16382" table:style-name="ce1"/>
        </table:table-row>
        <table:table-row table:style-name="ro1">
          <table:table-cell office:value-type="string" table:style-name="ce1">
            <text:p>Line 29571:</text:p>
          </table:table-cell>
          <table:table-cell office:value-type="string" table:style-name="ce1">
            <text:p>14:10:22.516 [main] TRACE org.hibernate.resource.jdbc.internal.ResourceRegistryStandardImpl - Releasing statement [prep160: call next value for TEST.SEQ_ITEM]</text:p>
          </table:table-cell>
          <table:table-cell table:number-columns-repeated="16382" table:style-name="ce1"/>
        </table:table-row>
        <table:table-row table:style-name="ro1">
          <table:table-cell office:value-type="string" table:style-name="ce1">
            <text:p>Line 29573:</text:p>
          </table:table-cell>
          <table:table-cell office:value-type="string" table:style-name="ce1">
            <text:p>14:10:22.516 [main] TRACE org.hibernate.resource.jdbc.internal.ResourceRegistryStandardImpl - Closing prepared statement [prep160: call next value for TEST.SEQ_ITEM]</text:p>
          </table:table-cell>
          <table:table-cell office:value-type="float" office:value="1" table:style-name="ce1">
            <text:p>1</text:p>
          </table:table-cell>
          <table:table-cell table:number-columns-repeated="16381"/>
        </table:table-row>
        <table:table-row table:style-name="ro1">
          <table:table-cell office:value-type="string" table:style-name="ce1">
            <text:p>Line 29640:</text:p>
          </table:table-cell>
          <table:table-cell office:value-type="string" table:style-name="ce1">
            <text:p>14:10:22.520 [main] TRACE org.hibernate.resource.jdbc.internal.ResourceRegistryStandardImpl - Registering statement [prep161: insert into TEST.ORGANIZATION (DESCRIPTION, NAME, ID) values (?, ?, ?)]</text:p>
          </table:table-cell>
          <table:table-cell table:number-columns-repeated="16382" table:style-name="ce1"/>
        </table:table-row>
        <table:table-row table:style-name="ro1">
          <table:table-cell office:value-type="string" table:style-name="ce1">
            <text:p>Line 29648:</text:p>
          </table:table-cell>
          <table:table-cell office:value-type="string" table:style-name="ce1">
            <text:p>14:10:22.522 [main] TRACE org.hibernate.resource.jdbc.internal.ResourceRegistryStandardImpl - Releasing statement [prep161: insert into TEST.ORGANIZATION (DESCRIPTION, NAME, ID) values (?, ?, ?) {1: 'org desc 161665', 2: 'OrgName161665', 3: 76}]</text:p>
          </table:table-cell>
          <table:table-cell table:number-columns-repeated="16382" table:style-name="ce1"/>
        </table:table-row>
        <table:table-row table:style-name="ro1">
          <table:table-cell office:value-type="string" table:style-name="ce1">
            <text:p>Line 29649:</text:p>
          </table:table-cell>
          <table:table-cell office:value-type="string" table:style-name="ce1">
            <text:p>14:10:22.522 [main] TRACE org.hibernate.resource.jdbc.internal.ResourceRegistryStandardImpl - Closing prepared statement [prep161: insert into TEST.ORGANIZATION (DESCRIPTION, NAME, ID) values (?, ?, ?) {1: 'org desc 161665', 2: 'OrgName161665', 3: 76}]</text:p>
          </table:table-cell>
          <table:table-cell office:value-type="float" office:value="1" table:style-name="ce1">
            <text:p>1</text:p>
          </table:table-cell>
          <table:table-cell table:number-columns-repeated="16381"/>
        </table:table-row>
        <table:table-row table:style-name="ro1">
          <table:table-cell office:value-type="string" table:style-name="ce1">
            <text:p>Line 29654:</text:p>
          </table:table-cell>
          <table:table-cell office:value-type="string" table:style-name="ce2">
            <text:p>14:10:22.522 [main] TRACE org.hibernate.resource.jdbc.internal.ResourceRegistryStandardImpl - Registering statement [prep163: insert into TEST.INVOICE (COMMENT, DATEUNIT_UNITDAY, INVOICE_NUMBER, ORGANIZATION_ID, SUB_TOTAL, TOTAL, ID) values (?, ?, ?, ?, ?, ?, ?)]</text:p>
          </table:table-cell>
          <table:table-cell table:number-columns-repeated="16382" table:style-name="ce1"/>
        </table:table-row>
        <table:table-row table:style-name="ro1">
          <table:table-cell office:value-type="string" table:style-name="ce1">
            <text:p>Line 29667:</text:p>
          </table:table-cell>
          <table:table-cell office:value-type="string" table:style-name="ce4">
            <text:p>14:10:22.523 [main] DEBUG com.makco.smartfinance.h2db.triggers.TriggerInvoice - &gt;&gt;&gt;&gt;TriggerInvoice-&gt;insert: subtotal=0.0000, total=0.0000</text:p>
          </table:table-cell>
          <table:table-cell table:number-columns-repeated="16382" table:style-name="ce1"/>
        </table:table-row>
        <table:table-row table:style-name="ro1">
          <table:table-cell office:value-type="string" table:style-name="ce1">
            <text:p>Line 29668:</text:p>
          </table:table-cell>
          <table:table-cell office:value-type="string" table:style-name="ce4">
            <text:p>14:10:22.523 [main] DEBUG com.makco.smartfinance.h2db.triggers.TriggerInvoice - &gt;&gt;&gt;&gt;TriggerInvoice-&gt;update: create=2016-07-23 14:10:22.523, update=2016-07-23 14:10:22.523</text:p>
          </table:table-cell>
          <table:table-cell table:number-columns-repeated="16382" table:style-name="ce1"/>
        </table:table-row>
        <table:table-row table:style-name="ro1">
          <table:table-cell office:value-type="string" table:style-name="ce1">
            <text:p>Line 29669:</text:p>
          </table:table-cell>
          <table:table-cell office:value-type="string" table:style-name="ce2">
            <text:p>14:10:22.523 [main] TRACE org.hibernate.resource.jdbc.internal.ResourceRegistryStandardImpl - Releasing statement [prep163: insert into TEST.INVOICE (COMMENT, DATEUNIT_UNITDAY, INVOICE_NUMBER, ORGANIZATION_ID, SUB_TOTAL, TOTAL, ID) values (?, ?, ?, ?, ?, ?, ?) {1: 'comment 161665', 2: 17004, 3: '20160723161665', 4: 76, 5: 0, 6: 0, 7: 76}]</text:p>
          </table:table-cell>
          <table:table-cell table:number-columns-repeated="16382" table:style-name="ce1"/>
        </table:table-row>
        <table:table-row table:style-name="ro1">
          <table:table-cell office:value-type="string" table:style-name="ce1">
            <text:p>Line 29670:</text:p>
          </table:table-cell>
          <table:table-cell office:value-type="string" table:style-name="ce2">
            <text:p>14:10:22.524 [main] TRACE org.hibernate.resource.jdbc.internal.ResourceRegistryStandardImpl - Closing prepared statement [prep163: insert into TEST.INVOICE (COMMENT, DATEUNIT_UNITDAY, INVOICE_NUMBER, ORGANIZATION_ID, SUB_TOTAL, TOTAL, ID) values (?, ?, ?, ?, ?, ?, ?) {1: 'comment 161665', 2: 17004, 3: '20160723161665', 4: 76, 5: 0, 6: 0, 7: 76}]</text:p>
          </table:table-cell>
          <table:table-cell office:value-type="float" office:value="1" table:style-name="ce1">
            <text:p>1</text:p>
          </table:table-cell>
          <table:table-cell table:number-columns-repeated="16381"/>
        </table:table-row>
        <table:table-row table:style-name="ro1">
          <table:table-cell office:value-type="string" table:style-name="ce1">
            <text:p>Line 29675:</text:p>
          </table:table-cell>
          <table:table-cell office:value-type="string" table:style-name="ce2">
            <text:p>14:10:22.527 [main] TRACE org.hibernate.resource.jdbc.internal.ResourceRegistryStandardImpl - Registering statement [prep165: insert into TEST.ITEM (CATEGORY_ID, COMMENT, DATEUNIT_UNITDAY, DESCRIPTION1, DESCRIPTION2, FAMILY_MEMBER_ID, INVOICE_ID, ORDER_NUMBER, SUB_TOTAL, TAX_ID, TOTAL, ID) values (?, ?, ?, ?, ?, ?, ?, ?, ?, ?, ?, ?)]</text:p>
          </table:table-cell>
          <table:table-cell table:number-columns-repeated="16382" table:style-name="ce1"/>
        </table:table-row>
        <table:table-row table:style-name="ro1">
          <table:table-cell office:value-type="string" table:style-name="ce1">
            <text:p>Line 29759:</text:p>
          </table:table-cell>
          <table:table-cell office:value-type="string" table:style-name="ce4">
            <text:p>14:10:22.539 [main] DEBUG com.makco.smartfinance.h2db.triggers.TriggerInvoice - &gt;&gt;&gt;&gt;TriggerInvoice-&gt;update: subtotal=1.0000, total=2.0000</text:p>
          </table:table-cell>
          <table:table-cell table:number-columns-repeated="16382" table:style-name="ce1"/>
        </table:table-row>
        <table:table-row table:style-name="ro1">
          <table:table-cell office:value-type="string" table:style-name="ce1">
            <text:p>Line 29760:</text:p>
          </table:table-cell>
          <table:table-cell office:value-type="string" table:style-name="ce4">
            <text:p>14:10:22.539 [main] DEBUG com.makco.smartfinance.h2db.triggers.TriggerInvoice - &gt;&gt;&gt;&gt;TriggerInvoice-&gt;update: create=2016-07-23 14:10:22.523, update=2016-07-23 14:10:22.539</text:p>
          </table:table-cell>
          <table:table-cell table:number-columns-repeated="16382" table:style-name="ce1"/>
        </table:table-row>
        <table:table-row table:style-name="ro1">
          <table:table-cell office:value-type="string" table:style-name="ce1">
            <text:p>Line 29761:</text:p>
          </table:table-cell>
          <table:table-cell office:value-type="string" table:style-name="ce5">
            <text:p>14:10:22.540 [main] DEBUG com.makco.smartfinance.h2db.triggers.TriggerItem - &gt;&gt;&gt;&gt;TriggerItem-&gt;insert: subtotal=1.0000, total=2.0000</text:p>
          </table:table-cell>
          <table:table-cell table:number-columns-repeated="16382" table:style-name="ce1"/>
        </table:table-row>
        <table:table-row table:style-name="ro1">
          <table:table-cell office:value-type="string" table:style-name="ce1">
            <text:p>Line 29764:</text:p>
          </table:table-cell>
          <table:table-cell office:value-type="string" table:style-name="ce4">
            <text:p>14:10:22.541 [main] DEBUG com.makco.smartfinance.h2db.triggers.TriggerInvoice - &gt;&gt;&gt;&gt;TriggerInvoice-&gt;update: subtotal=3.0000, total=4.0000</text:p>
          </table:table-cell>
          <table:table-cell table:number-columns-repeated="16382" table:style-name="ce1"/>
        </table:table-row>
        <table:table-row table:style-name="ro1">
          <table:table-cell office:value-type="string" table:style-name="ce1">
            <text:p>Line 29765:</text:p>
          </table:table-cell>
          <table:table-cell office:value-type="string" table:style-name="ce4">
            <text:p>14:10:22.541 [main] DEBUG com.makco.smartfinance.h2db.triggers.TriggerInvoice - &gt;&gt;&gt;&gt;TriggerInvoice-&gt;update: create=2016-07-23 14:10:22.523, update=2016-07-23 14:10:22.541</text:p>
          </table:table-cell>
          <table:table-cell table:number-columns-repeated="16382" table:style-name="ce1"/>
        </table:table-row>
        <table:table-row table:style-name="ro1">
          <table:table-cell office:value-type="string" table:style-name="ce1">
            <text:p>Line 29766:</text:p>
          </table:table-cell>
          <table:table-cell office:value-type="string" table:style-name="ce5">
            <text:p>14:10:22.542 [main] DEBUG com.makco.smartfinance.h2db.triggers.TriggerItem - &gt;&gt;&gt;&gt;TriggerItem-&gt;insert: subtotal=2.0000, total=2.0000</text:p>
          </table:table-cell>
          <table:table-cell table:number-columns-repeated="16382" table:style-name="ce1"/>
        </table:table-row>
        <table:table-row table:style-name="ro1">
          <table:table-cell office:value-type="string" table:style-name="ce1">
            <text:p>Line 29769:</text:p>
          </table:table-cell>
          <table:table-cell office:value-type="string" table:style-name="ce4">
            <text:p>14:10:22.543 [main] DEBUG com.makco.smartfinance.h2db.triggers.TriggerInvoice - &gt;&gt;&gt;&gt;TriggerInvoice-&gt;update: subtotal=6.0000, total=8.0000</text:p>
          </table:table-cell>
          <table:table-cell table:number-columns-repeated="16382" table:style-name="ce1"/>
        </table:table-row>
        <table:table-row table:style-name="ro1">
          <table:table-cell office:value-type="string" table:style-name="ce1">
            <text:p>Line 29770:</text:p>
          </table:table-cell>
          <table:table-cell office:value-type="string" table:style-name="ce4">
            <text:p>14:10:22.543 [main] DEBUG com.makco.smartfinance.h2db.triggers.TriggerInvoice - &gt;&gt;&gt;&gt;TriggerInvoice-&gt;update: create=2016-07-23 14:10:22.523, update=2016-07-23 14:10:22.543</text:p>
          </table:table-cell>
          <table:table-cell table:number-columns-repeated="16382" table:style-name="ce1"/>
        </table:table-row>
        <table:table-row table:style-name="ro1">
          <table:table-cell office:value-type="string" table:style-name="ce1">
            <text:p>Line 29771:</text:p>
          </table:table-cell>
          <table:table-cell office:value-type="string" table:style-name="ce5">
            <text:p>14:10:22.543 [main] DEBUG com.makco.smartfinance.h2db.triggers.TriggerItem - &gt;&gt;&gt;&gt;TriggerItem-&gt;insert: subtotal=3.0000, total=4.0000</text:p>
          </table:table-cell>
          <table:table-cell table:number-columns-repeated="16382" table:style-name="ce1"/>
        </table:table-row>
        <table:table-row table:style-name="ro1">
          <table:table-cell office:value-type="string" table:style-name="ce1">
            <text:p>Line 29774:</text:p>
          </table:table-cell>
          <table:table-cell office:value-type="string" table:style-name="ce4">
            <text:p>14:10:22.544 [main] DEBUG com.makco.smartfinance.h2db.triggers.TriggerInvoice - &gt;&gt;&gt;&gt;TriggerInvoice-&gt;update: subtotal=10.0000, total=12.0000</text:p>
          </table:table-cell>
          <table:table-cell table:number-columns-repeated="16382" table:style-name="ce1"/>
        </table:table-row>
        <table:table-row table:style-name="ro1">
          <table:table-cell office:value-type="string" table:style-name="ce1">
            <text:p>Line 29775:</text:p>
          </table:table-cell>
          <table:table-cell office:value-type="string" table:style-name="ce4">
            <text:p>14:10:22.544 [main] DEBUG com.makco.smartfinance.h2db.triggers.TriggerInvoice - &gt;&gt;&gt;&gt;TriggerInvoice-&gt;update: create=2016-07-23 14:10:22.523, update=2016-07-23 14:10:22.544</text:p>
          </table:table-cell>
          <table:table-cell table:number-columns-repeated="16382" table:style-name="ce1"/>
        </table:table-row>
        <table:table-row table:style-name="ro1">
          <table:table-cell office:value-type="string" table:style-name="ce1">
            <text:p>Line 29776:</text:p>
          </table:table-cell>
          <table:table-cell office:value-type="string" table:style-name="ce5">
            <text:p>14:10:22.545 [main] DEBUG com.makco.smartfinance.h2db.triggers.TriggerItem - &gt;&gt;&gt;&gt;TriggerItem-&gt;insert: subtotal=4.0000, total=4.0000</text:p>
          </table:table-cell>
          <table:table-cell table:number-columns-repeated="16382" table:style-name="ce1"/>
        </table:table-row>
        <table:table-row table:style-name="ro1">
          <table:table-cell office:value-type="string" table:style-name="ce1">
            <text:p>Line 29777:</text:p>
          </table:table-cell>
          <table:table-cell office:value-type="string" table:style-name="ce2">
            <text:p>14:10:22.545 [main] TRACE org.hibernate.resource.jdbc.internal.ResourceRegistryStandardImpl - Releasing statement [prep165: insert into TEST.ITEM (CATEGORY_ID, COMMENT, DATEUNIT_UNITDAY, DESCRIPTION1, DESCRIPTION2, FAMILY_MEMBER_ID, INVOICE_ID, ORDER_NUMBER, SUB_TOTAL, TAX_ID, TOTAL, ID) values (?, ?, ?, ?, ?, ?, ?, ?, ?, ?, ?, ?) {1: 77, 2: 'comment', 3: 17004, 4: 'desc14', 5: 'desc24', 6: 77, 7: 76, 8: 4, 9: 4, 10: 90, 11: 4.00, 12: 112}]</text:p>
          </table:table-cell>
          <table:table-cell table:number-columns-repeated="16382" table:style-name="ce1"/>
        </table:table-row>
        <table:table-row table:style-name="ro1">
          <table:table-cell office:value-type="string" table:style-name="ce1">
            <text:p>Line 29778:</text:p>
          </table:table-cell>
          <table:table-cell office:value-type="string" table:style-name="ce2">
            <text:p>14:10:22.545 [main] TRACE org.hibernate.resource.jdbc.internal.ResourceRegistryStandardImpl - Closing prepared statement [prep165: insert into TEST.ITEM (CATEGORY_ID, COMMENT, DATEUNIT_UNITDAY, DESCRIPTION1, DESCRIPTION2, FAMILY_MEMBER_ID, INVOICE_ID, ORDER_NUMBER, SUB_TOTAL, TAX_ID, TOTAL, ID) values (?, ?, ?, ?, ?, ?, ?, ?, ?, ?, ?, ?) {1: 77, 2: 'comment', 3: 17004, 4: 'desc14', 5: 'desc24', 6: 77, 7: 76, 8: 4, 9: 4, 10: 90, 11: 4.00, 12: 112}]</text:p>
          </table:table-cell>
          <table:table-cell office:value-type="float" office:value="1" table:style-name="ce1">
            <text:p>1</text:p>
          </table:table-cell>
          <table:table-cell table:number-columns-repeated="16381"/>
        </table:table-row>
        <table:table-row table:style-name="ro1">
          <table:table-cell office:value-type="string" table:style-name="ce1">
            <text:p>Line 29790:</text:p>
          </table:table-cell>
          <table:table-cell office:value-type="string" table:style-name="ce6">
            <text:p>14:10:22.547 [main] DEBUG com.makco.smartfinance.persistence.dao.dao_implementations.InvoiceDAOImpl_v1ForTest - &gt;&gt;&gt;&gt;InvoiceDAOImpl_v1ForTest-&gt;saveOrUpdateInvoice-&gt;after commit: subtotal=0, total=0</text:p>
          </table:table-cell>
          <table:table-cell table:number-columns-repeated="16382" table:style-name="ce1"/>
        </table:table-row>
        <table:table-row table:style-name="ro1">
          <table:table-cell office:value-type="string" table:style-name="ce1">
            <text:p>Line 29791:</text:p>
          </table:table-cell>
          <table:table-cell office:value-type="string" table:style-name="ce6">
            <text:p>14:10:22.547 [main] DEBUG com.makco.smartfinance.persistence.dao.dao_implementations.InvoiceDAOImpl_v1ForTest - &gt;&gt;&gt;&gt;InvoiceDAOImpl_v1ForTest-&gt;saveOrUpdateInvoice-&gt;after commit: create=2016-07-23T14:10:22.520, update=2016-07-23T14:10:22.520</text:p>
          </table:table-cell>
          <table:table-cell table:number-columns-repeated="16382" table:style-name="ce1"/>
        </table:table-row>
        <table:table-row table:style-name="ro1">
          <table:table-cell office:value-type="string" table:style-name="ce1">
            <text:p>Line 29799:</text:p>
          </table:table-cell>
          <table:table-cell office:value-type="string" table:style-name="ce6">
            <text:p>14:10:22.548 [main] DEBUG com.makco.smartfinance.persistence.dao.dao_implementations.InvoiceDAOImpl_v1ForTest - &gt;&gt;&gt;&gt;InvoiceDAOImpl_v1ForTest-&gt;saveOrUpdateInvoice-&gt;after close: subtotal=0, total=0</text:p>
          </table:table-cell>
          <table:table-cell table:number-columns-repeated="16382" table:style-name="ce1"/>
        </table:table-row>
        <table:table-row table:style-name="ro1">
          <table:table-cell office:value-type="string" table:style-name="ce1">
            <text:p>Line 29800:</text:p>
          </table:table-cell>
          <table:table-cell office:value-type="string" table:style-name="ce6">
            <text:p>14:10:22.548 [main] DEBUG com.makco.smartfinance.persistence.dao.dao_implementations.InvoiceDAOImpl_v1ForTest - &gt;&gt;&gt;&gt;InvoiceDAOImpl_v1ForTest-&gt;saveOrUpdateInvoice-&gt;after close: create=2016-07-23T14:10:22.520, update=2016-07-23T14:10:22.520</text:p>
          </table:table-cell>
          <table:table-cell table:number-columns-repeated="16382" table:style-name="ce1"/>
        </table:table-row>
        <table:table-row table:style-name="ro1">
          <table:table-cell office:value-type="string" table:style-name="ce1">
            <text:p>Line 29802:</text:p>
          </table:table-cell>
          <table:table-cell office:value-type="string" table:style-name="ce7">
            <text:p>14:10:22.548 [main] DEBUG com.makco.smartfinance.persistence.dao.dao_implementations.InvoiceDAOImpl_v1ForTest - &gt;&gt;&gt;&gt;InvoiceDAOImpl_v1ForTest-&gt;getInvoiceByIdWithItems-&gt;before transaction: invoice == null</text:p>
          </table:table-cell>
          <table:table-cell table:number-columns-repeated="16382" table:style-name="ce1"/>
        </table:table-row>
        <table:table-row table:style-name="ro1">
          <table:table-cell office:value-type="string" table:style-name="ce1">
            <text:p>Line 29815:</text:p>
          </table:table-cell>
          <table:table-cell office:value-type="string" table:style-name="ce2">
            <text:p>14:10:22.562 [main] TRACE org.hibernate.resource.jdbc.internal.ResourceRegistryStandardImpl - Registering statement [prep175: select invoice_v1x0_.ID as ID1_7_0_, invoice_v1x0_.COMMENT as COMMENT2_7_0_, invoice_v1x0_.T_CREATEDON as T_CREATE3_7_0_, invoice_v1x0_.DATEUNIT_UNITDAY as DATEUNIT8_7_0_, invoice_v1x0_.INVOICE_NUMBER as INVOICE_4_7_0_, invoice_v1x0_.ORGANIZATION_ID as ORGANIZA9_7_0_, invoice_v1x0_.SUB_TOTAL as SUB_TOTA5_7_0_, invoice_v1x0_.TOTAL as TOTAL6_7_0_, invoice_v1x0_.T_UPDATEDON as T_UPDATE7_7_0_, dateunit1_.UNITDAY as UNITDAY1_5_1_, dateunit1_.T_CREATEDON as T_CREATE2_5_1_, dateunit1_.UNITDAYOFMONTH as UNITDAYO3_5_1_, dateunit1_.UNITDAYOFWEEK as UNITDAYO4_5_1_, dateunit1_.UNITDAYOFYEAR as UNITDAYO5_5_1_, dateunit1_.UNITMONTH as UNITMONT6_5_1_, dateunit1_.UNITMONTHOFYEAR as UNITMONT7_5_1_, dateunit1_.UNITTIMESTAMP as UNITTIME8_5_1_, dateunit1_.UNITYEAR as UNITYEAR9_5_1_, dateunit1_.WEEKDAY as WEEKDAY10_5_1_, organizati2_.ID as ID1_11_2_, organizati2_.T_CREATEDON as T_CREATE2...</text:p>
          </table:table-cell>
          <table:table-cell table:number-columns-repeated="16382" table:style-name="ce1"/>
        </table:table-row>
        <table:table-row table:style-name="ro1">
          <table:table-cell office:value-type="string" table:style-name="ce1">
            <text:p>Line 29816:</text:p>
          </table:table-cell>
          <table:table-cell office:value-type="string" table:style-name="ce2">
            <text:p>14:10:22.563 [main] TRACE org.hibernate.engine.jdbc.internal.JdbcCoordinatorImpl - Registering last query statement [prep175: select invoice_v1x0_.ID as ID1_7_0_, invoice_v1x0_.COMMENT as COMMENT2_7_0_, invoice_v1x0_.T_CREATEDON as T_CREATE3_7_0_, invoice_v1x0_.DATEUNIT_UNITDAY as DATEUNIT8_7_0_, invoice_v1x0_.INVOICE_NUMBER as INVOICE_4_7_0_, invoice_v1x0_.ORGANIZATION_ID as ORGANIZA9_7_0_, invoice_v1x0_.SUB_TOTAL as SUB_TOTA5_7_0_, invoice_v1x0_.TOTAL as TOTAL6_7_0_, invoice_v1x0_.T_UPDATEDON as T_UPDATE7_7_0_, dateunit1_.UNITDAY as UNITDAY1_5_1_, dateunit1_.T_CREATEDON as T_CREATE2_5_1_, dateunit1_.UNITDAYOFMONTH as UNITDAYO3_5_1_, dateunit1_.UNITDAYOFWEEK as UNITDAYO4_5_1_, dateunit1_.UNITDAYOFYEAR as UNITDAYO5_5_1_, dateunit1_.UNITMONTH as UNITMONT6_5_1_, dateunit1_.UNITMONTHOFYEAR as UNITMONT7_5_1_, dateunit1_.UNITTIMESTAMP as UNITTIME8_5_1_, dateunit1_.UNITYEAR as UNITYEAR9_5_1_, dateunit1_.WEEKDAY as WEEKDAY10_5_1_, organizati2_.ID as ID1_11_2_, organizati2_.T_CREATEDON as T_CREATE2...</text:p>
          </table:table-cell>
          <table:table-cell table:number-columns-repeated="16382" table:style-name="ce1"/>
        </table:table-row>
        <table:table-row table:style-name="ro1">
          <table:table-cell office:value-type="string" table:style-name="ce1">
            <text:p>Line 29873:</text:p>
          </table:table-cell>
          <table:table-cell office:value-type="string" table:style-name="ce2">
            <text:p>14:10:22.576 [main] TRACE org.hibernate.resource.jdbc.internal.ResourceRegistryStandardImpl - Releasing statement [prep175: select invoice_v1x0_.ID as ID1_7_0_, invoice_v1x0_.COMMENT as COMMENT2_7_0_, invoice_v1x0_.T_CREATEDON as T_CREATE3_7_0_, invoice_v1x0_.DATEUNIT_UNITDAY as DATEUNIT8_7_0_, invoice_v1x0_.INVOICE_NUMBER as INVOICE_4_7_0_, invoice_v1x0_.ORGANIZATION_ID as ORGANIZA9_7_0_, invoice_v1x0_.SUB_TOTAL as SUB_TOTA5_7_0_, invoice_v1x0_.TOTAL as TOTAL6_7_0_, invoice_v1x0_.T_UPDATEDON as T_UPDATE7_7_0_, dateunit1_.UNITDAY as UNITDAY1_5_1_, dateunit1_.T_CREATEDON as T_CREATE2_5_1_, dateunit1_.UNITDAYOFMONTH as UNITDAYO3_5_1_, dateunit1_.UNITDAYOFWEEK as UNITDAYO4_5_1_, dateunit1_.UNITDAYOFYEAR as UNITDAYO5_5_1_, dateunit1_.UNITMONTH as UNITMONT6_5_1_, dateunit1_.UNITMONTHOFYEAR as UNITMONT7_5_1_, dateunit1_.UNITTIMESTAMP as UNITTIME8_5_1_, dateunit1_.UNITYEAR as UNITYEAR9_5_1_, dateunit1_.WEEKDAY as WEEKDAY10_5_1_, organizati2_.ID as ID1_11_2_, organizati2_.T_CREATEDON as T_CREATE2_1...</text:p>
          </table:table-cell>
          <table:table-cell table:number-columns-repeated="16382" table:style-name="ce1"/>
        </table:table-row>
        <table:table-row table:style-name="ro1">
          <table:table-cell office:value-type="string" table:style-name="ce1">
            <text:p>Line 29875:</text:p>
          </table:table-cell>
          <table:table-cell office:value-type="string" table:style-name="ce2">
            <text:p>14:10:22.576 [main] TRACE org.hibernate.resource.jdbc.internal.ResourceRegistryStandardImpl - Closing prepared statement [prep175: select invoice_v1x0_.ID as ID1_7_0_, invoice_v1x0_.COMMENT as COMMENT2_7_0_, invoice_v1x0_.T_CREATEDON as T_CREATE3_7_0_, invoice_v1x0_.DATEUNIT_UNITDAY as DATEUNIT8_7_0_, invoice_v1x0_.INVOICE_NUMBER as INVOICE_4_7_0_, invoice_v1x0_.ORGANIZATION_ID as ORGANIZA9_7_0_, invoice_v1x0_.SUB_TOTAL as SUB_TOTA5_7_0_, invoice_v1x0_.TOTAL as TOTAL6_7_0_, invoice_v1x0_.T_UPDATEDON as T_UPDATE7_7_0_, dateunit1_.UNITDAY as UNITDAY1_5_1_, dateunit1_.T_CREATEDON as T_CREATE2_5_1_, dateunit1_.UNITDAYOFMONTH as UNITDAYO3_5_1_, dateunit1_.UNITDAYOFWEEK as UNITDAYO4_5_1_, dateunit1_.UNITDAYOFYEAR as UNITDAYO5_5_1_, dateunit1_.UNITMONTH as UNITMONT6_5_1_, dateunit1_.UNITMONTHOFYEAR as UNITMONT7_5_1_, dateunit1_.UNITTIMESTAMP as UNITTIME8_5_1_, dateunit1_.UNITYEAR as UNITYEAR9_5_1_, dateunit1_.WEEKDAY as WEEKDAY10_5_1_, organizati2_.ID as ID1_11_2_, organizati2_.T_CREATEDON as T_CREATE2_11_2_, organizati2_.DESCRIPTION as DESCRIPT3_11_2_, organizati2_.NAME as NAME4_11_2_, organizati2_.T_UPDATEDON as T_UPDATE5_11_2_ from TEST.INVOICE invoice_v1x0_ inner join TEST.DATEUNIT dateunit1_ on invoice_v1x0_.DATEUNIT_UNITDAY=dateunit1_.UNITDAY inner join TEST.ORGANIZATION organizati2_ on invoice_v1x0_.ORGANIZATION_ID=organizati2_.ID where invoice_v1x0_.ID=? {1: 76}]</text:p>
          </table:table-cell>
          <table:table-cell office:value-type="float" office:value="1" table:style-name="ce1">
            <text:p>1</text:p>
          </table:table-cell>
          <table:table-cell table:number-columns-repeated="16381"/>
        </table:table-row>
        <table:table-row table:style-name="ro1">
          <table:table-cell office:value-type="string" table:style-name="ce1">
            <text:p>Line 29885:</text:p>
          </table:table-cell>
          <table:table-cell office:value-type="string" table:style-name="ce2">
            <text:p>14:10:22.592 [main] TRACE org.hibernate.resource.jdbc.internal.ResourceRegistryStandardImpl - Registering statement [prep176: select items0_.INVOICE_ID as INVOICE13_9_0_, items0_.ID as ID1_9_0_, items0_.ID as ID1_9_1_, items0_.CATEGORY_ID as CATEGOR10_9_1_, items0_.COMMENT as COMMENT2_9_1_, items0_.T_CREATEDON as T_CREATE3_9_1_, items0_.DATEUNIT_UNITDAY as DATEUNI11_9_1_, items0_.DESCRIPTION1 as DESCRIPT4_9_1_, items0_.DESCRIPTION2 as DESCRIPT5_9_1_, items0_.FAMILY_MEMBER_ID as FAMILY_12_9_1_, items0_.INVOICE_ID as INVOICE13_9_1_, items0_.ORDER_NUMBER as ORDER_NU6_9_1_, items0_.SUB_TOTAL as SUB_TOTA7_9_1_, items0_.TAX_ID as TAX_ID14_9_1_, items0_.TOTAL as TOTAL8_9_1_, items0_.T_UPDATEDON as T_UPDATE9_9_1_, category1_.ID as ID2_2_2_, category1_.T_CREATEDON as T_CREATE3_2_2_, category1_.DESCRIPTION as DESCRIPT4_2_2_, category1_.NAME as NAME5_2_2_, category1_.T_UPDATEDON as T_UPDATE6_2_2_, category1_.CATEGORY_GROUP_ID as CATEGORY7_2_2_, category1_.CATEGORY_GROUP_TYPE as CATEGORY1_2_2_, categor...</text:p>
          </table:table-cell>
          <table:table-cell table:number-columns-repeated="16382" table:style-name="ce1"/>
        </table:table-row>
        <table:table-row table:style-name="ro1">
          <table:table-cell office:value-type="string" table:style-name="ce1">
            <text:p>Line 29886:</text:p>
          </table:table-cell>
          <table:table-cell office:value-type="string" table:style-name="ce2">
            <text:p>14:10:22.593 [main] TRACE org.hibernate.engine.jdbc.internal.JdbcCoordinatorImpl - Registering last query statement [prep176: select items0_.INVOICE_ID as INVOICE13_9_0_, items0_.ID as ID1_9_0_, items0_.ID as ID1_9_1_, items0_.CATEGORY_ID as CATEGOR10_9_1_, items0_.COMMENT as COMMENT2_9_1_, items0_.T_CREATEDON as T_CREATE3_9_1_, items0_.DATEUNIT_UNITDAY as DATEUNI11_9_1_, items0_.DESCRIPTION1 as DESCRIPT4_9_1_, items0_.DESCRIPTION2 as DESCRIPT5_9_1_, items0_.FAMILY_MEMBER_ID as FAMILY_12_9_1_, items0_.INVOICE_ID as INVOICE13_9_1_, items0_.ORDER_NUMBER as ORDER_NU6_9_1_, items0_.SUB_TOTAL as SUB_TOTA7_9_1_, items0_.TAX_ID as TAX_ID14_9_1_, items0_.TOTAL as TOTAL8_9_1_, items0_.T_UPDATEDON as T_UPDATE9_9_1_, category1_.ID as ID2_2_2_, category1_.T_CREATEDON as T_CREATE3_2_2_, category1_.DESCRIPTION as DESCRIPT4_2_2_, category1_.NAME as NAME5_2_2_, category1_.T_UPDATEDON as T_UPDATE6_2_2_, category1_.CATEGORY_GROUP_ID as CATEGORY7_2_2_, category1_.CATEGORY_GROUP_TYPE as CATEGORY1_2_2_, categor...</text:p>
          </table:table-cell>
          <table:table-cell table:number-columns-repeated="16382" table:style-name="ce1"/>
        </table:table-row>
        <table:table-row table:style-name="ro1">
          <table:table-cell office:value-type="string" table:style-name="ce1">
            <text:p>Line 30182:</text:p>
          </table:table-cell>
          <table:table-cell office:value-type="string" table:style-name="ce2">
            <text:p>14:10:22.739 [main] TRACE org.hibernate.resource.jdbc.internal.ResourceRegistryStandardImpl - Releasing statement [prep176: select items0_.INVOICE_ID as INVOICE13_9_0_, items0_.ID as ID1_9_0_, items0_.ID as ID1_9_1_, items0_.CATEGORY_ID as CATEGOR10_9_1_, items0_.COMMENT as COMMENT2_9_1_, items0_.T_CREATEDON as T_CREATE3_9_1_, items0_.DATEUNIT_UNITDAY as DATEUNI11_9_1_, items0_.DESCRIPTION1 as DESCRIPT4_9_1_, items0_.DESCRIPTION2 as DESCRIPT5_9_1_, items0_.FAMILY_MEMBER_ID as FAMILY_12_9_1_, items0_.INVOICE_ID as INVOICE13_9_1_, items0_.ORDER_NUMBER as ORDER_NU6_9_1_, items0_.SUB_TOTAL as SUB_TOTA7_9_1_, items0_.TAX_ID as TAX_ID14_9_1_, items0_.TOTAL as TOTAL8_9_1_, items0_.T_UPDATEDON as T_UPDATE9_9_1_, category1_.ID as ID2_2_2_, category1_.T_CREATEDON as T_CREATE3_2_2_, category1_.DESCRIPTION as DESCRIPT4_2_2_, category1_.NAME as NAME5_2_2_, category1_.T_UPDATEDON as T_UPDATE6_2_2_, category1_.CATEGORY_GROUP_ID as CATEGORY7_2_2_, category1_.CATEGORY_GROUP_TYPE as CATEGORY1_2_2_, categoryg...</text:p>
          </table:table-cell>
          <table:table-cell table:number-columns-repeated="16382" table:style-name="ce1"/>
        </table:table-row>
        <table:table-row table:style-name="ro1">
          <table:table-cell office:value-type="string" table:style-name="ce1">
            <text:p>Line 30184:</text:p>
          </table:table-cell>
          <table:table-cell office:value-type="string" table:style-name="ce2">
            <text:p>14:10:22.740 [main] TRACE org.hibernate.resource.jdbc.internal.ResourceRegistryStandardImpl - Closing prepared statement [prep176: select items0_.INVOICE_ID as INVOICE13_9_0_, items0_.ID as ID1_9_0_, items0_.ID as ID1_9_1_, items0_.CATEGORY_ID as CATEGOR10_9_1_, items0_.COMMENT as COMMENT2_9_1_, items0_.T_CREATEDON as T_CREATE3_9_1_, items0_.DATEUNIT_UNITDAY as DATEUNI11_9_1_, items0_.DESCRIPTION1 as DESCRIPT4_9_1_, items0_.DESCRIPTION2 as DESCRIPT5_9_1_, items0_.FAMILY_MEMBER_ID as FAMILY_12_9_1_, items0_.INVOICE_ID as INVOICE13_9_1_, items0_.ORDER_NUMBER as ORDER_NU6_9_1_, items0_.SUB_TOTAL as SUB_TOTA7_9_1_, items0_.TAX_ID as TAX_ID14_9_1_, items0_.TOTAL as TOTAL8_9_1_, items0_.T_UPDATEDON as T_UPDATE9_9_1_, category1_.ID as ID2_2_2_, category1_.T_CREATEDON as T_CREATE3_2_2_, category1_.DESCRIPTION as DESCRIPT4_2_2_, category1_.NAME as NAME5_2_2_, category1_.T_UPDATEDON as T_UPDATE6_2_2_, category1_.CATEGORY_GROUP_ID as CATEGORY7_2_2_, category1_.CATEGORY_GROUP_TYPE as CATEGORY1_2_2_, categorygr2_.ID as ID2_3_3_, categorygr2_.T_CREATEDON as T_CREATE3_3_3_, categorygr2_.DESCRIPTION as DESCRIPT4_3_3_, categorygr2_.NAME as NAME5_3_3_, categorygr2_.T_UPDATEDON as T_UPDATE6_3_3_, categorygr2_.TYPE as TYPE1_3_3_, dateunit3_.UNITDAY as UNITDAY1_5_4_, dateunit3_.T_CREATEDON as T_CREATE2_5_4_, dateunit3_.UNITDAYOFMONTH as UNITDAYO3_5_4_, dateunit3_.UNITDAYOFWEEK as UNITDAYO4_5_4_, dateunit3_.UNITDAYOFYEAR as UNITDAYO5_5_4_, dateunit3_.UNITMONTH as UNITMONT6_5_4_, dateunit3_.UNITMONTHOFYEAR as UNITMONT7_5_4_, dateunit3_.UNITTIMESTAMP as UNITTIME8_5_4_, dateunit3_.UNITYEAR as UNITYEAR9_5_4_, dateunit3_.WEEKDAY as WEEKDAY10_5_4_, familymemb4_.ID as ID1_6_5_, familymemb4_.T_CREATEDON as T_CREATE2_6_5_, familymemb4_.DESCRIPTION as DESCRIPT3_6_5_, familymemb4_.NAME as NAME4_6_5_, familymemb4_.T_UPDATEDON as T_UPDATE5_6_5_, tax5_.ID as ID1_12_6_, tax5_.T_CREATEDON as T_CREATE2_12_6_, tax5_.DENORMALIZED_FORMULA as DENORMAL3_12_6_, tax5_.DESCRIPTION as DESCRIPT4_12_6_, tax5_.ENDDATE as ENDDATE5_12_6_, tax5_.FORMULA as FORMULA6_12_6_, tax5_.NAME as NAME7_12_6_, tax5_.RATE as RATE8_12_6_, tax5_.STARTDATE as STARTDAT9_12_6_, tax5_.T_UPDATEDON as T_UPDAT10_12_6_ from TEST.ITEM items0_ inner join TEST.CATEGORY category1_ on items0_.CATEGORY_ID=category1_.ID left outer join TEST.CATEGORY_GROUP categorygr2_ on category1_.CATEGORY_GROUP_ID=categorygr2_.ID inner join TEST.DATEUNIT dateunit3_ on items0_.DATEUNIT_UNITDAY=dateunit3_.UNITDAY inner join TEST.FAMILY_MEMBER familymemb4_ on items0_.FAMILY_MEMBER_ID=familymemb4_.ID inner join TEST.TAX tax5_ on items0_.TAX_ID=tax5_.ID where items0_.INVOICE_ID=? {1: 76}]</text:p>
          </table:table-cell>
          <table:table-cell office:value-type="float" office:value="1" table:style-name="ce1">
            <text:p>1</text:p>
          </table:table-cell>
          <table:table-cell table:number-columns-repeated="16381"/>
        </table:table-row>
        <table:table-row table:style-name="ro1">
          <table:table-cell office:value-type="string" table:style-name="ce1">
            <text:p>Line 30272:</text:p>
          </table:table-cell>
          <table:table-cell office:value-type="string" table:style-name="ce8">
            <text:p>14:10:22.745 [main] DEBUG com.makco.smartfinance.persistence.dao.dao_implementations.InvoiceDAOImpl_v1ForTest - &gt;&gt;&gt;&gt;InvoiceDAOImpl_v1ForTest-&gt;getInvoiceByIdWithItems-&gt;after commit: subtotal=10.0000, total=12.0000</text:p>
          </table:table-cell>
          <table:table-cell table:number-columns-repeated="16382" table:style-name="ce1"/>
        </table:table-row>
        <table:table-row table:style-name="ro1">
          <table:table-cell office:value-type="string" table:style-name="ce1">
            <text:p>Line 30273:</text:p>
          </table:table-cell>
          <table:table-cell office:value-type="string" table:style-name="ce8">
            <text:p>14:10:22.745 [main] DEBUG com.makco.smartfinance.persistence.dao.dao_implementations.InvoiceDAOImpl_v1ForTest - &gt;&gt;&gt;&gt;InvoiceDAOImpl_v1ForTest-&gt;getInvoiceByIdWithItems-&gt;after commit: create=2016-07-23T14:10:22.523, update=2016-07-23T14:10:22.544</text:p>
          </table:table-cell>
          <table:table-cell table:number-columns-repeated="16382" table:style-name="ce1"/>
        </table:table-row>
        <table:table-row table:style-name="ro1">
          <table:table-cell office:value-type="string" table:style-name="ce1">
            <text:p>Line 30280:</text:p>
          </table:table-cell>
          <table:table-cell office:value-type="string" table:style-name="ce8">
            <text:p>14:10:22.746 [main] DEBUG com.makco.smartfinance.persistence.dao.dao_implementations.InvoiceDAOImpl_v1ForTest - &gt;&gt;&gt;&gt;InvoiceDAOImpl_v1ForTest-&gt;getInvoiceByIdWithItems-&gt;after close: subtotal=10.0000, total=12.0000</text:p>
          </table:table-cell>
          <table:table-cell table:number-columns-repeated="16382" table:style-name="ce1"/>
        </table:table-row>
        <table:table-row table:style-name="ro1">
          <table:table-cell office:value-type="string" table:style-name="ce1">
            <text:p>Line 30281:</text:p>
          </table:table-cell>
          <table:table-cell office:value-type="string" table:style-name="ce8">
            <text:p>14:10:22.746 [main] DEBUG com.makco.smartfinance.persistence.dao.dao_implementations.InvoiceDAOImpl_v1ForTest - &gt;&gt;&gt;&gt;InvoiceDAOImpl_v1ForTest-&gt;getInvoiceByIdWithItems-&gt;after close: create=2016-07-23T14:10:22.523, update=2016-07-23T14:10:22.544</text:p>
          </table:table-cell>
          <table:table-cell table:number-columns-repeated="16382" table:style-name="ce1"/>
        </table:table-row>
        <table:table-row table:style-name="ro1">
          <table:table-cell table:number-columns-repeated="16384"/>
        </table:table-row>
        <table:table-row table:style-name="ro1">
          <table:table-cell table:style-name="ce1"/>
          <table:table-cell table:style-name="ce3"/>
          <table:table-cell office:value-type="float" office:value="12" table:formula="msoxl:=SUM(C1:C98)" table:style-name="ce1">
            <text:p>12</text:p>
          </table:table-cell>
          <table:table-cell table:number-columns-repeated="16381"/>
        </table:table-row>
        <table:table-row table:number-rows-repeated="1048477" table:style-name="ro1">
          <table:table-cell table:number-columns-repeated="16384"/>
        </table:table-row>
      </table:table>
      <table:table table:name="Conclusion_invoice_item" table:style-name="ta2">
        <table:table-column table:style-name="co1" table:default-cell-style-name="ce1"/>
        <table:table-column table:style-name="co2" table:number-columns-repeated="16383" table:default-cell-style-name="ce1"/>
        <table:table-row table:style-name="ro1">
          <table:table-cell office:value-type="string" table:style-name="ce13">
            <text:p>generated_annotation</text:p>
          </table:table-cell>
          <table:table-cell table:number-columns-repeated="16383" table:style-name="ce1"/>
        </table:table-row>
        <table:table-row table:style-name="ro6">
          <table:table-cell office:value-type="string" table:style-name="ce10">
            <text:p>invoice_v1</text:p>
            <text:p><text:span text:style-name="T2"><text:s text:c="4"/>@org.hibernate.annotations.Generated(</text:span></text:p>
            <text:p><text:span text:style-name="T2"><text:s text:c="12"/>GenerationTime.ALWAYS</text:span></text:p>
            <text:p><text:span text:style-name="T2"><text:s text:c="4"/>)</text:span></text:p>
            <text:p><text:s text:c="4"/>@Column(name = "SUB_TOTAL", insertable = false, updatable = false)</text:p>
            <text:p><text:s text:c="4"/>private BigDecimal subTotal = new BigDecimal("0");</text:p>
            <text:p/>
            <text:p><text:span text:style-name="T2"><text:s text:c="4"/>@org.hibernate.annotations.Generated(</text:span></text:p>
            <text:p><text:span text:style-name="T2"><text:s text:c="12"/>GenerationTime.ALWAYS</text:span></text:p>
            <text:p><text:span text:style-name="T2"><text:s text:c="4"/>)</text:span></text:p>
            <text:p><text:s text:c="4"/>@Column(name = "TOTAL", insertable = false, updatable = false)</text:p>
            <text:p><text:s text:c="4"/>private BigDecimal total = new BigDecimal("0");</text:p>
            <text:p/>
            <text:p>item_v1</text:p>
            <text:p><text:s text:c="4"/>@ManyToOne(fetch = FetchType.EAGER)</text:p>
            <text:p><text:s text:c="4"/>@JoinColumn(name = "DATEUNIT_UNITDAY", referencedColumnName = "UNITDAY", nullable = false, insertable = false, updatable = false)</text:p>
            <text:p><text:span text:style-name="T2"><text:s text:c="4"/>@org.hibernate.annotations.Generated(</text:span></text:p>
            <text:p><text:span text:style-name="T2"><text:s text:c="12"/>GenerationTime.ALWAYS</text:span></text:p>
            <text:p><text:span text:style-name="T2"><text:s text:c="4"/>)</text:span></text:p>
            <text:p><text:s text:c="4"/>private DateUnit dateUnit;</text:p>
          </table:table-cell>
          <table:table-cell table:number-columns-repeated="16383" table:style-name="ce1"/>
        </table:table-row>
        <table:table-row table:style-name="ro1">
          <table:table-cell table:number-columns-repeated="16384"/>
        </table:table-row>
        <table:table-row table:style-name="ro1">
          <table:table-cell office:value-type="string" table:style-name="ce13">
            <text:p>no generated_annotation</text:p>
          </table:table-cell>
          <table:table-cell table:number-columns-repeated="16383" table:style-name="ce1"/>
        </table:table-row>
        <table:table-row table:style-name="ro2">
          <table:table-cell office:value-type="string" table:style-name="ce10">
            <text:p>invoice_v1</text:p>
            <text:p><text:s text:c="4"/>@Column(name = "SUB_TOTAL", insertable = false, updatable = false)</text:p>
            <text:p><text:s text:c="4"/>private BigDecimal subTotal = new BigDecimal("0");</text:p>
            <text:p/>
            <text:p><text:s text:c="4"/>@Column(name = "TOTAL", insertable = false, updatable = false)</text:p>
            <text:p><text:s text:c="4"/>private BigDecimal total = new BigDecimal("0");</text:p>
            <text:p/>
            <text:p>item_v1</text:p>
            <text:p><text:s text:c="4"/>@ManyToOne(fetch = FetchType.EAGER)</text:p>
            <text:p><text:s text:c="4"/>@JoinColumn(name = "DATEUNIT_UNITDAY", referencedColumnName = "UNITDAY", nullable = false, insertable = false, updatable = false)</text:p>
            <text:p><text:s text:c="4"/>private DateUnit dateUnit;</text:p>
          </table:table-cell>
          <table:table-cell table:number-columns-repeated="16383" table:style-name="ce1"/>
        </table:table-row>
        <table:table-row table:style-name="ro1">
          <table:table-cell table:number-columns-repeated="16384"/>
        </table:table-row>
        <table:table-row table:style-name="ro4">
          <table:table-cell office:value-type="string" table:style-name="ce11">
            <text:p>in both cases the real create and update time is shown only after select; before that it's hibernate's time, not DB time</text:p>
          </table:table-cell>
          <table:table-cell table:number-columns-repeated="16383" table:style-name="ce1"/>
        </table:table-row>
        <table:table-row table:style-name="ro4">
          <table:table-cell office:value-type="string" table:style-name="ce11">
            <text:p>subtotal and total (values are changed in triggers): are shown only after select or another saveOrUpdate! Flush, merge, refresh don't help.</text:p>
          </table:table-cell>
          <table:table-cell table:number-columns-repeated="16383" table:style-name="ce1"/>
        </table:table-row>
        <table:table-row table:style-name="ro5">
          <table:table-cell office:value-type="string" table:style-name="ce11">
            <text:p>In generated entity there's one additional guery to get subtotal and total that is useless as values are not populated to the entity. This select query runs before first invoice trigger update when subtotal / total are changed.</text:p>
          </table:table-cell>
          <table:table-cell table:number-columns-repeated="16383" table:style-name="ce1"/>
        </table:table-row>
        <table:table-row table:style-name="ro1">
          <table:table-cell table:number-columns-repeated="16384"/>
        </table:table-row>
        <table:table-row table:style-name="ro1">
          <table:table-cell office:value-type="string" table:style-name="ce12">
            <text:p>Closing prepared statement [prep</text:p>
          </table:table-cell>
          <table:table-cell office:value-type="string" table:style-name="ce1">
            <text:p>all</text:p>
          </table:table-cell>
          <table:table-cell office:value-type="string" table:style-name="ce1">
            <text:p>invoice/item</text:p>
          </table:table-cell>
          <table:table-cell table:number-columns-repeated="16381"/>
        </table:table-row>
        <table:table-row table:style-name="ro1">
          <table:table-cell office:value-type="string" table:style-name="ce14">
            <text:p>generated_annotation</text:p>
          </table:table-cell>
          <table:table-cell office:value-type="float" office:value="24" table:style-name="ce15">
            <text:p>24</text:p>
          </table:table-cell>
          <table:table-cell office:value-type="float" office:value="13" table:style-name="ce16">
            <text:p>13</text:p>
          </table:table-cell>
          <table:table-cell table:number-columns-repeated="16381"/>
        </table:table-row>
        <table:table-row table:style-name="ro1">
          <table:table-cell office:value-type="string" table:style-name="ce15">
            <text:p>no generated_annotation</text:p>
          </table:table-cell>
          <table:table-cell office:value-type="float" office:value="23" table:style-name="ce15">
            <text:p>23</text:p>
          </table:table-cell>
          <table:table-cell office:value-type="float" office:value="12" table:style-name="ce16">
            <text:p>12</text:p>
          </table:table-cell>
          <table:table-cell table:number-columns-repeated="16381"/>
        </table:table-row>
        <table:table-row table:style-name="ro1">
          <table:table-cell table:number-columns-repeated="16384"/>
        </table:table-row>
        <table:table-row table:style-name="ro1">
          <table:table-cell office:value-type="string" table:style-name="ce1">
            <text:p>item queries don't contain dateunit column</text:p>
          </table:table-cell>
          <table:table-cell table:number-columns-repeated="16383" table:style-name="ce1"/>
        </table:table-row>
        <table:table-row table:style-name="ro1">
          <table:table-cell office:value-type="string" table:style-name="ce1">
            <text:p>invoice queries don't contain subtotal/total columns</text:p>
          </table:table-cell>
          <table:table-cell table:number-columns-repeated="16383" table:style-name="ce1"/>
        </table:table-row>
        <table:table-row table:number-rows-repeated="1048560" table:style-name="ro1">
          <table:table-cell table:number-columns-repeated="16384"/>
        </table:table-row>
      </table:table>
      <table:table table:name="generated_annotation_inv_itm" table:style-name="ta1">
        <table:table-column table:style-name="co3" table:default-cell-style-name="ce1"/>
        <table:table-column table:style-name="co5" table:default-cell-style-name="ce1"/>
        <table:table-column table:style-name="co2" table:number-columns-repeated="16382" table:default-cell-style-name="ce1"/>
        <table:table-row table:style-name="ro1">
          <table:table-cell office:value-type="string" table:style-name="ce1">
            <text:p>Line 28937:</text:p>
          </table:table-cell>
          <table:table-cell office:value-type="string" table:style-name="ce2">
            <text:p>15:01:12.174 [main] TRACE org.hibernate.resource.jdbc.internal.ResourceRegistryStandardImpl - Registering statement [prep138: select dateunit0_.UNITDAY as UNITDAY1_5_, dateunit0_.T_CREATEDON as T_CREATE2_5_, dateunit0_.UNITDAYOFMONTH as UNITDAYO3_5_, dateunit0_.UNITDAYOFWEEK as UNITDAYO4_5_, dateunit0_.UNITDAYOFYEAR as UNITDAYO5_5_, dateunit0_.UNITMONTH as UNITMONT6_5_, dateunit0_.UNITMONTHOFYEAR as UNITMONT7_5_, dateunit0_.UNITTIMESTAMP as UNITTIME8_5_, dateunit0_.UNITYEAR as UNITYEAR9_5_, dateunit0_.WEEKDAY as WEEKDAY10_5_ from TEST.DATEUNIT dateunit0_ order by dateunit0_.UNITDAY]</text:p>
          </table:table-cell>
          <table:table-cell table:number-columns-repeated="16382"/>
        </table:table-row>
        <table:table-row table:style-name="ro1">
          <table:table-cell office:value-type="string" table:style-name="ce1">
            <text:p>Line 28938:</text:p>
          </table:table-cell>
          <table:table-cell office:value-type="string" table:style-name="ce2">
            <text:p>15:01:12.174 [main] TRACE org.hibernate.engine.jdbc.internal.JdbcCoordinatorImpl - Registering last query statement [prep138: select dateunit0_.UNITDAY as UNITDAY1_5_, dateunit0_.T_CREATEDON as T_CREATE2_5_, dateunit0_.UNITDAYOFMONTH as UNITDAYO3_5_, dateunit0_.UNITDAYOFWEEK as UNITDAYO4_5_, dateunit0_.UNITDAYOFYEAR as UNITDAYO5_5_, dateunit0_.UNITMONTH as UNITMONT6_5_, dateunit0_.UNITMONTHOFYEAR as UNITMONT7_5_, dateunit0_.UNITTIMESTAMP as UNITTIME8_5_, dateunit0_.UNITYEAR as UNITYEAR9_5_, dateunit0_.WEEKDAY as WEEKDAY10_5_ from TEST.DATEUNIT dateunit0_ order by dateunit0_.UNITDAY]</text:p>
          </table:table-cell>
          <table:table-cell table:number-columns-repeated="16382"/>
        </table:table-row>
        <table:table-row table:style-name="ro1">
          <table:table-cell office:value-type="string" table:style-name="ce1">
            <text:p>Line 28960:</text:p>
          </table:table-cell>
          <table:table-cell office:value-type="string" table:style-name="ce2">
            <text:p>15:01:12.196 [main] TRACE org.hibernate.resource.jdbc.internal.ResourceRegistryStandardImpl - Releasing statement [prep138: select dateunit0_.UNITDAY as UNITDAY1_5_, dateunit0_.T_CREATEDON as T_CREATE2_5_, dateunit0_.UNITDAYOFMONTH as UNITDAYO3_5_, dateunit0_.UNITDAYOFWEEK as UNITDAYO4_5_, dateunit0_.UNITDAYOFYEAR as UNITDAYO5_5_, dateunit0_.UNITMONTH as UNITMONT6_5_, dateunit0_.UNITMONTHOFYEAR as UNITMONT7_5_, dateunit0_.UNITTIMESTAMP as UNITTIME8_5_, dateunit0_.UNITYEAR as UNITYEAR9_5_, dateunit0_.WEEKDAY as WEEKDAY10_5_ from TEST.DATEUNIT dateunit0_ order by dateunit0_.UNITDAY]</text:p>
          </table:table-cell>
          <table:table-cell table:number-columns-repeated="16382"/>
        </table:table-row>
        <table:table-row table:style-name="ro1">
          <table:table-cell office:value-type="string" table:style-name="ce1">
            <text:p>Line 28962:</text:p>
          </table:table-cell>
          <table:table-cell office:value-type="string" table:style-name="ce2">
            <text:p>15:01:12.197 [main] TRACE org.hibernate.resource.jdbc.internal.ResourceRegistryStandardImpl - Closing prepared statement [prep138: select dateunit0_.UNITDAY as UNITDAY1_5_, dateunit0_.T_CREATEDON as T_CREATE2_5_, dateunit0_.UNITDAYOFMONTH as UNITDAYO3_5_, dateunit0_.UNITDAYOFWEEK as UNITDAYO4_5_, dateunit0_.UNITDAYOFYEAR as UNITDAYO5_5_, dateunit0_.UNITMONTH as UNITMONT6_5_, dateunit0_.UNITMONTHOFYEAR as UNITMONT7_5_, dateunit0_.UNITTIMESTAMP as UNITTIME8_5_, dateunit0_.UNITYEAR as UNITYEAR9_5_, dateunit0_.WEEKDAY as WEEKDAY10_5_ from TEST.DATEUNIT dateunit0_ order by dateunit0_.UNITDAY]</text:p>
          </table:table-cell>
          <table:table-cell table:number-columns-repeated="16382"/>
        </table:table-row>
        <table:table-row table:style-name="ro1">
          <table:table-cell office:value-type="string" table:style-name="ce1">
            <text:p>Line 29007:</text:p>
          </table:table-cell>
          <table:table-cell office:value-type="string" table:style-name="ce1">
            <text:p>15:01:12.356 [main] TRACE org.hibernate.resource.jdbc.internal.ResourceRegistryStandardImpl - Registering statement [prep139: call next value for TEST.SEQ_CATEGORY_GROUP]</text:p>
          </table:table-cell>
          <table:table-cell table:number-columns-repeated="16382"/>
        </table:table-row>
        <table:table-row table:style-name="ro1">
          <table:table-cell office:value-type="string" table:style-name="ce1">
            <text:p>Line 29012:</text:p>
          </table:table-cell>
          <table:table-cell office:value-type="string" table:style-name="ce1">
            <text:p>15:01:12.363 [main] TRACE org.hibernate.resource.jdbc.internal.ResourceRegistryStandardImpl - Releasing statement [prep139: call next value for TEST.SEQ_CATEGORY_GROUP]</text:p>
          </table:table-cell>
          <table:table-cell table:number-columns-repeated="16382"/>
        </table:table-row>
        <table:table-row table:style-name="ro1">
          <table:table-cell office:value-type="string" table:style-name="ce1">
            <text:p>Line 29014:</text:p>
          </table:table-cell>
          <table:table-cell office:value-type="string" table:style-name="ce1">
            <text:p>15:01:12.363 [main] TRACE org.hibernate.resource.jdbc.internal.ResourceRegistryStandardImpl - Closing prepared statement [prep139: call next value for TEST.SEQ_CATEGORY_GROUP]</text:p>
          </table:table-cell>
          <table:table-cell table:number-columns-repeated="16382"/>
        </table:table-row>
        <table:table-row table:style-name="ro1">
          <table:table-cell office:value-type="string" table:style-name="ce1">
            <text:p>Line 29054:</text:p>
          </table:table-cell>
          <table:table-cell office:value-type="string" table:style-name="ce1">
            <text:p>15:01:12.433 [main] TRACE org.hibernate.resource.jdbc.internal.ResourceRegistryStandardImpl - Registering statement [prep140: insert into TEST.CATEGORY_GROUP (DESCRIPTION, NAME, TYPE, ID) values (?, ?, 'C', ?)]</text:p>
          </table:table-cell>
          <table:table-cell table:number-columns-repeated="16382"/>
        </table:table-row>
        <table:table-row table:style-name="ro1">
          <table:table-cell office:value-type="string" table:style-name="ce1">
            <text:p>Line 29061:</text:p>
          </table:table-cell>
          <table:table-cell office:value-type="string" table:style-name="ce1">
            <text:p>15:01:12.439 [main] TRACE org.hibernate.resource.jdbc.internal.ResourceRegistryStandardImpl - Releasing statement [prep140: insert into TEST.CATEGORY_GROUP (DESCRIPTION, NAME, TYPE, ID) values (?, ?, 'C', ?) {1: 'desc', 2: 'CG credit773430', 3: 112}]</text:p>
          </table:table-cell>
          <table:table-cell table:number-columns-repeated="16382"/>
        </table:table-row>
        <table:table-row table:style-name="ro1">
          <table:table-cell office:value-type="string" table:style-name="ce1">
            <text:p>Line 29062:</text:p>
          </table:table-cell>
          <table:table-cell office:value-type="string" table:style-name="ce2">
            <text:p>15:01:12.439 [main] TRACE org.hibernate.resource.jdbc.internal.ResourceRegistryStandardImpl - Closing prepared statement [prep140: insert into TEST.CATEGORY_GROUP (DESCRIPTION, NAME, TYPE, ID) values (?, ?, 'C', ?) {1: 'desc', 2: 'CG credit773430', 3: 112}]</text:p>
          </table:table-cell>
          <table:table-cell table:number-columns-repeated="16382"/>
        </table:table-row>
        <table:table-row table:style-name="ro1">
          <table:table-cell office:value-type="string" table:style-name="ce1">
            <text:p>Line 29093:</text:p>
          </table:table-cell>
          <table:table-cell office:value-type="string" table:style-name="ce1">
            <text:p>15:01:12.443 [main] TRACE org.hibernate.resource.jdbc.internal.ResourceRegistryStandardImpl - Registering statement [prep142: call next value for TEST.SEQ_CATEGORY]</text:p>
          </table:table-cell>
          <table:table-cell table:number-columns-repeated="16382"/>
        </table:table-row>
        <table:table-row table:style-name="ro1">
          <table:table-cell office:value-type="string" table:style-name="ce1">
            <text:p>Line 29098:</text:p>
          </table:table-cell>
          <table:table-cell office:value-type="string" table:style-name="ce1">
            <text:p>15:01:12.446 [main] TRACE org.hibernate.resource.jdbc.internal.ResourceRegistryStandardImpl - Releasing statement [prep142: call next value for TEST.SEQ_CATEGORY]</text:p>
          </table:table-cell>
          <table:table-cell table:number-columns-repeated="16382"/>
        </table:table-row>
        <table:table-row table:style-name="ro1">
          <table:table-cell office:value-type="string" table:style-name="ce1">
            <text:p>Line 29100:</text:p>
          </table:table-cell>
          <table:table-cell office:value-type="string" table:style-name="ce1">
            <text:p>15:01:12.446 [main] TRACE org.hibernate.resource.jdbc.internal.ResourceRegistryStandardImpl - Closing prepared statement [prep142: call next value for TEST.SEQ_CATEGORY]</text:p>
          </table:table-cell>
          <table:table-cell table:number-columns-repeated="16382"/>
        </table:table-row>
        <table:table-row table:style-name="ro1">
          <table:table-cell office:value-type="string" table:style-name="ce1">
            <text:p>Line 29128:</text:p>
          </table:table-cell>
          <table:table-cell office:value-type="string" table:style-name="ce1">
            <text:p>15:01:12.448 [main] TRACE org.hibernate.resource.jdbc.internal.ResourceRegistryStandardImpl - Registering statement [prep143: insert into TEST.CATEGORY (DESCRIPTION, NAME, CATEGORY_GROUP_ID, CATEGORY_GROUP_TYPE, ID) values (?, ?, ?, 'C', ?)]</text:p>
          </table:table-cell>
          <table:table-cell table:number-columns-repeated="16382"/>
        </table:table-row>
        <table:table-row table:style-name="ro1">
          <table:table-cell office:value-type="string" table:style-name="ce1">
            <text:p>Line 29137:</text:p>
          </table:table-cell>
          <table:table-cell office:value-type="string" table:style-name="ce2">
            <text:p>15:01:12.450 [main] TRACE org.hibernate.resource.jdbc.internal.ResourceRegistryStandardImpl - Releasing statement [prep143: insert into TEST.CATEGORY (DESCRIPTION, NAME, CATEGORY_GROUP_ID, CATEGORY_GROUP_TYPE, ID) values (?, ?, ?, 'C', ?) {1: 'desc', 2: 'C credit773430', 3: 112, 4: 80}]</text:p>
          </table:table-cell>
          <table:table-cell table:number-columns-repeated="16382"/>
        </table:table-row>
        <table:table-row table:style-name="ro1">
          <table:table-cell office:value-type="string" table:style-name="ce1">
            <text:p>Line 29138:</text:p>
          </table:table-cell>
          <table:table-cell office:value-type="string" table:style-name="ce2">
            <text:p>15:01:12.451 [main] TRACE org.hibernate.resource.jdbc.internal.ResourceRegistryStandardImpl - Closing prepared statement [prep143: insert into TEST.CATEGORY (DESCRIPTION, NAME, CATEGORY_GROUP_ID, CATEGORY_GROUP_TYPE, ID) values (?, ?, ?, 'C', ?) {1: 'desc', 2: 'C credit773430', 3: 112, 4: 80}]</text:p>
          </table:table-cell>
          <table:table-cell table:number-columns-repeated="16382"/>
        </table:table-row>
        <table:table-row table:style-name="ro1">
          <table:table-cell office:value-type="string" table:style-name="ce1">
            <text:p>Line 29168:</text:p>
          </table:table-cell>
          <table:table-cell office:value-type="string" table:style-name="ce1">
            <text:p>15:01:12.455 [main] TRACE org.hibernate.resource.jdbc.internal.ResourceRegistryStandardImpl - Registering statement [prep145: call next value for TEST.SEQ_TAX]</text:p>
          </table:table-cell>
          <table:table-cell table:number-columns-repeated="16382"/>
        </table:table-row>
        <table:table-row table:style-name="ro1">
          <table:table-cell office:value-type="string" table:style-name="ce1">
            <text:p>Line 29173:</text:p>
          </table:table-cell>
          <table:table-cell office:value-type="string" table:style-name="ce1">
            <text:p>15:01:12.456 [main] TRACE org.hibernate.resource.jdbc.internal.ResourceRegistryStandardImpl - Releasing statement [prep145: call next value for TEST.SEQ_TAX]</text:p>
          </table:table-cell>
          <table:table-cell table:number-columns-repeated="16382"/>
        </table:table-row>
        <table:table-row table:style-name="ro1">
          <table:table-cell office:value-type="string" table:style-name="ce1">
            <text:p>Line 29175:</text:p>
          </table:table-cell>
          <table:table-cell office:value-type="string" table:style-name="ce1">
            <text:p>15:01:12.456 [main] TRACE org.hibernate.resource.jdbc.internal.ResourceRegistryStandardImpl - Closing prepared statement [prep145: call next value for TEST.SEQ_TAX]</text:p>
          </table:table-cell>
          <table:table-cell table:number-columns-repeated="16382"/>
        </table:table-row>
        <table:table-row table:style-name="ro1">
          <table:table-cell office:value-type="string" table:style-name="ce1">
            <text:p>Line 29219:</text:p>
          </table:table-cell>
          <table:table-cell office:value-type="string" table:style-name="ce2">
            <text:p>15:01:12.458 [main] TRACE org.hibernate.resource.jdbc.internal.ResourceRegistryStandardImpl - Registering statement [prep146: insert into TEST.TAX (DENORMALIZED_FORMULA, DESCRIPTION, ENDDATE, FORMULA, NAME, RATE, STARTDATE, ID) values (?, ?, ?, ?, ?, ?, ?, ?)]</text:p>
          </table:table-cell>
          <table:table-cell table:number-columns-repeated="16382"/>
        </table:table-row>
        <table:table-row table:style-name="ro1">
          <table:table-cell office:value-type="string" table:style-name="ce1">
            <text:p>Line 29231:</text:p>
          </table:table-cell>
          <table:table-cell office:value-type="string" table:style-name="ce2">
            <text:p>15:01:12.462 [main] TRACE org.hibernate.resource.jdbc.internal.ResourceRegistryStandardImpl - Releasing statement [prep146: insert into TEST.TAX (DENORMALIZED_FORMULA, DESCRIPTION, ENDDATE, FORMULA, NAME, RATE, STARTDATE, ID) values (?, ?, ?, ?, ?, ?, ?, ?) {1: '{NUM}+1', 2: 'tax1 desc', 3: NULL, 4: '{NUM}+{RATE}', 5: 'tax1 773430', 6: 1, 7: NULL, 8: 95}]</text:p>
          </table:table-cell>
          <table:table-cell table:number-columns-repeated="16382"/>
        </table:table-row>
        <table:table-row table:style-name="ro1">
          <table:table-cell office:value-type="string" table:style-name="ce1">
            <text:p>Line 29232:</text:p>
          </table:table-cell>
          <table:table-cell office:value-type="string" table:style-name="ce2">
            <text:p>15:01:12.462 [main] TRACE org.hibernate.resource.jdbc.internal.ResourceRegistryStandardImpl - Closing prepared statement [prep146: insert into TEST.TAX (DENORMALIZED_FORMULA, DESCRIPTION, ENDDATE, FORMULA, NAME, RATE, STARTDATE, ID) values (?, ?, ?, ?, ?, ?, ?, ?) {1: '{NUM}+1', 2: 'tax1 desc', 3: NULL, 4: '{NUM}+{RATE}', 5: 'tax1 773430', 6: 1, 7: NULL, 8: 95}]</text:p>
          </table:table-cell>
          <table:table-cell table:number-columns-repeated="16382"/>
        </table:table-row>
        <table:table-row table:style-name="ro1">
          <table:table-cell office:value-type="string" table:style-name="ce1">
            <text:p>Line 29265:</text:p>
          </table:table-cell>
          <table:table-cell office:value-type="string" table:style-name="ce1">
            <text:p>15:01:12.464 [main] TRACE org.hibernate.resource.jdbc.internal.ResourceRegistryStandardImpl - Registering statement [prep148: call next value for TEST.SEQ_TAX]</text:p>
          </table:table-cell>
          <table:table-cell table:number-columns-repeated="16382"/>
        </table:table-row>
        <table:table-row table:style-name="ro1">
          <table:table-cell office:value-type="string" table:style-name="ce1">
            <text:p>Line 29270:</text:p>
          </table:table-cell>
          <table:table-cell office:value-type="string" table:style-name="ce1">
            <text:p>15:01:12.464 [main] TRACE org.hibernate.resource.jdbc.internal.ResourceRegistryStandardImpl - Releasing statement [prep148: call next value for TEST.SEQ_TAX]</text:p>
          </table:table-cell>
          <table:table-cell table:number-columns-repeated="16382"/>
        </table:table-row>
        <table:table-row table:style-name="ro1">
          <table:table-cell office:value-type="string" table:style-name="ce1">
            <text:p>Line 29272:</text:p>
          </table:table-cell>
          <table:table-cell office:value-type="string" table:style-name="ce1">
            <text:p>15:01:12.464 [main] TRACE org.hibernate.resource.jdbc.internal.ResourceRegistryStandardImpl - Closing prepared statement [prep148: call next value for TEST.SEQ_TAX]</text:p>
          </table:table-cell>
          <table:table-cell table:number-columns-repeated="16382"/>
        </table:table-row>
        <table:table-row table:style-name="ro1">
          <table:table-cell office:value-type="string" table:style-name="ce1">
            <text:p>Line 29316:</text:p>
          </table:table-cell>
          <table:table-cell office:value-type="string" table:style-name="ce2">
            <text:p>15:01:12.466 [main] TRACE org.hibernate.resource.jdbc.internal.ResourceRegistryStandardImpl - Registering statement [prep149: insert into TEST.TAX (DENORMALIZED_FORMULA, DESCRIPTION, ENDDATE, FORMULA, NAME, RATE, STARTDATE, ID) values (?, ?, ?, ?, ?, ?, ?, ?)]</text:p>
          </table:table-cell>
          <table:table-cell table:number-columns-repeated="16382"/>
        </table:table-row>
        <table:table-row table:style-name="ro1">
          <table:table-cell office:value-type="string" table:style-name="ce1">
            <text:p>Line 29328:</text:p>
          </table:table-cell>
          <table:table-cell office:value-type="string" table:style-name="ce2">
            <text:p>15:01:12.467 [main] TRACE org.hibernate.resource.jdbc.internal.ResourceRegistryStandardImpl - Releasing statement [prep149: insert into TEST.TAX (DENORMALIZED_FORMULA, DESCRIPTION, ENDDATE, FORMULA, NAME, RATE, STARTDATE, ID) values (?, ?, ?, ?, ?, ?, ?, ?) {1: '{NUM}*1', 2: 'tax2 desc', 3: NULL, 4: '{NUM}*{RATE}', 5: 'tax2 773430', 6: 1, 7: NULL, 8: 96}]</text:p>
          </table:table-cell>
          <table:table-cell table:number-columns-repeated="16382"/>
        </table:table-row>
        <table:table-row table:style-name="ro1">
          <table:table-cell office:value-type="string" table:style-name="ce1">
            <text:p>Line 29329:</text:p>
          </table:table-cell>
          <table:table-cell office:value-type="string" table:style-name="ce2">
            <text:p>15:01:12.467 [main] TRACE org.hibernate.resource.jdbc.internal.ResourceRegistryStandardImpl - Closing prepared statement [prep149: insert into TEST.TAX (DENORMALIZED_FORMULA, DESCRIPTION, ENDDATE, FORMULA, NAME, RATE, STARTDATE, ID) values (?, ?, ?, ?, ?, ?, ?, ?) {1: '{NUM}*1', 2: 'tax2 desc', 3: NULL, 4: '{NUM}*{RATE}', 5: 'tax2 773430', 6: 1, 7: NULL, 8: 96}]</text:p>
          </table:table-cell>
          <table:table-cell table:number-columns-repeated="16382"/>
        </table:table-row>
        <table:table-row table:style-name="ro1">
          <table:table-cell office:value-type="string" table:style-name="ce1">
            <text:p>Line 29362:</text:p>
          </table:table-cell>
          <table:table-cell office:value-type="string" table:style-name="ce1">
            <text:p>15:01:12.469 [main] TRACE org.hibernate.resource.jdbc.internal.ResourceRegistryStandardImpl - Registering statement [prep151: call next value for TEST.SEQ_FAMILY_MEMBER]</text:p>
          </table:table-cell>
          <table:table-cell table:number-columns-repeated="16382"/>
        </table:table-row>
        <table:table-row table:style-name="ro1">
          <table:table-cell office:value-type="string" table:style-name="ce1">
            <text:p>Line 29367:</text:p>
          </table:table-cell>
          <table:table-cell office:value-type="string" table:style-name="ce1">
            <text:p>15:01:12.470 [main] TRACE org.hibernate.resource.jdbc.internal.ResourceRegistryStandardImpl - Releasing statement [prep151: call next value for TEST.SEQ_FAMILY_MEMBER]</text:p>
          </table:table-cell>
          <table:table-cell table:number-columns-repeated="16382"/>
        </table:table-row>
        <table:table-row table:style-name="ro1">
          <table:table-cell office:value-type="string" table:style-name="ce1">
            <text:p>Line 29369:</text:p>
          </table:table-cell>
          <table:table-cell office:value-type="string" table:style-name="ce1">
            <text:p>15:01:12.470 [main] TRACE org.hibernate.resource.jdbc.internal.ResourceRegistryStandardImpl - Closing prepared statement [prep151: call next value for TEST.SEQ_FAMILY_MEMBER]</text:p>
          </table:table-cell>
          <table:table-cell table:number-columns-repeated="16382"/>
        </table:table-row>
        <table:table-row table:style-name="ro1">
          <table:table-cell office:value-type="string" table:style-name="ce1">
            <text:p>Line 29395:</text:p>
          </table:table-cell>
          <table:table-cell office:value-type="string" table:style-name="ce1">
            <text:p>15:01:12.471 [main] TRACE org.hibernate.resource.jdbc.internal.ResourceRegistryStandardImpl - Registering statement [prep152: insert into TEST.FAMILY_MEMBER (DESCRIPTION, NAME, ID) values (?, ?, ?)]</text:p>
          </table:table-cell>
          <table:table-cell table:number-columns-repeated="16382"/>
        </table:table-row>
        <table:table-row table:style-name="ro1">
          <table:table-cell office:value-type="string" table:style-name="ce1">
            <text:p>Line 29402:</text:p>
          </table:table-cell>
          <table:table-cell office:value-type="string" table:style-name="ce1">
            <text:p>15:01:12.473 [main] TRACE org.hibernate.resource.jdbc.internal.ResourceRegistryStandardImpl - Releasing statement [prep152: insert into TEST.FAMILY_MEMBER (DESCRIPTION, NAME, ID) values (?, ?, ?) {1: 'family member desc', 2: 'FM 773430', 3: 80}]</text:p>
          </table:table-cell>
          <table:table-cell table:number-columns-repeated="16382"/>
        </table:table-row>
        <table:table-row table:style-name="ro1">
          <table:table-cell office:value-type="string" table:style-name="ce1">
            <text:p>Line 29403:</text:p>
          </table:table-cell>
          <table:table-cell office:value-type="string" table:style-name="ce1">
            <text:p>15:01:12.473 [main] TRACE org.hibernate.resource.jdbc.internal.ResourceRegistryStandardImpl - Closing prepared statement [prep152: insert into TEST.FAMILY_MEMBER (DESCRIPTION, NAME, ID) values (?, ?, ?) {1: 'family member desc', 2: 'FM 773430', 3: 80}]</text:p>
          </table:table-cell>
          <table:table-cell table:number-columns-repeated="16382"/>
        </table:table-row>
        <table:table-row table:style-name="ro1">
          <table:table-cell office:value-type="string" table:style-name="ce1">
            <text:p>Line 29422:</text:p>
          </table:table-cell>
          <table:table-cell office:value-type="string" table:style-name="ce17">
            <text:p>15:01:12.642 [main] DEBUG com.makco.smartfinance.persistence.dao.dao_implementations.InvoiceDAOImpl_v1ForTest - &gt;&gt;&gt;&gt;InvoiceDAOImpl_v1ForTest-&gt;saveOrUpdateInvoice-&gt;before transaction: subtotal=0, total=0</text:p>
          </table:table-cell>
          <table:table-cell table:number-columns-repeated="16382"/>
        </table:table-row>
        <table:table-row table:style-name="ro1">
          <table:table-cell office:value-type="string" table:style-name="ce1">
            <text:p>Line 29423:</text:p>
          </table:table-cell>
          <table:table-cell office:value-type="string" table:style-name="ce17">
            <text:p>15:01:12.642 [main] DEBUG com.makco.smartfinance.persistence.dao.dao_implementations.InvoiceDAOImpl_v1ForTest - &gt;&gt;&gt;&gt;InvoiceDAOImpl_v1ForTest-&gt;saveOrUpdateInvoice-&gt;before transaction: create=null, update=null</text:p>
          </table:table-cell>
          <table:table-cell table:number-columns-repeated="16382"/>
        </table:table-row>
        <table:table-row table:style-name="ro1">
          <table:table-cell office:value-type="string" table:style-name="ce1">
            <text:p>Line 29434:</text:p>
          </table:table-cell>
          <table:table-cell office:value-type="string" table:style-name="ce1">
            <text:p>15:01:12.643 [main] TRACE org.hibernate.resource.jdbc.internal.ResourceRegistryStandardImpl - Registering statement [prep154: call next value for TEST.SEQ_INVOICE]</text:p>
          </table:table-cell>
          <table:table-cell table:number-columns-repeated="16382"/>
        </table:table-row>
        <table:table-row table:style-name="ro1">
          <table:table-cell office:value-type="string" table:style-name="ce1">
            <text:p>Line 29439:</text:p>
          </table:table-cell>
          <table:table-cell office:value-type="string" table:style-name="ce1">
            <text:p>15:01:12.643 [main] TRACE org.hibernate.resource.jdbc.internal.ResourceRegistryStandardImpl - Releasing statement [prep154: call next value for TEST.SEQ_INVOICE]</text:p>
          </table:table-cell>
          <table:table-cell table:number-columns-repeated="16382"/>
        </table:table-row>
        <table:table-row table:style-name="ro1">
          <table:table-cell office:value-type="string" table:style-name="ce1">
            <text:p>Line 29441:</text:p>
          </table:table-cell>
          <table:table-cell office:value-type="string" table:style-name="ce1">
            <text:p>15:01:12.643 [main] TRACE org.hibernate.resource.jdbc.internal.ResourceRegistryStandardImpl - Closing prepared statement [prep154: call next value for TEST.SEQ_INVOICE]</text:p>
          </table:table-cell>
          <table:table-cell table:number-columns-repeated="16382"/>
        </table:table-row>
        <table:table-row table:style-name="ro1">
          <table:table-cell office:value-type="string" table:style-name="ce1">
            <text:p>Line 29451:</text:p>
          </table:table-cell>
          <table:table-cell office:value-type="string" table:style-name="ce1">
            <text:p>15:01:12.645 [main] TRACE org.hibernate.resource.jdbc.internal.ResourceRegistryStandardImpl - Registering statement [prep155: call next value for TEST.SEQ_ORGANIZATION]</text:p>
          </table:table-cell>
          <table:table-cell table:number-columns-repeated="16382"/>
        </table:table-row>
        <table:table-row table:style-name="ro1">
          <table:table-cell office:value-type="string" table:style-name="ce1">
            <text:p>Line 29456:</text:p>
          </table:table-cell>
          <table:table-cell office:value-type="string" table:style-name="ce1">
            <text:p>15:01:12.645 [main] TRACE org.hibernate.resource.jdbc.internal.ResourceRegistryStandardImpl - Releasing statement [prep155: call next value for TEST.SEQ_ORGANIZATION]</text:p>
          </table:table-cell>
          <table:table-cell table:number-columns-repeated="16382"/>
        </table:table-row>
        <table:table-row table:style-name="ro1">
          <table:table-cell office:value-type="string" table:style-name="ce1">
            <text:p>Line 29458:</text:p>
          </table:table-cell>
          <table:table-cell office:value-type="string" table:style-name="ce1">
            <text:p>15:01:12.645 [main] TRACE org.hibernate.resource.jdbc.internal.ResourceRegistryStandardImpl - Closing prepared statement [prep155: call next value for TEST.SEQ_ORGANIZATION]</text:p>
          </table:table-cell>
          <table:table-cell table:number-columns-repeated="16382"/>
        </table:table-row>
        <table:table-row table:style-name="ro1">
          <table:table-cell office:value-type="string" table:style-name="ce1">
            <text:p>Line 29473:</text:p>
          </table:table-cell>
          <table:table-cell office:value-type="string" table:style-name="ce1">
            <text:p>15:01:12.649 [main] TRACE org.hibernate.resource.jdbc.internal.ResourceRegistryStandardImpl - Registering statement [prep156: select dateunit_.UNITDAY from TEST.DATEUNIT dateunit_ where dateunit_.UNITDAY=?]</text:p>
          </table:table-cell>
          <table:table-cell table:number-columns-repeated="16382"/>
        </table:table-row>
        <table:table-row table:style-name="ro1">
          <table:table-cell office:value-type="string" table:style-name="ce1">
            <text:p>Line 29478:</text:p>
          </table:table-cell>
          <table:table-cell office:value-type="string" table:style-name="ce1">
            <text:p>15:01:12.649 [main] TRACE org.hibernate.resource.jdbc.internal.ResourceRegistryStandardImpl - Releasing statement [prep156: select dateunit_.UNITDAY from TEST.DATEUNIT dateunit_ where dateunit_.UNITDAY=? {1: 17004}]</text:p>
          </table:table-cell>
          <table:table-cell table:number-columns-repeated="16382"/>
        </table:table-row>
        <table:table-row table:style-name="ro1">
          <table:table-cell office:value-type="string" table:style-name="ce1">
            <text:p>Line 29480:</text:p>
          </table:table-cell>
          <table:table-cell office:value-type="string" table:style-name="ce1">
            <text:p>15:01:12.649 [main] TRACE org.hibernate.resource.jdbc.internal.ResourceRegistryStandardImpl - Closing prepared statement [prep156: select dateunit_.UNITDAY from TEST.DATEUNIT dateunit_ where dateunit_.UNITDAY=? {1: 17004}]</text:p>
          </table:table-cell>
          <table:table-cell table:number-columns-repeated="16382"/>
        </table:table-row>
        <table:table-row table:style-name="ro1">
          <table:table-cell office:value-type="string" table:style-name="ce1">
            <text:p>Line 29492:</text:p>
          </table:table-cell>
          <table:table-cell office:value-type="string" table:style-name="ce1">
            <text:p>15:01:12.650 [main] TRACE org.hibernate.resource.jdbc.internal.ResourceRegistryStandardImpl - Registering statement [prep157: call next value for TEST.SEQ_ITEM]</text:p>
          </table:table-cell>
          <table:table-cell table:number-columns-repeated="16382"/>
        </table:table-row>
        <table:table-row table:style-name="ro1">
          <table:table-cell office:value-type="string" table:style-name="ce1">
            <text:p>Line 29497:</text:p>
          </table:table-cell>
          <table:table-cell office:value-type="string" table:style-name="ce1">
            <text:p>15:01:12.653 [main] TRACE org.hibernate.resource.jdbc.internal.ResourceRegistryStandardImpl - Releasing statement [prep157: call next value for TEST.SEQ_ITEM]</text:p>
          </table:table-cell>
          <table:table-cell table:number-columns-repeated="16382"/>
        </table:table-row>
        <table:table-row table:style-name="ro1">
          <table:table-cell office:value-type="string" table:style-name="ce1">
            <text:p>Line 29499:</text:p>
          </table:table-cell>
          <table:table-cell office:value-type="string" table:style-name="ce1">
            <text:p>15:01:12.653 [main] TRACE org.hibernate.resource.jdbc.internal.ResourceRegistryStandardImpl - Closing prepared statement [prep157: call next value for TEST.SEQ_ITEM]</text:p>
          </table:table-cell>
          <table:table-cell table:number-columns-repeated="16382"/>
        </table:table-row>
        <table:table-row table:style-name="ro1">
          <table:table-cell office:value-type="string" table:style-name="ce1">
            <text:p>Line 29517:</text:p>
          </table:table-cell>
          <table:table-cell office:value-type="string" table:style-name="ce1">
            <text:p>15:01:12.654 [main] TRACE org.hibernate.resource.jdbc.internal.ResourceRegistryStandardImpl - Registering statement [prep158: call next value for TEST.SEQ_ITEM]</text:p>
          </table:table-cell>
          <table:table-cell table:number-columns-repeated="16382"/>
        </table:table-row>
        <table:table-row table:style-name="ro1">
          <table:table-cell office:value-type="string" table:style-name="ce1">
            <text:p>Line 29522:</text:p>
          </table:table-cell>
          <table:table-cell office:value-type="string" table:style-name="ce1">
            <text:p>15:01:12.654 [main] TRACE org.hibernate.resource.jdbc.internal.ResourceRegistryStandardImpl - Releasing statement [prep158: call next value for TEST.SEQ_ITEM]</text:p>
          </table:table-cell>
          <table:table-cell table:number-columns-repeated="16382"/>
        </table:table-row>
        <table:table-row table:style-name="ro1">
          <table:table-cell office:value-type="string" table:style-name="ce1">
            <text:p>Line 29524:</text:p>
          </table:table-cell>
          <table:table-cell office:value-type="string" table:style-name="ce1">
            <text:p>15:01:12.654 [main] TRACE org.hibernate.resource.jdbc.internal.ResourceRegistryStandardImpl - Closing prepared statement [prep158: call next value for TEST.SEQ_ITEM]</text:p>
          </table:table-cell>
          <table:table-cell table:number-columns-repeated="16382"/>
        </table:table-row>
        <table:table-row table:style-name="ro1">
          <table:table-cell office:value-type="string" table:style-name="ce1">
            <text:p>Line 29542:</text:p>
          </table:table-cell>
          <table:table-cell office:value-type="string" table:style-name="ce1">
            <text:p>15:01:12.662 [main] TRACE org.hibernate.resource.jdbc.internal.ResourceRegistryStandardImpl - Registering statement [prep159: call next value for TEST.SEQ_ITEM]</text:p>
          </table:table-cell>
          <table:table-cell table:number-columns-repeated="16382"/>
        </table:table-row>
        <table:table-row table:style-name="ro1">
          <table:table-cell office:value-type="string" table:style-name="ce1">
            <text:p>Line 29547:</text:p>
          </table:table-cell>
          <table:table-cell office:value-type="string" table:style-name="ce1">
            <text:p>15:01:12.662 [main] TRACE org.hibernate.resource.jdbc.internal.ResourceRegistryStandardImpl - Releasing statement [prep159: call next value for TEST.SEQ_ITEM]</text:p>
          </table:table-cell>
          <table:table-cell table:number-columns-repeated="16382"/>
        </table:table-row>
        <table:table-row table:style-name="ro1">
          <table:table-cell office:value-type="string" table:style-name="ce1">
            <text:p>Line 29549:</text:p>
          </table:table-cell>
          <table:table-cell office:value-type="string" table:style-name="ce1">
            <text:p>15:01:12.662 [main] TRACE org.hibernate.resource.jdbc.internal.ResourceRegistryStandardImpl - Closing prepared statement [prep159: call next value for TEST.SEQ_ITEM]</text:p>
          </table:table-cell>
          <table:table-cell table:number-columns-repeated="16382"/>
        </table:table-row>
        <table:table-row table:style-name="ro1">
          <table:table-cell office:value-type="string" table:style-name="ce1">
            <text:p>Line 29567:</text:p>
          </table:table-cell>
          <table:table-cell office:value-type="string" table:style-name="ce1">
            <text:p>15:01:12.663 [main] TRACE org.hibernate.resource.jdbc.internal.ResourceRegistryStandardImpl - Registering statement [prep160: call next value for TEST.SEQ_ITEM]</text:p>
          </table:table-cell>
          <table:table-cell table:number-columns-repeated="16382"/>
        </table:table-row>
        <table:table-row table:style-name="ro1">
          <table:table-cell office:value-type="string" table:style-name="ce1">
            <text:p>Line 29572:</text:p>
          </table:table-cell>
          <table:table-cell office:value-type="string" table:style-name="ce1">
            <text:p>15:01:12.663 [main] TRACE org.hibernate.resource.jdbc.internal.ResourceRegistryStandardImpl - Releasing statement [prep160: call next value for TEST.SEQ_ITEM]</text:p>
          </table:table-cell>
          <table:table-cell table:number-columns-repeated="16382"/>
        </table:table-row>
        <table:table-row table:style-name="ro1">
          <table:table-cell office:value-type="string" table:style-name="ce1">
            <text:p>Line 29574:</text:p>
          </table:table-cell>
          <table:table-cell office:value-type="string" table:style-name="ce1">
            <text:p>15:01:12.664 [main] TRACE org.hibernate.resource.jdbc.internal.ResourceRegistryStandardImpl - Closing prepared statement [prep160: call next value for TEST.SEQ_ITEM]</text:p>
          </table:table-cell>
          <table:table-cell table:number-columns-repeated="16382"/>
        </table:table-row>
        <table:table-row table:style-name="ro1">
          <table:table-cell office:value-type="string" table:style-name="ce1">
            <text:p>Line 29639:</text:p>
          </table:table-cell>
          <table:table-cell office:value-type="string" table:style-name="ce1">
            <text:p>15:01:12.668 [main] TRACE org.hibernate.resource.jdbc.internal.ResourceRegistryStandardImpl - Registering statement [prep161: insert into TEST.ORGANIZATION (DESCRIPTION, NAME, ID) values (?, ?, ?)]</text:p>
          </table:table-cell>
          <table:table-cell table:number-columns-repeated="16382"/>
        </table:table-row>
        <table:table-row table:style-name="ro1">
          <table:table-cell office:value-type="string" table:style-name="ce1">
            <text:p>Line 29647:</text:p>
          </table:table-cell>
          <table:table-cell office:value-type="string" table:style-name="ce1">
            <text:p>15:01:12.670 [main] TRACE org.hibernate.resource.jdbc.internal.ResourceRegistryStandardImpl - Releasing statement [prep161: insert into TEST.ORGANIZATION (DESCRIPTION, NAME, ID) values (?, ?, ?) {1: 'org desc 773430', 2: 'OrgName773430', 3: 79}]</text:p>
          </table:table-cell>
          <table:table-cell table:number-columns-repeated="16382"/>
        </table:table-row>
        <table:table-row table:style-name="ro1">
          <table:table-cell office:value-type="string" table:style-name="ce1">
            <text:p>Line 29648:</text:p>
          </table:table-cell>
          <table:table-cell office:value-type="string" table:style-name="ce1">
            <text:p>15:01:12.670 [main] TRACE org.hibernate.resource.jdbc.internal.ResourceRegistryStandardImpl - Closing prepared statement [prep161: insert into TEST.ORGANIZATION (DESCRIPTION, NAME, ID) values (?, ?, ?) {1: 'org desc 773430', 2: 'OrgName773430', 3: 79}]</text:p>
          </table:table-cell>
          <table:table-cell table:number-columns-repeated="16382"/>
        </table:table-row>
        <table:table-row table:style-name="ro1">
          <table:table-cell office:value-type="string" table:style-name="ce1">
            <text:p>Line 29653:</text:p>
          </table:table-cell>
          <table:table-cell office:value-type="string" table:style-name="ce1">
            <text:p>15:01:12.671 [main] TRACE org.hibernate.resource.jdbc.internal.ResourceRegistryStandardImpl - Registering statement [prep163: insert into TEST.INVOICE (COMMENT, DATEUNIT_UNITDAY, INVOICE_NUMBER, ORGANIZATION_ID, ID) values (?, ?, ?, ?, ?)]</text:p>
          </table:table-cell>
          <table:table-cell table:number-columns-repeated="16382"/>
        </table:table-row>
        <table:table-row table:style-name="ro1">
          <table:table-cell office:value-type="string" table:style-name="ce1">
            <text:p>Line 29663:</text:p>
          </table:table-cell>
          <table:table-cell office:value-type="string" table:style-name="ce4">
            <text:p>15:01:12.672 [main] DEBUG com.makco.smartfinance.h2db.triggers.TriggerInvoice - &gt;&gt;&gt;&gt;TriggerInvoice-&gt;insert: subtotal=0.0000, total=0.0000</text:p>
          </table:table-cell>
          <table:table-cell table:number-columns-repeated="16382"/>
        </table:table-row>
        <table:table-row table:style-name="ro1">
          <table:table-cell office:value-type="string" table:style-name="ce1">
            <text:p>Line 29664:</text:p>
          </table:table-cell>
          <table:table-cell office:value-type="string" table:style-name="ce4">
            <text:p>15:01:12.672 [main] DEBUG com.makco.smartfinance.h2db.triggers.TriggerInvoice - &gt;&gt;&gt;&gt;TriggerInvoice-&gt;update: create=2016-07-23 15:01:12.671, update=2016-07-23 15:01:12.671</text:p>
          </table:table-cell>
          <table:table-cell table:number-columns-repeated="16382"/>
        </table:table-row>
        <table:table-row table:style-name="ro1">
          <table:table-cell office:value-type="string" table:style-name="ce1">
            <text:p>Line 29665:</text:p>
          </table:table-cell>
          <table:table-cell office:value-type="string" table:style-name="ce2">
            <text:p>15:01:12.672 [main] TRACE org.hibernate.resource.jdbc.internal.ResourceRegistryStandardImpl - Releasing statement [prep163: insert into TEST.INVOICE (COMMENT, DATEUNIT_UNITDAY, INVOICE_NUMBER, ORGANIZATION_ID, ID) values (?, ?, ?, ?, ?) {1: 'comment 773430', 2: 17004, 3: '20160723773430', 4: 79, 5: 79}]</text:p>
          </table:table-cell>
          <table:table-cell table:number-columns-repeated="16382"/>
        </table:table-row>
        <table:table-row table:style-name="ro1">
          <table:table-cell office:value-type="string" table:style-name="ce1">
            <text:p>Line 29666:</text:p>
          </table:table-cell>
          <table:table-cell office:value-type="string" table:style-name="ce2">
            <text:p>15:01:12.672 [main] TRACE org.hibernate.resource.jdbc.internal.ResourceRegistryStandardImpl - Closing prepared statement [prep163: insert into TEST.INVOICE (COMMENT, DATEUNIT_UNITDAY, INVOICE_NUMBER, ORGANIZATION_ID, ID) values (?, ?, ?, ?, ?) {1: 'comment 773430', 2: 17004, 3: '20160723773430', 4: 79, 5: 79}]</text:p>
          </table:table-cell>
          <table:table-cell table:number-columns-repeated="16382"/>
        </table:table-row>
        <table:table-row table:style-name="ro1">
          <table:table-cell office:value-type="string" table:style-name="ce1">
            <text:p>Line 29670:</text:p>
          </table:table-cell>
          <table:table-cell office:value-type="string" table:style-name="ce2">
            <text:p>15:01:12.673 [main] TRACE org.hibernate.resource.jdbc.internal.ResourceRegistryStandardImpl - Registering statement [prep165: select invoice_v1x_.SUB_TOTAL as SUB_TOTA5_7_, invoice_v1x_.TOTAL as TOTAL6_7_ from TEST.INVOICE invoice_v1x_ where invoice_v1x_.ID=?]</text:p>
          </table:table-cell>
          <table:table-cell table:number-columns-repeated="16382"/>
        </table:table-row>
        <table:table-row table:style-name="ro1">
          <table:table-cell office:value-type="string" table:style-name="ce1">
            <text:p>Line 29677:</text:p>
          </table:table-cell>
          <table:table-cell office:value-type="string" table:style-name="ce2">
            <text:p>15:01:12.678 [main] TRACE org.hibernate.resource.jdbc.internal.ResourceRegistryStandardImpl - Releasing statement [prep165: select invoice_v1x_.SUB_TOTAL as SUB_TOTA5_7_, invoice_v1x_.TOTAL as TOTAL6_7_ from TEST.INVOICE invoice_v1x_ where invoice_v1x_.ID=? {1: 79}]</text:p>
          </table:table-cell>
          <table:table-cell table:number-columns-repeated="16382"/>
        </table:table-row>
        <table:table-row table:style-name="ro1">
          <table:table-cell office:value-type="string" table:style-name="ce1">
            <text:p>Line 29679:</text:p>
          </table:table-cell>
          <table:table-cell office:value-type="string" table:style-name="ce2">
            <text:p>15:01:12.678 [main] TRACE org.hibernate.resource.jdbc.internal.ResourceRegistryStandardImpl - Closing prepared statement [prep165: select invoice_v1x_.SUB_TOTAL as SUB_TOTA5_7_, invoice_v1x_.TOTAL as TOTAL6_7_ from TEST.INVOICE invoice_v1x_ where invoice_v1x_.ID=? {1: 79}]</text:p>
          </table:table-cell>
          <table:table-cell table:number-columns-repeated="16382"/>
        </table:table-row>
        <table:table-row table:style-name="ro1">
          <table:table-cell office:value-type="string" table:style-name="ce1">
            <text:p>Line 29685:</text:p>
          </table:table-cell>
          <table:table-cell office:value-type="string" table:style-name="ce2">
            <text:p>15:01:12.679 [main] TRACE org.hibernate.resource.jdbc.internal.ResourceRegistryStandardImpl - Registering statement [prep166: insert into TEST.ITEM (CATEGORY_ID, COMMENT, DESCRIPTION1, DESCRIPTION2, FAMILY_MEMBER_ID, INVOICE_ID, ORDER_NUMBER, SUB_TOTAL, TAX_ID, TOTAL, ID) values (?, ?, ?, ?, ?, ?, ?, ?, ?, ?, ?)]</text:p>
          </table:table-cell>
          <table:table-cell table:number-columns-repeated="16382"/>
        </table:table-row>
        <table:table-row table:style-name="ro1">
          <table:table-cell office:value-type="string" table:style-name="ce1">
            <text:p>Line 29704:</text:p>
          </table:table-cell>
          <table:table-cell office:value-type="string" table:style-name="ce4">
            <text:p>15:01:12.686 [main] DEBUG com.makco.smartfinance.h2db.triggers.TriggerInvoice - &gt;&gt;&gt;&gt;TriggerInvoice-&gt;update: subtotal=1.0000, total=2.0000</text:p>
          </table:table-cell>
          <table:table-cell table:number-columns-repeated="16382"/>
        </table:table-row>
        <table:table-row table:style-name="ro1">
          <table:table-cell office:value-type="string" table:style-name="ce1">
            <text:p>Line 29705:</text:p>
          </table:table-cell>
          <table:table-cell office:value-type="string" table:style-name="ce4">
            <text:p>15:01:12.686 [main] DEBUG com.makco.smartfinance.h2db.triggers.TriggerInvoice - &gt;&gt;&gt;&gt;TriggerInvoice-&gt;update: create=2016-07-23 15:01:12.671, update=2016-07-23 15:01:12.685</text:p>
          </table:table-cell>
          <table:table-cell table:number-columns-repeated="16382"/>
        </table:table-row>
        <table:table-row table:style-name="ro1">
          <table:table-cell office:value-type="string" table:style-name="ce1">
            <text:p>Line 29706:</text:p>
          </table:table-cell>
          <table:table-cell office:value-type="string" table:style-name="ce19">
            <text:p>15:01:12.686 [main] DEBUG com.makco.smartfinance.h2db.triggers.TriggerItem - &gt;&gt;&gt;&gt;TriggerItem-&gt;insert: subtotal=1.0000, total=2.0000</text:p>
          </table:table-cell>
          <table:table-cell table:number-columns-repeated="16382"/>
        </table:table-row>
        <table:table-row table:style-name="ro1">
          <table:table-cell office:value-type="string" table:style-name="ce1">
            <text:p>Line 29707:</text:p>
          </table:table-cell>
          <table:table-cell office:value-type="string" table:style-name="ce2">
            <text:p>15:01:12.687 [main] TRACE org.hibernate.resource.jdbc.internal.ResourceRegistryStandardImpl - Releasing statement [prep166: insert into TEST.ITEM (CATEGORY_ID, COMMENT, DESCRIPTION1, DESCRIPTION2, FAMILY_MEMBER_ID, INVOICE_ID, ORDER_NUMBER, SUB_TOTAL, TAX_ID, TOTAL, ID) values (?, ?, ?, ?, ?, ?, ?, ?, ?, ?, ?) {1: 80, 2: 'comment', 3: 'desc11', 4: 'desc21', 5: 80, 6: 79, 7: 1, 8: 1, 9: 95, 10: 2.00, 11: 121}]</text:p>
          </table:table-cell>
          <table:table-cell table:number-columns-repeated="16382"/>
        </table:table-row>
        <table:table-row table:style-name="ro1">
          <table:table-cell office:value-type="string" table:style-name="ce1">
            <text:p>Line 29708:</text:p>
          </table:table-cell>
          <table:table-cell office:value-type="string" table:style-name="ce2">
            <text:p>15:01:12.687 [main] TRACE org.hibernate.resource.jdbc.internal.ResourceRegistryStandardImpl - Closing prepared statement [prep166: insert into TEST.ITEM (CATEGORY_ID, COMMENT, DESCRIPTION1, DESCRIPTION2, FAMILY_MEMBER_ID, INVOICE_ID, ORDER_NUMBER, SUB_TOTAL, TAX_ID, TOTAL, ID) values (?, ?, ?, ?, ?, ?, ?, ?, ?, ?, ?) {1: 80, 2: 'comment', 3: 'desc11', 4: 'desc21', 5: 80, 6: 79, 7: 1, 8: 1, 9: 95, 10: 2.00, 11: 121}]</text:p>
          </table:table-cell>
          <table:table-cell table:number-columns-repeated="16382"/>
        </table:table-row>
        <table:table-row table:style-name="ro1">
          <table:table-cell office:value-type="string" table:style-name="ce1">
            <text:p>Line 29712:</text:p>
          </table:table-cell>
          <table:table-cell office:value-type="string" table:style-name="ce1">
            <text:p>15:01:12.688 [main] TRACE org.hibernate.resource.jdbc.internal.ResourceRegistryStandardImpl - Registering statement [prep170: select item_v1x_.DATEUNIT_UNITDAY as DATEUNI11_9_ from TEST.ITEM item_v1x_ where item_v1x_.ID=?]</text:p>
          </table:table-cell>
          <table:table-cell table:number-columns-repeated="16382"/>
        </table:table-row>
        <table:table-row table:style-name="ro1">
          <table:table-cell office:value-type="string" table:style-name="ce1">
            <text:p>Line 29722:</text:p>
          </table:table-cell>
          <table:table-cell office:value-type="string" table:style-name="ce2">
            <text:p>15:01:12.692 [main] TRACE org.hibernate.resource.jdbc.internal.ResourceRegistryStandardImpl - Registering statement [prep171: select dateunit0_.UNITDAY as UNITDAY1_5_0_, dateunit0_.T_CREATEDON as T_CREATE2_5_0_, dateunit0_.UNITDAYOFMONTH as UNITDAYO3_5_0_, dateunit0_.UNITDAYOFWEEK as UNITDAYO4_5_0_, dateunit0_.UNITDAYOFYEAR as UNITDAYO5_5_0_, dateunit0_.UNITMONTH as UNITMONT6_5_0_, dateunit0_.UNITMONTHOFYEAR as UNITMONT7_5_0_, dateunit0_.UNITTIMESTAMP as UNITTIME8_5_0_, dateunit0_.UNITYEAR as UNITYEAR9_5_0_, dateunit0_.WEEKDAY as WEEKDAY10_5_0_ from TEST.DATEUNIT dateunit0_ where dateunit0_.UNITDAY=?]</text:p>
          </table:table-cell>
          <table:table-cell table:number-columns-repeated="16382"/>
        </table:table-row>
        <table:table-row table:style-name="ro1">
          <table:table-cell office:value-type="string" table:style-name="ce1">
            <text:p>Line 29723:</text:p>
          </table:table-cell>
          <table:table-cell office:value-type="string" table:style-name="ce2">
            <text:p>15:01:12.692 [main] TRACE org.hibernate.engine.jdbc.internal.JdbcCoordinatorImpl - Registering last query statement [prep171: select dateunit0_.UNITDAY as UNITDAY1_5_0_, dateunit0_.T_CREATEDON as T_CREATE2_5_0_, dateunit0_.UNITDAYOFMONTH as UNITDAYO3_5_0_, dateunit0_.UNITDAYOFWEEK as UNITDAYO4_5_0_, dateunit0_.UNITDAYOFYEAR as UNITDAYO5_5_0_, dateunit0_.UNITMONTH as UNITMONT6_5_0_, dateunit0_.UNITMONTHOFYEAR as UNITMONT7_5_0_, dateunit0_.UNITTIMESTAMP as UNITTIME8_5_0_, dateunit0_.UNITYEAR as UNITYEAR9_5_0_, dateunit0_.WEEKDAY as WEEKDAY10_5_0_ from TEST.DATEUNIT dateunit0_ where dateunit0_.UNITDAY=?]</text:p>
          </table:table-cell>
          <table:table-cell table:number-columns-repeated="16382"/>
        </table:table-row>
        <table:table-row table:style-name="ro1">
          <table:table-cell office:value-type="string" table:style-name="ce1">
            <text:p>Line 29748:</text:p>
          </table:table-cell>
          <table:table-cell office:value-type="string" table:style-name="ce2">
            <text:p>15:01:12.796 [main] TRACE org.hibernate.resource.jdbc.internal.ResourceRegistryStandardImpl - Releasing statement [prep171: select dateunit0_.UNITDAY as UNITDAY1_5_0_, dateunit0_.T_CREATEDON as T_CREATE2_5_0_, dateunit0_.UNITDAYOFMONTH as UNITDAYO3_5_0_, dateunit0_.UNITDAYOFWEEK as UNITDAYO4_5_0_, dateunit0_.UNITDAYOFYEAR as UNITDAYO5_5_0_, dateunit0_.UNITMONTH as UNITMONT6_5_0_, dateunit0_.UNITMONTHOFYEAR as UNITMONT7_5_0_, dateunit0_.UNITTIMESTAMP as UNITTIME8_5_0_, dateunit0_.UNITYEAR as UNITYEAR9_5_0_, dateunit0_.WEEKDAY as WEEKDAY10_5_0_ from TEST.DATEUNIT dateunit0_ where dateunit0_.UNITDAY=? {1: 17004}]</text:p>
          </table:table-cell>
          <table:table-cell table:number-columns-repeated="16382"/>
        </table:table-row>
        <table:table-row table:style-name="ro1">
          <table:table-cell office:value-type="string" table:style-name="ce1">
            <text:p>Line 29750:</text:p>
          </table:table-cell>
          <table:table-cell office:value-type="string" table:style-name="ce2">
            <text:p>15:01:12.796 [main] TRACE org.hibernate.resource.jdbc.internal.ResourceRegistryStandardImpl - Closing prepared statement [prep171: select dateunit0_.UNITDAY as UNITDAY1_5_0_, dateunit0_.T_CREATEDON as T_CREATE2_5_0_, dateunit0_.UNITDAYOFMONTH as UNITDAYO3_5_0_, dateunit0_.UNITDAYOFWEEK as UNITDAYO4_5_0_, dateunit0_.UNITDAYOFYEAR as UNITDAYO5_5_0_, dateunit0_.UNITMONTH as UNITMONT6_5_0_, dateunit0_.UNITMONTHOFYEAR as UNITMONT7_5_0_, dateunit0_.UNITTIMESTAMP as UNITTIME8_5_0_, dateunit0_.UNITYEAR as UNITYEAR9_5_0_, dateunit0_.WEEKDAY as WEEKDAY10_5_0_ from TEST.DATEUNIT dateunit0_ where dateunit0_.UNITDAY=? {1: 17004}]</text:p>
          </table:table-cell>
          <table:table-cell table:number-columns-repeated="16382"/>
        </table:table-row>
        <table:table-row table:style-name="ro1">
          <table:table-cell office:value-type="string" table:style-name="ce1">
            <text:p>Line 29756:</text:p>
          </table:table-cell>
          <table:table-cell office:value-type="string" table:style-name="ce1">
            <text:p>15:01:12.797 [main] TRACE org.hibernate.resource.jdbc.internal.ResourceRegistryStandardImpl - Releasing statement [prep170: select item_v1x_.DATEUNIT_UNITDAY as DATEUNI11_9_ from TEST.ITEM item_v1x_ where item_v1x_.ID=? {1: 121}]</text:p>
          </table:table-cell>
          <table:table-cell table:number-columns-repeated="16382"/>
        </table:table-row>
        <table:table-row table:style-name="ro1">
          <table:table-cell office:value-type="string" table:style-name="ce1">
            <text:p>Line 29758:</text:p>
          </table:table-cell>
          <table:table-cell office:value-type="string" table:style-name="ce1">
            <text:p>15:01:12.797 [main] TRACE org.hibernate.resource.jdbc.internal.ResourceRegistryStandardImpl - Closing prepared statement [prep170: select item_v1x_.DATEUNIT_UNITDAY as DATEUNI11_9_ from TEST.ITEM item_v1x_ where item_v1x_.ID=? {1: 121}]</text:p>
          </table:table-cell>
          <table:table-cell table:number-columns-repeated="16382"/>
        </table:table-row>
        <table:table-row table:style-name="ro1">
          <table:table-cell office:value-type="string" table:style-name="ce1">
            <text:p>Line 29763:</text:p>
          </table:table-cell>
          <table:table-cell office:value-type="string" table:style-name="ce2">
            <text:p>15:01:12.798 [main] TRACE org.hibernate.resource.jdbc.internal.ResourceRegistryStandardImpl - Registering statement [prep172: insert into TEST.ITEM (CATEGORY_ID, COMMENT, DESCRIPTION1, DESCRIPTION2, FAMILY_MEMBER_ID, INVOICE_ID, ORDER_NUMBER, SUB_TOTAL, TAX_ID, TOTAL, ID) values (?, ?, ?, ?, ?, ?, ?, ?, ?, ?, ?)]</text:p>
          </table:table-cell>
          <table:table-cell table:number-columns-repeated="16382"/>
        </table:table-row>
        <table:table-row table:style-name="ro1">
          <table:table-cell office:value-type="string" table:style-name="ce1">
            <text:p>Line 29782:</text:p>
          </table:table-cell>
          <table:table-cell office:value-type="string" table:style-name="ce18">
            <text:p>15:01:12.800 [main] DEBUG com.makco.smartfinance.h2db.triggers.TriggerInvoice - &gt;&gt;&gt;&gt;TriggerInvoice-&gt;update: subtotal=3.0000, total=4.0000</text:p>
          </table:table-cell>
          <table:table-cell table:number-columns-repeated="16382"/>
        </table:table-row>
        <table:table-row table:style-name="ro1">
          <table:table-cell office:value-type="string" table:style-name="ce1">
            <text:p>Line 29783:</text:p>
          </table:table-cell>
          <table:table-cell office:value-type="string" table:style-name="ce4">
            <text:p>15:01:12.800 [main] DEBUG com.makco.smartfinance.h2db.triggers.TriggerInvoice - &gt;&gt;&gt;&gt;TriggerInvoice-&gt;update: create=2016-07-23 15:01:12.671, update=2016-07-23 15:01:12.8</text:p>
          </table:table-cell>
          <table:table-cell table:number-columns-repeated="16382"/>
        </table:table-row>
        <table:table-row table:style-name="ro1">
          <table:table-cell office:value-type="string" table:style-name="ce1">
            <text:p>Line 29784:</text:p>
          </table:table-cell>
          <table:table-cell office:value-type="string" table:style-name="ce5">
            <text:p>15:01:12.800 [main] DEBUG com.makco.smartfinance.h2db.triggers.TriggerItem - &gt;&gt;&gt;&gt;TriggerItem-&gt;insert: subtotal=2.0000, total=2.0000</text:p>
          </table:table-cell>
          <table:table-cell table:number-columns-repeated="16382"/>
        </table:table-row>
        <table:table-row table:style-name="ro1">
          <table:table-cell office:value-type="string" table:style-name="ce1">
            <text:p>Line 29785:</text:p>
          </table:table-cell>
          <table:table-cell office:value-type="string" table:style-name="ce2">
            <text:p>15:01:12.801 [main] TRACE org.hibernate.resource.jdbc.internal.ResourceRegistryStandardImpl - Releasing statement [prep172: insert into TEST.ITEM (CATEGORY_ID, COMMENT, DESCRIPTION1, DESCRIPTION2, FAMILY_MEMBER_ID, INVOICE_ID, ORDER_NUMBER, SUB_TOTAL, TAX_ID, TOTAL, ID) values (?, ?, ?, ?, ?, ?, ?, ?, ?, ?, ?) {1: 80, 2: 'comment', 3: 'desc12', 4: 'desc22', 5: 80, 6: 79, 7: 2, 8: 2, 9: 96, 10: 2.00, 11: 122}]</text:p>
          </table:table-cell>
          <table:table-cell table:number-columns-repeated="16382"/>
        </table:table-row>
        <table:table-row table:style-name="ro1">
          <table:table-cell office:value-type="string" table:style-name="ce1">
            <text:p>Line 29786:</text:p>
          </table:table-cell>
          <table:table-cell office:value-type="string" table:style-name="ce2">
            <text:p>15:01:12.801 [main] TRACE org.hibernate.resource.jdbc.internal.ResourceRegistryStandardImpl - Closing prepared statement [prep172: insert into TEST.ITEM (CATEGORY_ID, COMMENT, DESCRIPTION1, DESCRIPTION2, FAMILY_MEMBER_ID, INVOICE_ID, ORDER_NUMBER, SUB_TOTAL, TAX_ID, TOTAL, ID) values (?, ?, ?, ?, ?, ?, ?, ?, ?, ?, ?) {1: 80, 2: 'comment', 3: 'desc12', 4: 'desc22', 5: 80, 6: 79, 7: 2, 8: 2, 9: 96, 10: 2.00, 11: 122}]</text:p>
          </table:table-cell>
          <table:table-cell table:number-columns-repeated="16382"/>
        </table:table-row>
        <table:table-row table:style-name="ro1">
          <table:table-cell office:value-type="string" table:style-name="ce1">
            <text:p>Line 29790:</text:p>
          </table:table-cell>
          <table:table-cell office:value-type="string" table:style-name="ce1">
            <text:p>15:01:12.801 [main] TRACE org.hibernate.resource.jdbc.internal.ResourceRegistryStandardImpl - Registering statement [prep176: select item_v1x_.DATEUNIT_UNITDAY as DATEUNI11_9_ from TEST.ITEM item_v1x_ where item_v1x_.ID=?]</text:p>
          </table:table-cell>
          <table:table-cell table:number-columns-repeated="16382"/>
        </table:table-row>
        <table:table-row table:style-name="ro1">
          <table:table-cell office:value-type="string" table:style-name="ce1">
            <text:p>Line 29799:</text:p>
          </table:table-cell>
          <table:table-cell office:value-type="string" table:style-name="ce1">
            <text:p>15:01:12.802 [main] TRACE org.hibernate.resource.jdbc.internal.ResourceRegistryStandardImpl - Releasing statement [prep176: select item_v1x_.DATEUNIT_UNITDAY as DATEUNI11_9_ from TEST.ITEM item_v1x_ where item_v1x_.ID=? {1: 122}]</text:p>
          </table:table-cell>
          <table:table-cell table:number-columns-repeated="16382"/>
        </table:table-row>
        <table:table-row table:style-name="ro1">
          <table:table-cell office:value-type="string" table:style-name="ce1">
            <text:p>Line 29801:</text:p>
          </table:table-cell>
          <table:table-cell office:value-type="string" table:style-name="ce1">
            <text:p>15:01:12.802 [main] TRACE org.hibernate.resource.jdbc.internal.ResourceRegistryStandardImpl - Closing prepared statement [prep176: select item_v1x_.DATEUNIT_UNITDAY as DATEUNI11_9_ from TEST.ITEM item_v1x_ where item_v1x_.ID=? {1: 122}]</text:p>
          </table:table-cell>
          <table:table-cell table:number-columns-repeated="16382"/>
        </table:table-row>
        <table:table-row table:style-name="ro1">
          <table:table-cell office:value-type="string" table:style-name="ce1">
            <text:p>Line 29806:</text:p>
          </table:table-cell>
          <table:table-cell office:value-type="string" table:style-name="ce2">
            <text:p>15:01:12.802 [main] TRACE org.hibernate.resource.jdbc.internal.ResourceRegistryStandardImpl - Registering statement [prep177: insert into TEST.ITEM (CATEGORY_ID, COMMENT, DESCRIPTION1, DESCRIPTION2, FAMILY_MEMBER_ID, INVOICE_ID, ORDER_NUMBER, SUB_TOTAL, TAX_ID, TOTAL, ID) values (?, ?, ?, ?, ?, ?, ?, ?, ?, ?, ?)]</text:p>
          </table:table-cell>
          <table:table-cell table:number-columns-repeated="16382"/>
        </table:table-row>
        <table:table-row table:style-name="ro1">
          <table:table-cell office:value-type="string" table:style-name="ce1">
            <text:p>Line 29825:</text:p>
          </table:table-cell>
          <table:table-cell office:value-type="string" table:style-name="ce4">
            <text:p>15:01:12.804 [main] DEBUG com.makco.smartfinance.h2db.triggers.TriggerInvoice - &gt;&gt;&gt;&gt;TriggerInvoice-&gt;update: subtotal=6.0000, total=8.0000</text:p>
          </table:table-cell>
          <table:table-cell table:number-columns-repeated="16382"/>
        </table:table-row>
        <table:table-row table:style-name="ro1">
          <table:table-cell office:value-type="string" table:style-name="ce1">
            <text:p>Line 29826:</text:p>
          </table:table-cell>
          <table:table-cell office:value-type="string" table:style-name="ce4">
            <text:p>15:01:12.804 [main] DEBUG com.makco.smartfinance.h2db.triggers.TriggerInvoice - &gt;&gt;&gt;&gt;TriggerInvoice-&gt;update: create=2016-07-23 15:01:12.671, update=2016-07-23 15:01:12.804</text:p>
          </table:table-cell>
          <table:table-cell table:number-columns-repeated="16382"/>
        </table:table-row>
        <table:table-row table:style-name="ro1">
          <table:table-cell office:value-type="string" table:style-name="ce1">
            <text:p>Line 29827:</text:p>
          </table:table-cell>
          <table:table-cell office:value-type="string" table:style-name="ce5">
            <text:p>15:01:12.805 [main] DEBUG com.makco.smartfinance.h2db.triggers.TriggerItem - &gt;&gt;&gt;&gt;TriggerItem-&gt;insert: subtotal=3.0000, total=4.0000</text:p>
          </table:table-cell>
          <table:table-cell table:number-columns-repeated="16382"/>
        </table:table-row>
        <table:table-row table:style-name="ro1">
          <table:table-cell office:value-type="string" table:style-name="ce1">
            <text:p>Line 29828:</text:p>
          </table:table-cell>
          <table:table-cell office:value-type="string" table:style-name="ce2">
            <text:p>15:01:12.805 [main] TRACE org.hibernate.resource.jdbc.internal.ResourceRegistryStandardImpl - Releasing statement [prep177: insert into TEST.ITEM (CATEGORY_ID, COMMENT, DESCRIPTION1, DESCRIPTION2, FAMILY_MEMBER_ID, INVOICE_ID, ORDER_NUMBER, SUB_TOTAL, TAX_ID, TOTAL, ID) values (?, ?, ?, ?, ?, ?, ?, ?, ?, ?, ?) {1: 80, 2: 'comment', 3: 'desc13', 4: 'desc23', 5: 80, 6: 79, 7: 3, 8: 3, 9: 95, 10: 4.00, 11: 123}]</text:p>
          </table:table-cell>
          <table:table-cell table:number-columns-repeated="16382"/>
        </table:table-row>
        <table:table-row table:style-name="ro1">
          <table:table-cell office:value-type="string" table:style-name="ce1">
            <text:p>Line 29829:</text:p>
          </table:table-cell>
          <table:table-cell office:value-type="string" table:style-name="ce2">
            <text:p>15:01:12.805 [main] TRACE org.hibernate.resource.jdbc.internal.ResourceRegistryStandardImpl - Closing prepared statement [prep177: insert into TEST.ITEM (CATEGORY_ID, COMMENT, DESCRIPTION1, DESCRIPTION2, FAMILY_MEMBER_ID, INVOICE_ID, ORDER_NUMBER, SUB_TOTAL, TAX_ID, TOTAL, ID) values (?, ?, ?, ?, ?, ?, ?, ?, ?, ?, ?) {1: 80, 2: 'comment', 3: 'desc13', 4: 'desc23', 5: 80, 6: 79, 7: 3, 8: 3, 9: 95, 10: 4.00, 11: 123}]</text:p>
          </table:table-cell>
          <table:table-cell table:number-columns-repeated="16382"/>
        </table:table-row>
        <table:table-row table:style-name="ro1">
          <table:table-cell office:value-type="string" table:style-name="ce1">
            <text:p>Line 29833:</text:p>
          </table:table-cell>
          <table:table-cell office:value-type="string" table:style-name="ce1">
            <text:p>15:01:12.805 [main] TRACE org.hibernate.resource.jdbc.internal.ResourceRegistryStandardImpl - Registering statement [prep181: select item_v1x_.DATEUNIT_UNITDAY as DATEUNI11_9_ from TEST.ITEM item_v1x_ where item_v1x_.ID=?]</text:p>
          </table:table-cell>
          <table:table-cell table:number-columns-repeated="16382"/>
        </table:table-row>
        <table:table-row table:style-name="ro1">
          <table:table-cell office:value-type="string" table:style-name="ce1">
            <text:p>Line 29842:</text:p>
          </table:table-cell>
          <table:table-cell office:value-type="string" table:style-name="ce1">
            <text:p>15:01:12.806 [main] TRACE org.hibernate.resource.jdbc.internal.ResourceRegistryStandardImpl - Releasing statement [prep181: select item_v1x_.DATEUNIT_UNITDAY as DATEUNI11_9_ from TEST.ITEM item_v1x_ where item_v1x_.ID=? {1: 123}]</text:p>
          </table:table-cell>
          <table:table-cell table:number-columns-repeated="16382"/>
        </table:table-row>
        <table:table-row table:style-name="ro1">
          <table:table-cell office:value-type="string" table:style-name="ce1">
            <text:p>Line 29844:</text:p>
          </table:table-cell>
          <table:table-cell office:value-type="string" table:style-name="ce1">
            <text:p>15:01:12.806 [main] TRACE org.hibernate.resource.jdbc.internal.ResourceRegistryStandardImpl - Closing prepared statement [prep181: select item_v1x_.DATEUNIT_UNITDAY as DATEUNI11_9_ from TEST.ITEM item_v1x_ where item_v1x_.ID=? {1: 123}]</text:p>
          </table:table-cell>
          <table:table-cell table:number-columns-repeated="16382"/>
        </table:table-row>
        <table:table-row table:style-name="ro1">
          <table:table-cell office:value-type="string" table:style-name="ce1">
            <text:p>Line 29849:</text:p>
          </table:table-cell>
          <table:table-cell office:value-type="string" table:style-name="ce2">
            <text:p>15:01:12.806 [main] TRACE org.hibernate.resource.jdbc.internal.ResourceRegistryStandardImpl - Registering statement [prep182: insert into TEST.ITEM (CATEGORY_ID, COMMENT, DESCRIPTION1, DESCRIPTION2, FAMILY_MEMBER_ID, INVOICE_ID, ORDER_NUMBER, SUB_TOTAL, TAX_ID, TOTAL, ID) values (?, ?, ?, ?, ?, ?, ?, ?, ?, ?, ?)]</text:p>
          </table:table-cell>
          <table:table-cell table:number-columns-repeated="16382"/>
        </table:table-row>
        <table:table-row table:style-name="ro1">
          <table:table-cell office:value-type="string" table:style-name="ce1">
            <text:p>Line 29868:</text:p>
          </table:table-cell>
          <table:table-cell office:value-type="string" table:style-name="ce18">
            <text:p>15:01:12.808 [main] DEBUG com.makco.smartfinance.h2db.triggers.TriggerInvoice - &gt;&gt;&gt;&gt;TriggerInvoice-&gt;update: subtotal=10.0000, total=12.0000</text:p>
          </table:table-cell>
          <table:table-cell table:number-columns-repeated="16382"/>
        </table:table-row>
        <table:table-row table:style-name="ro1">
          <table:table-cell office:value-type="string" table:style-name="ce1">
            <text:p>Line 29869:</text:p>
          </table:table-cell>
          <table:table-cell office:value-type="string" table:style-name="ce18">
            <text:p>15:01:12.808 [main] DEBUG com.makco.smartfinance.h2db.triggers.TriggerInvoice - &gt;&gt;&gt;&gt;TriggerInvoice-&gt;update: create=2016-07-23 15:01:12.671, update=2016-07-23 15:01:12.808</text:p>
          </table:table-cell>
          <table:table-cell table:number-columns-repeated="16382"/>
        </table:table-row>
        <table:table-row table:style-name="ro1">
          <table:table-cell office:value-type="string" table:style-name="ce1">
            <text:p>Line 29870:</text:p>
          </table:table-cell>
          <table:table-cell office:value-type="string" table:style-name="ce19">
            <text:p>15:01:12.809 [main] DEBUG com.makco.smartfinance.h2db.triggers.TriggerItem - &gt;&gt;&gt;&gt;TriggerItem-&gt;insert: subtotal=4.0000, total=4.0000</text:p>
          </table:table-cell>
          <table:table-cell table:number-columns-repeated="16382"/>
        </table:table-row>
        <table:table-row table:style-name="ro1">
          <table:table-cell office:value-type="string" table:style-name="ce1">
            <text:p>Line 29871:</text:p>
          </table:table-cell>
          <table:table-cell office:value-type="string" table:style-name="ce2">
            <text:p>15:01:12.810 [main] TRACE org.hibernate.resource.jdbc.internal.ResourceRegistryStandardImpl - Releasing statement [prep182: insert into TEST.ITEM (CATEGORY_ID, COMMENT, DESCRIPTION1, DESCRIPTION2, FAMILY_MEMBER_ID, INVOICE_ID, ORDER_NUMBER, SUB_TOTAL, TAX_ID, TOTAL, ID) values (?, ?, ?, ?, ?, ?, ?, ?, ?, ?, ?) {1: 80, 2: 'comment', 3: 'desc14', 4: 'desc24', 5: 80, 6: 79, 7: 4, 8: 4, 9: 96, 10: 4.00, 11: 124}]</text:p>
          </table:table-cell>
          <table:table-cell table:number-columns-repeated="16382"/>
        </table:table-row>
        <table:table-row table:style-name="ro1">
          <table:table-cell office:value-type="string" table:style-name="ce1">
            <text:p>Line 29872:</text:p>
          </table:table-cell>
          <table:table-cell office:value-type="string" table:style-name="ce2">
            <text:p>15:01:12.810 [main] TRACE org.hibernate.resource.jdbc.internal.ResourceRegistryStandardImpl - Closing prepared statement [prep182: insert into TEST.ITEM (CATEGORY_ID, COMMENT, DESCRIPTION1, DESCRIPTION2, FAMILY_MEMBER_ID, INVOICE_ID, ORDER_NUMBER, SUB_TOTAL, TAX_ID, TOTAL, ID) values (?, ?, ?, ?, ?, ?, ?, ?, ?, ?, ?) {1: 80, 2: 'comment', 3: 'desc14', 4: 'desc24', 5: 80, 6: 79, 7: 4, 8: 4, 9: 96, 10: 4.00, 11: 124}]</text:p>
          </table:table-cell>
          <table:table-cell table:number-columns-repeated="16382"/>
        </table:table-row>
        <table:table-row table:style-name="ro1">
          <table:table-cell office:value-type="string" table:style-name="ce1">
            <text:p>Line 29876:</text:p>
          </table:table-cell>
          <table:table-cell office:value-type="string" table:style-name="ce1">
            <text:p>15:01:12.810 [main] TRACE org.hibernate.resource.jdbc.internal.ResourceRegistryStandardImpl - Registering statement [prep186: select item_v1x_.DATEUNIT_UNITDAY as DATEUNI11_9_ from TEST.ITEM item_v1x_ where item_v1x_.ID=?]</text:p>
          </table:table-cell>
          <table:table-cell table:number-columns-repeated="16382"/>
        </table:table-row>
        <table:table-row table:style-name="ro1">
          <table:table-cell office:value-type="string" table:style-name="ce1">
            <text:p>Line 29885:</text:p>
          </table:table-cell>
          <table:table-cell office:value-type="string" table:style-name="ce1">
            <text:p>15:01:12.811 [main] TRACE org.hibernate.resource.jdbc.internal.ResourceRegistryStandardImpl - Releasing statement [prep186: select item_v1x_.DATEUNIT_UNITDAY as DATEUNI11_9_ from TEST.ITEM item_v1x_ where item_v1x_.ID=? {1: 124}]</text:p>
          </table:table-cell>
          <table:table-cell table:number-columns-repeated="16382"/>
        </table:table-row>
        <table:table-row table:style-name="ro1">
          <table:table-cell office:value-type="string" table:style-name="ce1">
            <text:p>Line 29887:</text:p>
          </table:table-cell>
          <table:table-cell office:value-type="string" table:style-name="ce1">
            <text:p>15:01:12.811 [main] TRACE org.hibernate.resource.jdbc.internal.ResourceRegistryStandardImpl - Closing prepared statement [prep186: select item_v1x_.DATEUNIT_UNITDAY as DATEUNI11_9_ from TEST.ITEM item_v1x_ where item_v1x_.ID=? {1: 124}]</text:p>
          </table:table-cell>
          <table:table-cell table:number-columns-repeated="16382"/>
        </table:table-row>
        <table:table-row table:style-name="ro1">
          <table:table-cell office:value-type="string" table:style-name="ce1">
            <text:p>Line 29899:</text:p>
          </table:table-cell>
          <table:table-cell office:value-type="string" table:style-name="ce17">
            <text:p>15:01:12.812 [main] DEBUG com.makco.smartfinance.persistence.dao.dao_implementations.InvoiceDAOImpl_v1ForTest - &gt;&gt;&gt;&gt;InvoiceDAOImpl_v1ForTest-&gt;saveOrUpdateInvoice-&gt;after commit: subtotal=0.0000, total=0.0000</text:p>
          </table:table-cell>
          <table:table-cell table:number-columns-repeated="16382"/>
        </table:table-row>
        <table:table-row table:style-name="ro1">
          <table:table-cell office:value-type="string" table:style-name="ce1">
            <text:p>Line 29900:</text:p>
          </table:table-cell>
          <table:table-cell office:value-type="string" table:style-name="ce17">
            <text:p>15:01:12.812 [main] DEBUG com.makco.smartfinance.persistence.dao.dao_implementations.InvoiceDAOImpl_v1ForTest - &gt;&gt;&gt;&gt;InvoiceDAOImpl_v1ForTest-&gt;saveOrUpdateInvoice-&gt;after commit: create=2016-07-23T15:01:12.668, update=2016-07-23T15:01:12.668</text:p>
          </table:table-cell>
          <table:table-cell table:number-columns-repeated="16382"/>
        </table:table-row>
        <table:table-row table:style-name="ro1">
          <table:table-cell office:value-type="string" table:style-name="ce1">
            <text:p>Line 29908:</text:p>
          </table:table-cell>
          <table:table-cell office:value-type="string" table:style-name="ce6">
            <text:p>15:01:12.813 [main] DEBUG com.makco.smartfinance.persistence.dao.dao_implementations.InvoiceDAOImpl_v1ForTest - &gt;&gt;&gt;&gt;InvoiceDAOImpl_v1ForTest-&gt;saveOrUpdateInvoice-&gt;after close: subtotal=0.0000, total=0.0000</text:p>
          </table:table-cell>
          <table:table-cell table:number-columns-repeated="16382"/>
        </table:table-row>
        <table:table-row table:style-name="ro1">
          <table:table-cell office:value-type="string" table:style-name="ce1">
            <text:p>Line 29909:</text:p>
          </table:table-cell>
          <table:table-cell office:value-type="string" table:style-name="ce6">
            <text:p>15:01:12.813 [main] DEBUG com.makco.smartfinance.persistence.dao.dao_implementations.InvoiceDAOImpl_v1ForTest - &gt;&gt;&gt;&gt;InvoiceDAOImpl_v1ForTest-&gt;saveOrUpdateInvoice-&gt;after close: create=2016-07-23T15:01:12.668, update=2016-07-23T15:01:12.668</text:p>
          </table:table-cell>
          <table:table-cell table:number-columns-repeated="16382"/>
        </table:table-row>
        <table:table-row table:style-name="ro1">
          <table:table-cell office:value-type="string" table:style-name="ce1">
            <text:p>Line 29911:</text:p>
          </table:table-cell>
          <table:table-cell office:value-type="string" table:style-name="ce7">
            <text:p>15:01:12.813 [main] DEBUG com.makco.smartfinance.persistence.dao.dao_implementations.InvoiceDAOImpl_v1ForTest - &gt;&gt;&gt;&gt;InvoiceDAOImpl_v1ForTest-&gt;getInvoiceByIdWithItems-&gt;before transaction: invoice == null</text:p>
          </table:table-cell>
          <table:table-cell table:number-columns-repeated="16382"/>
        </table:table-row>
        <table:table-row table:style-name="ro1">
          <table:table-cell office:value-type="string" table:style-name="ce1">
            <text:p>Line 29924:</text:p>
          </table:table-cell>
          <table:table-cell office:value-type="string" table:style-name="ce2">
            <text:p>15:01:12.821 [main] TRACE org.hibernate.resource.jdbc.internal.ResourceRegistryStandardImpl - Registering statement [prep187: select invoice_v1x0_.ID as ID1_7_0_, invoice_v1x0_.COMMENT as COMMENT2_7_0_, invoice_v1x0_.T_CREATEDON as T_CREATE3_7_0_, invoice_v1x0_.DATEUNIT_UNITDAY as DATEUNIT8_7_0_, invoice_v1x0_.INVOICE_NUMBER as INVOICE_4_7_0_, invoice_v1x0_.ORGANIZATION_ID as ORGANIZA9_7_0_, invoice_v1x0_.SUB_TOTAL as SUB_TOTA5_7_0_, invoice_v1x0_.TOTAL as TOTAL6_7_0_, invoice_v1x0_.T_UPDATEDON as T_UPDATE7_7_0_, dateunit1_.UNITDAY as UNITDAY1_5_1_, dateunit1_.T_CREATEDON as T_CREATE2_5_1_, dateunit1_.UNITDAYOFMONTH as UNITDAYO3_5_1_, dateunit1_.UNITDAYOFWEEK as UNITDAYO4_5_1_, dateunit1_.UNITDAYOFYEAR as UNITDAYO5_5_1_, dateunit1_.UNITMONTH as UNITMONT6_5_1_, dateunit1_.UNITMONTHOFYEAR as UNITMONT7_5_1_, dateunit1_.UNITTIMESTAMP as UNITTIME8_5_1_, dateunit1_.UNITYEAR as UNITYEAR9_5_1_, dateunit1_.WEEKDAY as WEEKDAY10_5_1_, organizati2_.ID as ID1_11_2_, organizati2_.T_CREATEDON as T_CREATE2_11_2_, organizati2_.DESCRIPTION as DESCRIPT3_11_2_, organizati2_.NAME as NAME4_11_2_, organizati2_.T_UPDATEDON as T_UPDATE5_11_2_ from TEST.INVOICE invoice_v1x0_ inner join TEST.DATEUNIT dateunit1_ on invoice_v1x0_.DATEUNIT_UNITDAY=dateunit1_.UNITDAY inner join TEST.ORGANIZATION organizati2_ on invoice_v1x0_.ORGANIZATION_ID=organizati2_.ID where invoice_v1x0_.ID=? {1: 79}]</text:p>
          </table:table-cell>
          <table:table-cell table:number-columns-repeated="16382"/>
        </table:table-row>
        <table:table-row table:style-name="ro1">
          <table:table-cell office:value-type="string" table:style-name="ce1">
            <text:p>Line 29925:</text:p>
          </table:table-cell>
          <table:table-cell office:value-type="string" table:style-name="ce2">
            <text:p>15:01:12.821 [main] TRACE org.hibernate.engine.jdbc.internal.JdbcCoordinatorImpl - Registering last query statement [prep187: select invoice_v1x0_.ID as ID1_7_0_, invoice_v1x0_.COMMENT as COMMENT2_7_0_, invoice_v1x0_.T_CREATEDON as T_CREATE3_7_0_, invoice_v1x0_.DATEUNIT_UNITDAY as DATEUNIT8_7_0_, invoice_v1x0_.INVOICE_NUMBER as INVOICE_4_7_0_, invoice_v1x0_.ORGANIZATION_ID as ORGANIZA9_7_0_, invoice_v1x0_.SUB_TOTAL as SUB_TOTA5_7_0_, invoice_v1x0_.TOTAL as TOTAL6_7_0_, invoice_v1x0_.T_UPDATEDON as T_UPDATE7_7_0_, dateunit1_.UNITDAY as UNITDAY1_5_1_, dateunit1_.T_CREATEDON as T_CREATE2_5_1_, dateunit1_.UNITDAYOFMONTH as UNITDAYO3_5_1_, dateunit1_.UNITDAYOFWEEK as UNITDAYO4_5_1_, dateunit1_.UNITDAYOFYEAR as UNITDAYO5_5_1_, dateunit1_.UNITMONTH as UNITMONT6_5_1_, dateunit1_.UNITMONTHOFYEAR as UNITMONT7_5_1_, dateunit1_.UNITTIMESTAMP as UNITTIME8_5_1_, dateunit1_.UNITYEAR as UNITYEAR9_5_1_, dateunit1_.WEEKDAY as WEEKDAY10_5_1_, organizati2_.ID as ID1_11_2_, organizati2_.T_CREATEDON as T_CREATE2_11_2_, organizati2_.DESCRIPTION as DESCRIPT3_11_2_, organizati2_.NAME as NAME4_11_2_, organizati2_.T_UPDATEDON as T_UPDATE5_11_2_ from TEST.INVOICE invoice_v1x0_ inner join TEST.DATEUNIT dateunit1_ on invoice_v1x0_.DATEUNIT_UNITDAY=dateunit1_.UNITDAY inner join TEST.ORGANIZATION organizati2_ on invoice_v1x0_.ORGANIZATION_ID=organizati2_.ID where invoice_v1x0_.ID=? {1: 79}]</text:p>
          </table:table-cell>
          <table:table-cell table:number-columns-repeated="16382"/>
        </table:table-row>
        <table:table-row table:style-name="ro1">
          <table:table-cell office:value-type="string" table:style-name="ce1">
            <text:p>Line 29982:</text:p>
          </table:table-cell>
          <table:table-cell office:value-type="string" table:style-name="ce2">
            <text:p>15:01:12.832 [main] TRACE org.hibernate.resource.jdbc.internal.ResourceRegistryStandardImpl - Releasing statement [prep187: select invoice_v1x0_.ID as ID1_7_0_, invoice_v1x0_.COMMENT as COMMENT2_7_0_, invoice_v1x0_.T_CREATEDON as T_CREATE3_7_0_, invoice_v1x0_.DATEUNIT_UNITDAY as DATEUNIT8_7_0_, invoice_v1x0_.INVOICE_NUMBER as INVOICE_4_7_0_, invoice_v1x0_.ORGANIZATION_ID as ORGANIZA9_7_0_, invoice_v1x0_.SUB_TOTAL as SUB_TOTA5_7_0_, invoice_v1x0_.TOTAL as TOTAL6_7_0_, invoice_v1x0_.T_UPDATEDON as T_UPDATE7_7_0_, dateunit1_.UNITDAY as UNITDAY1_5_1_, dateunit1_.T_CREATEDON as T_CREATE2_5_1_, dateunit1_.UNITDAYOFMONTH as UNITDAYO3_5_1_, dateunit1_.UNITDAYOFWEEK as UNITDAYO4_5_1_, dateunit1_.UNITDAYOFYEAR as UNITDAYO5_5_1_, dateunit1_.UNITMONTH as UNITMONT6_5_1_, dateunit1_.UNITMONTHOFYEAR as UNITMONT7_5_1_, dateunit1_.UNITTIMESTAMP as UNITTIME8_5_1_, dateunit1_.UNITYEAR as UNITYEAR9_5_1_, dateunit1_.WEEKDAY as WEEKDAY10_5_1_, organizati2_.ID as ID1_11_2_, organizati2_.T_CREATEDON as T_CREATE2_11_2_, organizati2_.DESCRIPTION as DESCRIPT3_11_2_, organizati2_.NAME as NAME4_11_2_, organizati2_.T_UPDATEDON as T_UPDATE5_11_2_ from TEST.INVOICE invoice_v1x0_ inner join TEST.DATEUNIT dateunit1_ on invoice_v1x0_.DATEUNIT_UNITDAY=dateunit1_.UNITDAY inner join TEST.ORGANIZATION organizati2_ on invoice_v1x0_.ORGANIZATION_ID=organizati2_.ID where invoice_v1x0_.ID=? {1: 79}]</text:p>
          </table:table-cell>
          <table:table-cell table:number-columns-repeated="16382"/>
        </table:table-row>
        <table:table-row table:style-name="ro1">
          <table:table-cell office:value-type="string" table:style-name="ce1">
            <text:p>Line 29984:</text:p>
          </table:table-cell>
          <table:table-cell office:value-type="string" table:style-name="ce2">
            <text:p>15:01:12.832 [main] TRACE org.hibernate.resource.jdbc.internal.ResourceRegistryStandardImpl - Closing prepared statement [prep187: select invoice_v1x0_.ID as ID1_7_0_, invoice_v1x0_.COMMENT as COMMENT2_7_0_, invoice_v1x0_.T_CREATEDON as T_CREATE3_7_0_, invoice_v1x0_.DATEUNIT_UNITDAY as DATEUNIT8_7_0_, invoice_v1x0_.INVOICE_NUMBER as INVOICE_4_7_0_, invoice_v1x0_.ORGANIZATION_ID as ORGANIZA9_7_0_, invoice_v1x0_.SUB_TOTAL as SUB_TOTA5_7_0_, invoice_v1x0_.TOTAL as TOTAL6_7_0_, invoice_v1x0_.T_UPDATEDON as T_UPDATE7_7_0_, dateunit1_.UNITDAY as UNITDAY1_5_1_, dateunit1_.T_CREATEDON as T_CREATE2_5_1_, dateunit1_.UNITDAYOFMONTH as UNITDAYO3_5_1_, dateunit1_.UNITDAYOFWEEK as UNITDAYO4_5_1_, dateunit1_.UNITDAYOFYEAR as UNITDAYO5_5_1_, dateunit1_.UNITMONTH as UNITMONT6_5_1_, dateunit1_.UNITMONTHOFYEAR as UNITMONT7_5_1_, dateunit1_.UNITTIMESTAMP as UNITTIME8_5_1_, dateunit1_.UNITYEAR as UNITYEAR9_5_1_, dateunit1_.WEEKDAY as WEEKDAY10_5_1_, organizati2_.ID as ID1_11_2_, organizati2_.T_CREATEDON as T_CREATE2_11_2_, organizati2_.DESCRIPTION as DESCRIPT3_11_2_, organizati2_.NAME as NAME4_11_2_, organizati2_.T_UPDATEDON as T_UPDATE5_11_2_ from TEST.INVOICE invoice_v1x0_ inner join TEST.DATEUNIT dateunit1_ on invoice_v1x0_.DATEUNIT_UNITDAY=dateunit1_.UNITDAY inner join TEST.ORGANIZATION organizati2_ on invoice_v1x0_.ORGANIZATION_ID=organizati2_.ID where invoice_v1x0_.ID=? {1: 79}]</text:p>
          </table:table-cell>
          <table:table-cell table:number-columns-repeated="16382"/>
        </table:table-row>
        <table:table-row table:style-name="ro1">
          <table:table-cell office:value-type="string" table:style-name="ce1">
            <text:p>Line 29994:</text:p>
          </table:table-cell>
          <table:table-cell office:value-type="string" table:style-name="ce2">
            <text:p>15:01:12.848 [main] TRACE org.hibernate.resource.jdbc.internal.ResourceRegistryStandardImpl - Registering statement [prep188: select items0_.INVOICE_ID as INVOICE13_9_0_, items0_.ID as ID1_9_0_, items0_.ID as ID1_9_1_, items0_.CATEGORY_ID as CATEGOR10_9_1_, items0_.COMMENT as COMMENT2_9_1_, items0_.T_CREATEDON as T_CREATE3_9_1_, items0_.DATEUNIT_UNITDAY as DATEUNI11_9_1_, items0_.DESCRIPTION1 as DESCRIPT4_9_1_, items0_.DESCRIPTION2 as DESCRIPT5_9_1_, items0_.FAMILY_MEMBER_ID as FAMILY_12_9_1_, items0_.INVOICE_ID as INVOICE13_9_1_, items0_.ORDER_NUMBER as ORDER_NU6_9_1_, items0_.SUB_TOTAL as SUB_TOTA7_9_1_, items0_.TAX_ID as TAX_ID14_9_1_, items0_.TOTAL as TOTAL8_9_1_, items0_.T_UPDATEDON as T_UPDATE9_9_1_, category1_.ID as ID2_2_2_, category1_.T_CREATEDON as T_CREATE3_2_2_, category1_.DESCRIPTION as DESCRIPT4_2_2_, category1_.NAME as NAME5_2_2_, category1_.T_UPDATEDON as T_UPDATE6_2_2_, category1_.CATEGORY_GROUP_ID as CATEGORY7_2_2_, category1_.CATEGORY_GROUP_TYPE as CATEGORY1_2_2_, categorygr2_.ID as ID2_3_3_, categorygr2_.T_CREATEDON as T_CREATE3_3_3_, categorygr2_.DESCRIPTION as DESCRIPT4_3_3_, categorygr2_.NAME as NAME5_3_3_, categorygr2_.T_UPDATEDON as T_UPDATE6_3_3_, categorygr2_.TYPE as TYPE1_3_3_, dateunit3_.UNITDAY as UNITDAY1_5_4_, dateunit3_.T_CREATEDON as T_CREATE2_5_4_, dateunit3_.UNITDAYOFMONTH as UNITDAYO3_5_4_, dateunit3_.UNITDAYOFWEEK as UNITDAYO4_5_4_, dateunit3_.UNITDAYOFYEAR as UNITDAYO5_5_4_, dateunit3_.UNITMONTH as UNITMONT6_5_4_, dateunit3_.UNITMONTHOFYEAR as UNITMONT7_5_4_, dateunit3_.UNITTIMESTAMP as UNITTIME8_5_4_, dateunit3_.UNITYEAR as UNITYEAR9_5_4_, dateunit3_.WEEKDAY as WEEKDAY10_5_4_, familymemb4_.ID as ID1_6_5_, familymemb4_.T_CREATEDON as T_CREATE2_6_5_, familymemb4_.DESCRIPTION as DESCRIPT3_6_5_, familymemb4_.NAME as NAME4_6_5_, familymemb4_.T_UPDATEDON as T_UPDATE5_6_5_, tax5_.ID as ID1_12_6_, tax5_.T_CREATEDON as T_CREATE2_12_6_, tax5_.DENORMALIZED_FORMULA as DENORMAL3_12_6_, tax5_.DESCRIPTION as DESCRIPT4_12_6_, tax5_.ENDDATE as ENDDATE5_12_6_, tax5_.FORMULA as FORMULA6_12_6_, tax5_.NAME as NAME7_12_6_, tax5_.RATE as RATE8_12_6_, tax5_.STARTDATE as STARTDAT9_12_6_, tax5_.T_UPDATEDON as T_UPDAT</text:p>
          </table:table-cell>
          <table:table-cell table:number-columns-repeated="16382"/>
        </table:table-row>
        <table:table-row table:style-name="ro1">
          <table:table-cell office:value-type="string" table:style-name="ce1">
            <text:p>Line 29995:</text:p>
          </table:table-cell>
          <table:table-cell office:value-type="string" table:style-name="ce2">
            <text:p>15:01:12.848 [main] TRACE org.hibernate.engine.jdbc.internal.JdbcCoordinatorImpl - Registering last query statement [prep188: select items0_.INVOICE_ID as INVOICE13_9_0_, items0_.ID as ID1_9_0_, items0_.ID as ID1_9_1_, items0_.CATEGORY_ID as CATEGOR10_9_1_, items0_.COMMENT as COMMENT2_9_1_, items0_.T_CREATEDON as T_CREATE3_9_1_, items0_.DATEUNIT_UNITDAY as DATEUNI11_9_1_, items0_.DESCRIPTION1 as DESCRIPT4_9_1_, items0_.DESCRIPTION2 as DESCRIPT5_9_1_, items0_.FAMILY_MEMBER_ID as FAMILY_12_9_1_, items0_.INVOICE_ID as INVOICE13_9_1_, items0_.ORDER_NUMBER as ORDER_NU6_9_1_, items0_.SUB_TOTAL as SUB_TOTA7_9_1_, items0_.TAX_ID as TAX_ID14_9_1_, items0_.TOTAL as TOTAL8_9_1_, items0_.T_UPDATEDON as T_UPDATE9_9_1_, category1_.ID as ID2_2_2_, category1_.T_CREATEDON as T_CREATE3_2_2_, category1_.DESCRIPTION as DESCRIPT4_2_2_, category1_.NAME as NAME5_2_2_, category1_.T_UPDATEDON as T_UPDATE6_2_2_, category1_.CATEGORY_GROUP_ID as CATEGORY7_2_2_, category1_.CATEGORY_GROUP_TYPE as CATEGORY1_2_2_, categorygr2_.ID as ID2_3_3_, categorygr2_.T_CREATEDON as T_CREATE3_3_3_, categorygr2_.DESCRIPTION as DESCRIPT4_3_3_, categorygr2_.NAME as NAME5_3_3_, categorygr2_.T_UPDATEDON as T_UPDATE6_3_3_, categorygr2_.TYPE as TYPE1_3_3_, dateunit3_.UNITDAY as UNITDAY1_5_4_, dateunit3_.T_CREATEDON as T_CREATE2_5_4_, dateunit3_.UNITDAYOFMONTH as UNITDAYO3_5_4_, dateunit3_.UNITDAYOFWEEK as UNITDAYO4_5_4_, dateunit3_.UNITDAYOFYEAR as UNITDAYO5_5_4_, dateunit3_.UNITMONTH as UNITMONT6_5_4_, dateunit3_.UNITMONTHOFYEAR as UNITMONT7_5_4_, dateunit3_.UNITTIMESTAMP as UNITTIME8_5_4_, dateunit3_.UNITYEAR as UNITYEAR9_5_4_, dateunit3_.WEEKDAY as WEEKDAY10_5_4_, familymemb4_.ID as ID1_6_5_, familymemb4_.T_CREATEDON as T_CREATE2_6_5_, familymemb4_.DESCRIPTION as DESCRIPT3_6_5_, familymemb4_.NAME as NAME4_6_5_, familymemb4_.T_UPDATEDON as T_UPDATE5_6_5_, tax5_.ID as ID1_12_6_, tax5_.T_CREATEDON as T_CREATE2_12_6_, tax5_.DENORMALIZED_FORMULA as DENORMAL3_12_6_, tax5_.DESCRIPTION as DESCRIPT4_12_6_, tax5_.ENDDATE as ENDDATE5_12_6_, tax5_.FORMULA as FORMULA6_12_6_, tax5_.NAME as NAME7_12_6_, tax5_.RATE as RATE8_12_6_, tax5_.STARTDATE as STARTDAT9_12_6_, tax5_.T_UPDATEDON as T_UPDAT</text:p>
          </table:table-cell>
          <table:table-cell table:number-columns-repeated="16382"/>
        </table:table-row>
        <table:table-row table:style-name="ro1">
          <table:table-cell office:value-type="string" table:style-name="ce1">
            <text:p>Line 30291:</text:p>
          </table:table-cell>
          <table:table-cell office:value-type="string" table:style-name="ce2">
            <text:p>15:01:12.876 [main] TRACE org.hibernate.resource.jdbc.internal.ResourceRegistryStandardImpl - Releasing statement [prep188: select items0_.INVOICE_ID as INVOICE13_9_0_, items0_.ID as ID1_9_0_, items0_.ID as ID1_9_1_, items0_.CATEGORY_ID as CATEGOR10_9_1_, items0_.COMMENT as COMMENT2_9_1_, items0_.T_CREATEDON as T_CREATE3_9_1_, items0_.DATEUNIT_UNITDAY as DATEUNI11_9_1_, items0_.DESCRIPTION1 as DESCRIPT4_9_1_, items0_.DESCRIPTION2 as DESCRIPT5_9_1_, items0_.FAMILY_MEMBER_ID as FAMILY_12_9_1_, items0_.INVOICE_ID as INVOICE13_9_1_, items0_.ORDER_NUMBER as ORDER_NU6_9_1_, items0_.SUB_TOTAL as SUB_TOTA7_9_1_, items0_.TAX_ID as TAX_ID14_9_1_, items0_.TOTAL as TOTAL8_9_1_, items0_.T_UPDATEDON as T_UPDATE9_9_1_, category1_.ID as ID2_2_2_, category1_.T_CREATEDON as T_CREATE3_2_2_, category1_.DESCRIPTION as DESCRIPT4_2_2_, category1_.NAME as NAME5_2_2_, category1_.T_UPDATEDON as T_UPDATE6_2_2_, category1_.CATEGORY_GROUP_ID as CATEGORY7_2_2_, category1_.CATEGORY_GROUP_TYPE as CATEGORY1_2_2_, categorygr2_.ID as ID2_3_3_, categorygr2_.T_CREATEDON as T_CREATE3_3_3_, categorygr2_.DESCRIPTION as DESCRIPT4_3_3_, categorygr2_.NAME as NAME5_3_3_, categorygr2_.T_UPDATEDON as T_UPDATE6_3_3_, categorygr2_.TYPE as TYPE1_3_3_, dateunit3_.UNITDAY as UNITDAY1_5_4_, dateunit3_.T_CREATEDON as T_CREATE2_5_4_, dateunit3_.UNITDAYOFMONTH as UNITDAYO3_5_4_, dateunit3_.UNITDAYOFWEEK as UNITDAYO4_5_4_, dateunit3_.UNITDAYOFYEAR as UNITDAYO5_5_4_, dateunit3_.UNITMONTH as UNITMONT6_5_4_, dateunit3_.UNITMONTHOFYEAR as UNITMONT7_5_4_, dateunit3_.UNITTIMESTAMP as UNITTIME8_5_4_, dateunit3_.UNITYEAR as UNITYEAR9_5_4_, dateunit3_.WEEKDAY as WEEKDAY10_5_4_, familymemb4_.ID as ID1_6_5_, familymemb4_.T_CREATEDON as T_CREATE2_6_5_, familymemb4_.DESCRIPTION as DESCRIPT3_6_5_, familymemb4_.NAME as NAME4_6_5_, familymemb4_.T_UPDATEDON as T_UPDATE5_6_5_, tax5_.ID as ID1_12_6_, tax5_.T_CREATEDON as T_CREATE2_12_6_, tax5_.DENORMALIZED_FORMULA as DENORMAL3_12_6_, tax5_.DESCRIPTION as DESCRIPT4_12_6_, tax5_.ENDDATE as ENDDATE5_12_6_, tax5_.FORMULA as FORMULA6_12_6_, tax5_.NAME as NAME7_12_6_, tax5_.RATE as RATE8_12_6_, tax5_.STARTDATE as STARTDAT9_12_6_, tax5_.T_UPDATEDON as T_UPDAT</text:p>
          </table:table-cell>
          <table:table-cell table:number-columns-repeated="16382"/>
        </table:table-row>
        <table:table-row table:style-name="ro1">
          <table:table-cell office:value-type="string" table:style-name="ce1">
            <text:p>Line 30293:</text:p>
          </table:table-cell>
          <table:table-cell office:value-type="string" table:style-name="ce2">
            <text:p>15:01:12.877 [main] TRACE org.hibernate.resource.jdbc.internal.ResourceRegistryStandardImpl - Closing prepared statement [prep188: select items0_.INVOICE_ID as INVOICE13_9_0_, items0_.ID as ID1_9_0_, items0_.ID as ID1_9_1_, items0_.CATEGORY_ID as CATEGOR10_9_1_, items0_.COMMENT as COMMENT2_9_1_, items0_.T_CREATEDON as T_CREATE3_9_1_, items0_.DATEUNIT_UNITDAY as DATEUNI11_9_1_, items0_.DESCRIPTION1 as DESCRIPT4_9_1_, items0_.DESCRIPTION2 as DESCRIPT5_9_1_, items0_.FAMILY_MEMBER_ID as FAMILY_12_9_1_, items0_.INVOICE_ID as INVOICE13_9_1_, items0_.ORDER_NUMBER as ORDER_NU6_9_1_, items0_.SUB_TOTAL as SUB_TOTA7_9_1_, items0_.TAX_ID as TAX_ID14_9_1_, items0_.TOTAL as TOTAL8_9_1_, items0_.T_UPDATEDON as T_UPDATE9_9_1_, category1_.ID as ID2_2_2_, category1_.T_CREATEDON as T_CREATE3_2_2_, category1_.DESCRIPTION as DESCRIPT4_2_2_, category1_.NAME as NAME5_2_2_, category1_.T_UPDATEDON as T_UPDATE6_2_2_, category1_.CATEGORY_GROUP_ID as CATEGORY7_2_2_, category1_.CATEGORY_GROUP_TYPE as CATEGORY1_2_2_, categorygr2_.ID as ID2_3_3_, categorygr2_.T_CREATEDON as T_CREATE3_3_3_, categorygr2_.DESCRIPTION as DESCRIPT4_3_3_, categorygr2_.NAME as NAME5_3_3_, categorygr2_.T_UPDATEDON as T_UPDATE6_3_3_, categorygr2_.TYPE as TYPE1_3_3_, dateunit3_.UNITDAY as UNITDAY1_5_4_, dateunit3_.T_CREATEDON as T_CREATE2_5_4_, dateunit3_.UNITDAYOFMONTH as UNITDAYO3_5_4_, dateunit3_.UNITDAYOFWEEK as UNITDAYO4_5_4_, dateunit3_.UNITDAYOFYEAR as UNITDAYO5_5_4_, dateunit3_.UNITMONTH as UNITMONT6_5_4_, dateunit3_.UNITMONTHOFYEAR as UNITMONT7_5_4_, dateunit3_.UNITTIMESTAMP as UNITTIME8_5_4_, dateunit3_.UNITYEAR as UNITYEAR9_5_4_, dateunit3_.WEEKDAY as WEEKDAY10_5_4_, familymemb4_.ID as ID1_6_5_, familymemb4_.T_CREATEDON as T_CREATE2_6_5_, familymemb4_.DESCRIPTION as DESCRIPT3_6_5_, familymemb4_.NAME as NAME4_6_5_, familymemb4_.T_UPDATEDON as T_UPDATE5_6_5_, tax5_.ID as ID1_12_6_, tax5_.T_CREATEDON as T_CREATE2_12_6_, tax5_.DENORMALIZED_FORMULA as DENORMAL3_12_6_, tax5_.DESCRIPTION as DESCRIPT4_12_6_, tax5_.ENDDATE as ENDDATE5_12_6_, tax5_.FORMULA as FORMULA6_12_6_, tax5_.NAME as NAME7_12_6_, tax5_.RATE as RATE8_12_6_, tax5_.STARTDATE as STARTDAT9_12_6_, tax5_.T_UPDATEDON as T_UPDAT</text:p>
          </table:table-cell>
          <table:table-cell table:number-columns-repeated="16382"/>
        </table:table-row>
        <table:table-row table:style-name="ro1">
          <table:table-cell office:value-type="string" table:style-name="ce1">
            <text:p>Line 30381:</text:p>
          </table:table-cell>
          <table:table-cell office:value-type="string" table:style-name="ce7">
            <text:p>15:01:12.882 [main] DEBUG com.makco.smartfinance.persistence.dao.dao_implementations.InvoiceDAOImpl_v1ForTest - &gt;&gt;&gt;&gt;InvoiceDAOImpl_v1ForTest-&gt;getInvoiceByIdWithItems-&gt;after commit: subtotal=10.0000, total=12.0000</text:p>
          </table:table-cell>
          <table:table-cell table:number-columns-repeated="16382"/>
        </table:table-row>
        <table:table-row table:style-name="ro1">
          <table:table-cell office:value-type="string" table:style-name="ce1">
            <text:p>Line 30382:</text:p>
          </table:table-cell>
          <table:table-cell office:value-type="string" table:style-name="ce7">
            <text:p>15:01:12.882 [main] DEBUG com.makco.smartfinance.persistence.dao.dao_implementations.InvoiceDAOImpl_v1ForTest - &gt;&gt;&gt;&gt;InvoiceDAOImpl_v1ForTest-&gt;getInvoiceByIdWithItems-&gt;after commit: create=2016-07-23T15:01:12.671, update=2016-07-23T15:01:12.808</text:p>
          </table:table-cell>
          <table:table-cell table:number-columns-repeated="16382"/>
        </table:table-row>
        <table:table-row table:style-name="ro1">
          <table:table-cell office:value-type="string" table:style-name="ce1">
            <text:p>Line 30389:</text:p>
          </table:table-cell>
          <table:table-cell office:value-type="string" table:style-name="ce7">
            <text:p>15:01:12.883 [main] DEBUG com.makco.smartfinance.persistence.dao.dao_implementations.InvoiceDAOImpl_v1ForTest - &gt;&gt;&gt;&gt;InvoiceDAOImpl_v1ForTest-&gt;getInvoiceByIdWithItems-&gt;after close: subtotal=10.0000, total=12.0000</text:p>
          </table:table-cell>
          <table:table-cell table:number-columns-repeated="16382"/>
        </table:table-row>
        <table:table-row table:style-name="ro1">
          <table:table-cell office:value-type="string" table:style-name="ce1">
            <text:p>Line 30390:</text:p>
          </table:table-cell>
          <table:table-cell office:value-type="string" table:style-name="ce7">
            <text:p>15:01:12.883 [main] DEBUG com.makco.smartfinance.persistence.dao.dao_implementations.InvoiceDAOImpl_v1ForTest - &gt;&gt;&gt;&gt;InvoiceDAOImpl_v1ForTest-&gt;getInvoiceByIdWithItems-&gt;after close: create=2016-07-23T15:01:12.671, update=2016-07-23T15:01:12.808</text:p>
          </table:table-cell>
          <table:table-cell table:number-columns-repeated="16382"/>
        </table:table-row>
        <table:table-row table:number-rows-repeated="3" table:style-name="ro1">
          <table:table-cell table:style-name="ce1"/>
          <table:table-cell table:style-name="ce2"/>
          <table:table-cell table:number-columns-repeated="16382"/>
        </table:table-row>
        <table:table-row table:style-name="ro1">
          <table:table-cell/>
          <table:table-cell table:style-name="ce2"/>
          <table:table-cell table:number-columns-repeated="16382"/>
        </table:table-row>
        <table:table-row table:number-rows-repeated="6" table:style-name="ro1">
          <table:table-cell table:number-columns-repeated="16384"/>
        </table:table-row>
        <table:table-row table:style-name="ro1">
          <table:table-cell/>
          <table:table-cell table:style-name="ce2"/>
          <table:table-cell table:number-columns-repeated="16382"/>
        </table:table-row>
        <table:table-row table:number-rows-repeated="2" table:style-name="ro1">
          <table:table-cell table:number-columns-repeated="16384"/>
        </table:table-row>
        <table:table-row table:number-rows-repeated="3" table:style-name="ro1">
          <table:table-cell/>
          <table:table-cell table:style-name="ce2"/>
          <table:table-cell table:number-columns-repeated="16382"/>
        </table:table-row>
        <table:table-row table:style-name="ro1">
          <table:table-cell table:number-columns-repeated="16384"/>
        </table:table-row>
        <table:table-row table:number-rows-repeated="5" table:style-name="ro1">
          <table:table-cell/>
          <table:table-cell table:style-name="ce2"/>
          <table:table-cell table:number-columns-repeated="16382"/>
        </table:table-row>
        <table:table-row table:number-rows-repeated="3" table:style-name="ro1">
          <table:table-cell table:number-columns-repeated="16384"/>
        </table:table-row>
        <table:table-row table:number-rows-repeated="3" table:style-name="ro1">
          <table:table-cell/>
          <table:table-cell table:style-name="ce2"/>
          <table:table-cell table:number-columns-repeated="16382"/>
        </table:table-row>
        <table:table-row table:number-rows-repeated="13" table:style-name="ro1">
          <table:table-cell table:number-columns-repeated="16384"/>
        </table:table-row>
        <table:table-row table:number-rows-repeated="10" table:style-name="ro1">
          <table:table-cell/>
          <table:table-cell table:style-name="ce2"/>
          <table:table-cell table:number-columns-repeated="16382"/>
        </table:table-row>
        <table:table-row table:number-rows-repeated="12" table:style-name="ro1">
          <table:table-cell table:number-columns-repeated="16384"/>
        </table:table-row>
        <table:table-row table:number-rows-repeated="2" table:style-name="ro1">
          <table:table-cell/>
          <table:table-cell table:style-name="ce2"/>
          <table:table-cell table:number-columns-repeated="16382"/>
        </table:table-row>
        <table:table-row table:style-name="ro1">
          <table:table-cell table:number-columns-repeated="16384"/>
        </table:table-row>
        <table:table-row table:number-rows-repeated="2" table:style-name="ro1">
          <table:table-cell/>
          <table:table-cell table:style-name="ce2"/>
          <table:table-cell table:number-columns-repeated="16382"/>
        </table:table-row>
        <table:table-row table:number-rows-repeated="1048383" table:style-name="ro1">
          <table:table-cell table:number-columns-repeated="16384"/>
        </table:table-row>
      </table:table>
      <table:table table:name="no_generated_annotation_inv_itm" table:style-name="ta1">
        <table:table-column table:style-name="co3" table:default-cell-style-name="ce1"/>
        <table:table-column table:style-name="co6" table:default-cell-style-name="ce1"/>
        <table:table-column table:style-name="co2" table:number-columns-repeated="16382" table:default-cell-style-name="ce1"/>
        <table:table-row table:style-name="ro1">
          <table:table-cell office:value-type="string" table:style-name="ce1">
            <text:p>Line 28930:</text:p>
          </table:table-cell>
          <table:table-cell office:value-type="string" table:style-name="ce2">
            <text:p>15:12:24.161 [main] TRACE org.hibernate.resource.jdbc.internal.ResourceRegistryStandardImpl - Registering statement [prep138: select dateunit0_.UNITDAY as UNITDAY1_5_, dateunit0_.T_CREATEDON as T_CREATE2_5_, dateunit0_.UNITDAYOFMONTH as UNITDAYO3_5_, dateunit0_.UNITDAYOFWEEK as UNITDAYO4_5_, dateunit0_.UNITDAYOFYEAR as UNITDAYO5_5_, dateunit0_.UNITMONTH as UNITMONT6_5_, dateunit0_.UNITMONTHOFYEAR as UNITMONT7_5_, dateunit0_.UNITTIMESTAMP as UNITTIME8_5_, dateunit0_.UNITYEAR as UNITYEAR9_5_, dateunit0_.WEEKDAY as WEEKDAY10_5_ from TEST.DATEUNIT dateunit0_ order by dateunit0_.UNITDAY]</text:p>
          </table:table-cell>
          <table:table-cell table:number-columns-repeated="16382"/>
        </table:table-row>
        <table:table-row table:style-name="ro1">
          <table:table-cell office:value-type="string" table:style-name="ce1">
            <text:p>Line 28931:</text:p>
          </table:table-cell>
          <table:table-cell office:value-type="string" table:style-name="ce2">
            <text:p>15:12:24.161 [main] TRACE org.hibernate.engine.jdbc.internal.JdbcCoordinatorImpl - Registering last query statement [prep138: select dateunit0_.UNITDAY as UNITDAY1_5_, dateunit0_.T_CREATEDON as T_CREATE2_5_, dateunit0_.UNITDAYOFMONTH as UNITDAYO3_5_, dateunit0_.UNITDAYOFWEEK as UNITDAYO4_5_, dateunit0_.UNITDAYOFYEAR as UNITDAYO5_5_, dateunit0_.UNITMONTH as UNITMONT6_5_, dateunit0_.UNITMONTHOFYEAR as UNITMONT7_5_, dateunit0_.UNITTIMESTAMP as UNITTIME8_5_, dateunit0_.UNITYEAR as UNITYEAR9_5_, dateunit0_.WEEKDAY as WEEKDAY10_5_ from TEST.DATEUNIT dateunit0_ order by dateunit0_.UNITDAY]</text:p>
          </table:table-cell>
          <table:table-cell table:number-columns-repeated="16382"/>
        </table:table-row>
        <table:table-row table:style-name="ro1">
          <table:table-cell office:value-type="string" table:style-name="ce1">
            <text:p>Line 28953:</text:p>
          </table:table-cell>
          <table:table-cell office:value-type="string" table:style-name="ce2">
            <text:p>15:12:24.194 [main] TRACE org.hibernate.resource.jdbc.internal.ResourceRegistryStandardImpl - Releasing statement [prep138: select dateunit0_.UNITDAY as UNITDAY1_5_, dateunit0_.T_CREATEDON as T_CREATE2_5_, dateunit0_.UNITDAYOFMONTH as UNITDAYO3_5_, dateunit0_.UNITDAYOFWEEK as UNITDAYO4_5_, dateunit0_.UNITDAYOFYEAR as UNITDAYO5_5_, dateunit0_.UNITMONTH as UNITMONT6_5_, dateunit0_.UNITMONTHOFYEAR as UNITMONT7_5_, dateunit0_.UNITTIMESTAMP as UNITTIME8_5_, dateunit0_.UNITYEAR as UNITYEAR9_5_, dateunit0_.WEEKDAY as WEEKDAY10_5_ from TEST.DATEUNIT dateunit0_ order by dateunit0_.UNITDAY]</text:p>
          </table:table-cell>
          <table:table-cell table:number-columns-repeated="16382"/>
        </table:table-row>
        <table:table-row table:style-name="ro1">
          <table:table-cell office:value-type="string" table:style-name="ce1">
            <text:p>Line 28955:</text:p>
          </table:table-cell>
          <table:table-cell office:value-type="string" table:style-name="ce2">
            <text:p>15:12:24.194 [main] TRACE org.hibernate.resource.jdbc.internal.ResourceRegistryStandardImpl - Closing prepared statement [prep138: select dateunit0_.UNITDAY as UNITDAY1_5_, dateunit0_.T_CREATEDON as T_CREATE2_5_, dateunit0_.UNITDAYOFMONTH as UNITDAYO3_5_, dateunit0_.UNITDAYOFWEEK as UNITDAYO4_5_, dateunit0_.UNITDAYOFYEAR as UNITDAYO5_5_, dateunit0_.UNITMONTH as UNITMONT6_5_, dateunit0_.UNITMONTHOFYEAR as UNITMONT7_5_, dateunit0_.UNITTIMESTAMP as UNITTIME8_5_, dateunit0_.UNITYEAR as UNITYEAR9_5_, dateunit0_.WEEKDAY as WEEKDAY10_5_ from TEST.DATEUNIT dateunit0_ order by dateunit0_.UNITDAY]</text:p>
          </table:table-cell>
          <table:table-cell table:number-columns-repeated="16382"/>
        </table:table-row>
        <table:table-row table:style-name="ro1">
          <table:table-cell office:value-type="string" table:style-name="ce1">
            <text:p>Line 29000:</text:p>
          </table:table-cell>
          <table:table-cell office:value-type="string" table:style-name="ce1">
            <text:p>15:12:24.221 [main] TRACE org.hibernate.resource.jdbc.internal.ResourceRegistryStandardImpl - Registering statement [prep139: call next value for TEST.SEQ_CATEGORY_GROUP]</text:p>
          </table:table-cell>
          <table:table-cell table:number-columns-repeated="16382"/>
        </table:table-row>
        <table:table-row table:style-name="ro1">
          <table:table-cell office:value-type="string" table:style-name="ce1">
            <text:p>Line 29005:</text:p>
          </table:table-cell>
          <table:table-cell office:value-type="string" table:style-name="ce1">
            <text:p>15:12:24.226 [main] TRACE org.hibernate.resource.jdbc.internal.ResourceRegistryStandardImpl - Releasing statement [prep139: call next value for TEST.SEQ_CATEGORY_GROUP]</text:p>
          </table:table-cell>
          <table:table-cell table:number-columns-repeated="16382"/>
        </table:table-row>
        <table:table-row table:style-name="ro1">
          <table:table-cell office:value-type="string" table:style-name="ce1">
            <text:p>Line 29007:</text:p>
          </table:table-cell>
          <table:table-cell office:value-type="string" table:style-name="ce1">
            <text:p>15:12:24.226 [main] TRACE org.hibernate.resource.jdbc.internal.ResourceRegistryStandardImpl - Closing prepared statement [prep139: call next value for TEST.SEQ_CATEGORY_GROUP]</text:p>
          </table:table-cell>
          <table:table-cell table:number-columns-repeated="16382"/>
        </table:table-row>
        <table:table-row table:style-name="ro1">
          <table:table-cell office:value-type="string" table:style-name="ce1">
            <text:p>Line 29047:</text:p>
          </table:table-cell>
          <table:table-cell office:value-type="string" table:style-name="ce1">
            <text:p>15:12:24.259 [main] TRACE org.hibernate.resource.jdbc.internal.ResourceRegistryStandardImpl - Registering statement [prep140: insert into TEST.CATEGORY_GROUP (DESCRIPTION, NAME, TYPE, ID) values (?, ?, 'C', ?)]</text:p>
          </table:table-cell>
          <table:table-cell table:number-columns-repeated="16382"/>
        </table:table-row>
        <table:table-row table:style-name="ro1">
          <table:table-cell office:value-type="string" table:style-name="ce1">
            <text:p>Line 29054:</text:p>
          </table:table-cell>
          <table:table-cell office:value-type="string" table:style-name="ce1">
            <text:p>15:12:24.265 [main] TRACE org.hibernate.resource.jdbc.internal.ResourceRegistryStandardImpl - Releasing statement [prep140: insert into TEST.CATEGORY_GROUP (DESCRIPTION, NAME, TYPE, ID) values (?, ?, 'C', ?) {1: 'desc', 2: 'CG credit85928', 3: 113}]</text:p>
          </table:table-cell>
          <table:table-cell table:number-columns-repeated="16382"/>
        </table:table-row>
        <table:table-row table:style-name="ro1">
          <table:table-cell office:value-type="string" table:style-name="ce1">
            <text:p>Line 29055:</text:p>
          </table:table-cell>
          <table:table-cell office:value-type="string" table:style-name="ce2">
            <text:p>15:12:24.265 [main] TRACE org.hibernate.resource.jdbc.internal.ResourceRegistryStandardImpl - Closing prepared statement [prep140: insert into TEST.CATEGORY_GROUP (DESCRIPTION, NAME, TYPE, ID) values (?, ?, 'C', ?) {1: 'desc', 2: 'CG credit85928', 3: 113}]</text:p>
          </table:table-cell>
          <table:table-cell table:number-columns-repeated="16382"/>
        </table:table-row>
        <table:table-row table:style-name="ro1">
          <table:table-cell office:value-type="string" table:style-name="ce1">
            <text:p>Line 29086:</text:p>
          </table:table-cell>
          <table:table-cell office:value-type="string" table:style-name="ce1">
            <text:p>15:12:24.268 [main] TRACE org.hibernate.resource.jdbc.internal.ResourceRegistryStandardImpl - Registering statement [prep142: call next value for TEST.SEQ_CATEGORY]</text:p>
          </table:table-cell>
          <table:table-cell table:number-columns-repeated="16382"/>
        </table:table-row>
        <table:table-row table:style-name="ro1">
          <table:table-cell office:value-type="string" table:style-name="ce1">
            <text:p>Line 29091:</text:p>
          </table:table-cell>
          <table:table-cell office:value-type="string" table:style-name="ce1">
            <text:p>15:12:24.269 [main] TRACE org.hibernate.resource.jdbc.internal.ResourceRegistryStandardImpl - Releasing statement [prep142: call next value for TEST.SEQ_CATEGORY]</text:p>
          </table:table-cell>
          <table:table-cell table:number-columns-repeated="16382"/>
        </table:table-row>
        <table:table-row table:style-name="ro1">
          <table:table-cell office:value-type="string" table:style-name="ce1">
            <text:p>Line 29093:</text:p>
          </table:table-cell>
          <table:table-cell office:value-type="string" table:style-name="ce1">
            <text:p>15:12:24.269 [main] TRACE org.hibernate.resource.jdbc.internal.ResourceRegistryStandardImpl - Closing prepared statement [prep142: call next value for TEST.SEQ_CATEGORY]</text:p>
          </table:table-cell>
          <table:table-cell table:number-columns-repeated="16382"/>
        </table:table-row>
        <table:table-row table:style-name="ro1">
          <table:table-cell office:value-type="string" table:style-name="ce1">
            <text:p>Line 29121:</text:p>
          </table:table-cell>
          <table:table-cell office:value-type="string" table:style-name="ce1">
            <text:p>15:12:24.271 [main] TRACE org.hibernate.resource.jdbc.internal.ResourceRegistryStandardImpl - Registering statement [prep143: insert into TEST.CATEGORY (DESCRIPTION, NAME, CATEGORY_GROUP_ID, CATEGORY_GROUP_TYPE, ID) values (?, ?, ?, 'C', ?)]</text:p>
          </table:table-cell>
          <table:table-cell table:number-columns-repeated="16382"/>
        </table:table-row>
        <table:table-row table:style-name="ro1">
          <table:table-cell office:value-type="string" table:style-name="ce1">
            <text:p>Line 29130:</text:p>
          </table:table-cell>
          <table:table-cell office:value-type="string" table:style-name="ce2">
            <text:p>15:12:24.274 [main] TRACE org.hibernate.resource.jdbc.internal.ResourceRegistryStandardImpl - Releasing statement [prep143: insert into TEST.CATEGORY (DESCRIPTION, NAME, CATEGORY_GROUP_ID, CATEGORY_GROUP_TYPE, ID) values (?, ?, ?, 'C', ?) {1: 'desc', 2: 'C credit85928', 3: 113, 4: 81}]</text:p>
          </table:table-cell>
          <table:table-cell table:number-columns-repeated="16382"/>
        </table:table-row>
        <table:table-row table:style-name="ro1">
          <table:table-cell office:value-type="string" table:style-name="ce1">
            <text:p>Line 29131:</text:p>
          </table:table-cell>
          <table:table-cell office:value-type="string" table:style-name="ce2">
            <text:p>15:12:24.274 [main] TRACE org.hibernate.resource.jdbc.internal.ResourceRegistryStandardImpl - Closing prepared statement [prep143: insert into TEST.CATEGORY (DESCRIPTION, NAME, CATEGORY_GROUP_ID, CATEGORY_GROUP_TYPE, ID) values (?, ?, ?, 'C', ?) {1: 'desc', 2: 'C credit85928', 3: 113, 4: 81}]</text:p>
          </table:table-cell>
          <table:table-cell table:number-columns-repeated="16382"/>
        </table:table-row>
        <table:table-row table:style-name="ro1">
          <table:table-cell office:value-type="string" table:style-name="ce1">
            <text:p>Line 29161:</text:p>
          </table:table-cell>
          <table:table-cell office:value-type="string" table:style-name="ce1">
            <text:p>15:12:24.279 [main] TRACE org.hibernate.resource.jdbc.internal.ResourceRegistryStandardImpl - Registering statement [prep145: call next value for TEST.SEQ_TAX]</text:p>
          </table:table-cell>
          <table:table-cell table:number-columns-repeated="16382"/>
        </table:table-row>
        <table:table-row table:style-name="ro1">
          <table:table-cell office:value-type="string" table:style-name="ce1">
            <text:p>Line 29166:</text:p>
          </table:table-cell>
          <table:table-cell office:value-type="string" table:style-name="ce1">
            <text:p>15:12:24.280 [main] TRACE org.hibernate.resource.jdbc.internal.ResourceRegistryStandardImpl - Releasing statement [prep145: call next value for TEST.SEQ_TAX]</text:p>
          </table:table-cell>
          <table:table-cell table:number-columns-repeated="16382"/>
        </table:table-row>
        <table:table-row table:style-name="ro1">
          <table:table-cell office:value-type="string" table:style-name="ce1">
            <text:p>Line 29168:</text:p>
          </table:table-cell>
          <table:table-cell office:value-type="string" table:style-name="ce1">
            <text:p>15:12:24.280 [main] TRACE org.hibernate.resource.jdbc.internal.ResourceRegistryStandardImpl - Closing prepared statement [prep145: call next value for TEST.SEQ_TAX]</text:p>
          </table:table-cell>
          <table:table-cell table:number-columns-repeated="16382"/>
        </table:table-row>
        <table:table-row table:style-name="ro1">
          <table:table-cell office:value-type="string" table:style-name="ce1">
            <text:p>Line 29212:</text:p>
          </table:table-cell>
          <table:table-cell office:value-type="string" table:style-name="ce2">
            <text:p>15:12:24.283 [main] TRACE org.hibernate.resource.jdbc.internal.ResourceRegistryStandardImpl - Registering statement [prep146: insert into TEST.TAX (DENORMALIZED_FORMULA, DESCRIPTION, ENDDATE, FORMULA, NAME, RATE, STARTDATE, ID) values (?, ?, ?, ?, ?, ?, ?, ?)]</text:p>
          </table:table-cell>
          <table:table-cell table:number-columns-repeated="16382"/>
        </table:table-row>
        <table:table-row table:style-name="ro1">
          <table:table-cell office:value-type="string" table:style-name="ce1">
            <text:p>Line 29224:</text:p>
          </table:table-cell>
          <table:table-cell office:value-type="string" table:style-name="ce2">
            <text:p>15:12:24.287 [main] TRACE org.hibernate.resource.jdbc.internal.ResourceRegistryStandardImpl - Releasing statement [prep146: insert into TEST.TAX (DENORMALIZED_FORMULA, DESCRIPTION, ENDDATE, FORMULA, NAME, RATE, STARTDATE, ID) values (?, ?, ?, ?, ?, ?, ?, ?) {1: '{NUM}+1', 2: 'tax1 desc', 3: NULL, 4: '{NUM}+{RATE}', 5: 'tax1 85928', 6: 1, 7: NULL, 8: 97}]</text:p>
          </table:table-cell>
          <table:table-cell table:number-columns-repeated="16382"/>
        </table:table-row>
        <table:table-row table:style-name="ro1">
          <table:table-cell office:value-type="string" table:style-name="ce1">
            <text:p>Line 29225:</text:p>
          </table:table-cell>
          <table:table-cell office:value-type="string" table:style-name="ce2">
            <text:p>15:12:24.287 [main] TRACE org.hibernate.resource.jdbc.internal.ResourceRegistryStandardImpl - Closing prepared statement [prep146: insert into TEST.TAX (DENORMALIZED_FORMULA, DESCRIPTION, ENDDATE, FORMULA, NAME, RATE, STARTDATE, ID) values (?, ?, ?, ?, ?, ?, ?, ?) {1: '{NUM}+1', 2: 'tax1 desc', 3: NULL, 4: '{NUM}+{RATE}', 5: 'tax1 85928', 6: 1, 7: NULL, 8: 97}]</text:p>
          </table:table-cell>
          <table:table-cell table:number-columns-repeated="16382"/>
        </table:table-row>
        <table:table-row table:style-name="ro1">
          <table:table-cell office:value-type="string" table:style-name="ce1">
            <text:p>Line 29258:</text:p>
          </table:table-cell>
          <table:table-cell office:value-type="string" table:style-name="ce1">
            <text:p>15:12:24.289 [main] TRACE org.hibernate.resource.jdbc.internal.ResourceRegistryStandardImpl - Registering statement [prep148: call next value for TEST.SEQ_TAX]</text:p>
          </table:table-cell>
          <table:table-cell table:number-columns-repeated="16382"/>
        </table:table-row>
        <table:table-row table:style-name="ro1">
          <table:table-cell office:value-type="string" table:style-name="ce1">
            <text:p>Line 29263:</text:p>
          </table:table-cell>
          <table:table-cell office:value-type="string" table:style-name="ce1">
            <text:p>15:12:24.290 [main] TRACE org.hibernate.resource.jdbc.internal.ResourceRegistryStandardImpl - Releasing statement [prep148: call next value for TEST.SEQ_TAX]</text:p>
          </table:table-cell>
          <table:table-cell table:number-columns-repeated="16382"/>
        </table:table-row>
        <table:table-row table:style-name="ro1">
          <table:table-cell office:value-type="string" table:style-name="ce1">
            <text:p>Line 29265:</text:p>
          </table:table-cell>
          <table:table-cell office:value-type="string" table:style-name="ce1">
            <text:p>15:12:24.290 [main] TRACE org.hibernate.resource.jdbc.internal.ResourceRegistryStandardImpl - Closing prepared statement [prep148: call next value for TEST.SEQ_TAX]</text:p>
          </table:table-cell>
          <table:table-cell table:number-columns-repeated="16382"/>
        </table:table-row>
        <table:table-row table:style-name="ro1">
          <table:table-cell office:value-type="string" table:style-name="ce1">
            <text:p>Line 29309:</text:p>
          </table:table-cell>
          <table:table-cell office:value-type="string" table:style-name="ce2">
            <text:p>15:12:24.292 [main] TRACE org.hibernate.resource.jdbc.internal.ResourceRegistryStandardImpl - Registering statement [prep149: insert into TEST.TAX (DENORMALIZED_FORMULA, DESCRIPTION, ENDDATE, FORMULA, NAME, RATE, STARTDATE, ID) values (?, ?, ?, ?, ?, ?, ?, ?)]</text:p>
          </table:table-cell>
          <table:table-cell table:number-columns-repeated="16382"/>
        </table:table-row>
        <table:table-row table:style-name="ro1">
          <table:table-cell office:value-type="string" table:style-name="ce1">
            <text:p>Line 29321:</text:p>
          </table:table-cell>
          <table:table-cell office:value-type="string" table:style-name="ce2">
            <text:p>15:12:24.293 [main] TRACE org.hibernate.resource.jdbc.internal.ResourceRegistryStandardImpl - Releasing statement [prep149: insert into TEST.TAX (DENORMALIZED_FORMULA, DESCRIPTION, ENDDATE, FORMULA, NAME, RATE, STARTDATE, ID) values (?, ?, ?, ?, ?, ?, ?, ?) {1: '{NUM}*1', 2: 'tax2 desc', 3: NULL, 4: '{NUM}*{RATE}', 5: 'tax2 85928', 6: 1, 7: NULL, 8: 98}]</text:p>
          </table:table-cell>
          <table:table-cell table:number-columns-repeated="16382"/>
        </table:table-row>
        <table:table-row table:style-name="ro1">
          <table:table-cell office:value-type="string" table:style-name="ce1">
            <text:p>Line 29322:</text:p>
          </table:table-cell>
          <table:table-cell office:value-type="string" table:style-name="ce2">
            <text:p>15:12:24.293 [main] TRACE org.hibernate.resource.jdbc.internal.ResourceRegistryStandardImpl - Closing prepared statement [prep149: insert into TEST.TAX (DENORMALIZED_FORMULA, DESCRIPTION, ENDDATE, FORMULA, NAME, RATE, STARTDATE, ID) values (?, ?, ?, ?, ?, ?, ?, ?) {1: '{NUM}*1', 2: 'tax2 desc', 3: NULL, 4: '{NUM}*{RATE}', 5: 'tax2 85928', 6: 1, 7: NULL, 8: 98}]</text:p>
          </table:table-cell>
          <table:table-cell table:number-columns-repeated="16382"/>
        </table:table-row>
        <table:table-row table:style-name="ro1">
          <table:table-cell office:value-type="string" table:style-name="ce1">
            <text:p>Line 29355:</text:p>
          </table:table-cell>
          <table:table-cell office:value-type="string" table:style-name="ce1">
            <text:p>15:12:24.295 [main] TRACE org.hibernate.resource.jdbc.internal.ResourceRegistryStandardImpl - Registering statement [prep151: call next value for TEST.SEQ_FAMILY_MEMBER]</text:p>
          </table:table-cell>
          <table:table-cell table:number-columns-repeated="16382"/>
        </table:table-row>
        <table:table-row table:style-name="ro1">
          <table:table-cell office:value-type="string" table:style-name="ce1">
            <text:p>Line 29360:</text:p>
          </table:table-cell>
          <table:table-cell office:value-type="string" table:style-name="ce1">
            <text:p>15:12:24.296 [main] TRACE org.hibernate.resource.jdbc.internal.ResourceRegistryStandardImpl - Releasing statement [prep151: call next value for TEST.SEQ_FAMILY_MEMBER]</text:p>
          </table:table-cell>
          <table:table-cell table:number-columns-repeated="16382"/>
        </table:table-row>
        <table:table-row table:style-name="ro1">
          <table:table-cell office:value-type="string" table:style-name="ce1">
            <text:p>Line 29362:</text:p>
          </table:table-cell>
          <table:table-cell office:value-type="string" table:style-name="ce1">
            <text:p>15:12:24.296 [main] TRACE org.hibernate.resource.jdbc.internal.ResourceRegistryStandardImpl - Closing prepared statement [prep151: call next value for TEST.SEQ_FAMILY_MEMBER]</text:p>
          </table:table-cell>
          <table:table-cell table:number-columns-repeated="16382"/>
        </table:table-row>
        <table:table-row table:style-name="ro1">
          <table:table-cell office:value-type="string" table:style-name="ce1">
            <text:p>Line 29388:</text:p>
          </table:table-cell>
          <table:table-cell office:value-type="string" table:style-name="ce1">
            <text:p>15:12:24.298 [main] TRACE org.hibernate.resource.jdbc.internal.ResourceRegistryStandardImpl - Registering statement [prep152: insert into TEST.FAMILY_MEMBER (DESCRIPTION, NAME, ID) values (?, ?, ?)]</text:p>
          </table:table-cell>
          <table:table-cell table:number-columns-repeated="16382"/>
        </table:table-row>
        <table:table-row table:style-name="ro1">
          <table:table-cell office:value-type="string" table:style-name="ce1">
            <text:p>Line 29395:</text:p>
          </table:table-cell>
          <table:table-cell office:value-type="string" table:style-name="ce1">
            <text:p>15:12:24.300 [main] TRACE org.hibernate.resource.jdbc.internal.ResourceRegistryStandardImpl - Releasing statement [prep152: insert into TEST.FAMILY_MEMBER (DESCRIPTION, NAME, ID) values (?, ?, ?) {1: 'family member desc', 2: 'FM 85928', 3: 81}]</text:p>
          </table:table-cell>
          <table:table-cell table:number-columns-repeated="16382"/>
        </table:table-row>
        <table:table-row table:style-name="ro1">
          <table:table-cell office:value-type="string" table:style-name="ce1">
            <text:p>Line 29396:</text:p>
          </table:table-cell>
          <table:table-cell office:value-type="string" table:style-name="ce1">
            <text:p>15:12:24.300 [main] TRACE org.hibernate.resource.jdbc.internal.ResourceRegistryStandardImpl - Closing prepared statement [prep152: insert into TEST.FAMILY_MEMBER (DESCRIPTION, NAME, ID) values (?, ?, ?) {1: 'family member desc', 2: 'FM 85928', 3: 81}]</text:p>
          </table:table-cell>
          <table:table-cell table:number-columns-repeated="16382"/>
        </table:table-row>
        <table:table-row table:style-name="ro1">
          <table:table-cell office:value-type="string" table:style-name="ce1">
            <text:p>Line 29415:</text:p>
          </table:table-cell>
          <table:table-cell office:value-type="string" table:style-name="ce6">
            <text:p>15:12:24.443 [main] DEBUG com.makco.smartfinance.persistence.dao.dao_implementations.InvoiceDAOImpl_v1ForTest - &gt;&gt;&gt;&gt;InvoiceDAOImpl_v1ForTest-&gt;saveOrUpdateInvoice-&gt;before transaction: subtotal=0, total=0</text:p>
          </table:table-cell>
          <table:table-cell table:number-columns-repeated="16382"/>
        </table:table-row>
        <table:table-row table:style-name="ro1">
          <table:table-cell office:value-type="string" table:style-name="ce1">
            <text:p>Line 29416:</text:p>
          </table:table-cell>
          <table:table-cell office:value-type="string" table:style-name="ce6">
            <text:p>15:12:24.444 [main] DEBUG com.makco.smartfinance.persistence.dao.dao_implementations.InvoiceDAOImpl_v1ForTest - &gt;&gt;&gt;&gt;InvoiceDAOImpl_v1ForTest-&gt;saveOrUpdateInvoice-&gt;before transaction: create=null, update=null</text:p>
          </table:table-cell>
          <table:table-cell table:number-columns-repeated="16382"/>
        </table:table-row>
        <table:table-row table:style-name="ro1">
          <table:table-cell office:value-type="string" table:style-name="ce1">
            <text:p>Line 29427:</text:p>
          </table:table-cell>
          <table:table-cell office:value-type="string" table:style-name="ce1">
            <text:p>15:12:24.444 [main] TRACE org.hibernate.resource.jdbc.internal.ResourceRegistryStandardImpl - Registering statement [prep154: call next value for TEST.SEQ_INVOICE]</text:p>
          </table:table-cell>
          <table:table-cell table:number-columns-repeated="16382"/>
        </table:table-row>
        <table:table-row table:style-name="ro1">
          <table:table-cell office:value-type="string" table:style-name="ce1">
            <text:p>Line 29432:</text:p>
          </table:table-cell>
          <table:table-cell office:value-type="string" table:style-name="ce1">
            <text:p>15:12:24.445 [main] TRACE org.hibernate.resource.jdbc.internal.ResourceRegistryStandardImpl - Releasing statement [prep154: call next value for TEST.SEQ_INVOICE]</text:p>
          </table:table-cell>
          <table:table-cell table:number-columns-repeated="16382"/>
        </table:table-row>
        <table:table-row table:style-name="ro1">
          <table:table-cell office:value-type="string" table:style-name="ce1">
            <text:p>Line 29434:</text:p>
          </table:table-cell>
          <table:table-cell office:value-type="string" table:style-name="ce1">
            <text:p>15:12:24.445 [main] TRACE org.hibernate.resource.jdbc.internal.ResourceRegistryStandardImpl - Closing prepared statement [prep154: call next value for TEST.SEQ_INVOICE]</text:p>
          </table:table-cell>
          <table:table-cell table:number-columns-repeated="16382"/>
        </table:table-row>
        <table:table-row table:style-name="ro1">
          <table:table-cell office:value-type="string" table:style-name="ce1">
            <text:p>Line 29444:</text:p>
          </table:table-cell>
          <table:table-cell office:value-type="string" table:style-name="ce1">
            <text:p>15:12:24.446 [main] TRACE org.hibernate.resource.jdbc.internal.ResourceRegistryStandardImpl - Registering statement [prep155: call next value for TEST.SEQ_ORGANIZATION]</text:p>
          </table:table-cell>
          <table:table-cell table:number-columns-repeated="16382"/>
        </table:table-row>
        <table:table-row table:style-name="ro1">
          <table:table-cell office:value-type="string" table:style-name="ce1">
            <text:p>Line 29449:</text:p>
          </table:table-cell>
          <table:table-cell office:value-type="string" table:style-name="ce1">
            <text:p>15:12:24.447 [main] TRACE org.hibernate.resource.jdbc.internal.ResourceRegistryStandardImpl - Releasing statement [prep155: call next value for TEST.SEQ_ORGANIZATION]</text:p>
          </table:table-cell>
          <table:table-cell table:number-columns-repeated="16382"/>
        </table:table-row>
        <table:table-row table:style-name="ro1">
          <table:table-cell office:value-type="string" table:style-name="ce1">
            <text:p>Line 29451:</text:p>
          </table:table-cell>
          <table:table-cell office:value-type="string" table:style-name="ce1">
            <text:p>15:12:24.447 [main] TRACE org.hibernate.resource.jdbc.internal.ResourceRegistryStandardImpl - Closing prepared statement [prep155: call next value for TEST.SEQ_ORGANIZATION]</text:p>
          </table:table-cell>
          <table:table-cell table:number-columns-repeated="16382"/>
        </table:table-row>
        <table:table-row table:style-name="ro1">
          <table:table-cell office:value-type="string" table:style-name="ce1">
            <text:p>Line 29466:</text:p>
          </table:table-cell>
          <table:table-cell office:value-type="string" table:style-name="ce1">
            <text:p>15:12:24.450 [main] TRACE org.hibernate.resource.jdbc.internal.ResourceRegistryStandardImpl - Registering statement [prep156: select dateunit_.UNITDAY from TEST.DATEUNIT dateunit_ where dateunit_.UNITDAY=?]</text:p>
          </table:table-cell>
          <table:table-cell table:number-columns-repeated="16382"/>
        </table:table-row>
        <table:table-row table:style-name="ro1">
          <table:table-cell office:value-type="string" table:style-name="ce1">
            <text:p>Line 29471:</text:p>
          </table:table-cell>
          <table:table-cell office:value-type="string" table:style-name="ce1">
            <text:p>15:12:24.451 [main] TRACE org.hibernate.resource.jdbc.internal.ResourceRegistryStandardImpl - Releasing statement [prep156: select dateunit_.UNITDAY from TEST.DATEUNIT dateunit_ where dateunit_.UNITDAY=? {1: 17004}]</text:p>
          </table:table-cell>
          <table:table-cell table:number-columns-repeated="16382"/>
        </table:table-row>
        <table:table-row table:style-name="ro1">
          <table:table-cell office:value-type="string" table:style-name="ce1">
            <text:p>Line 29473:</text:p>
          </table:table-cell>
          <table:table-cell office:value-type="string" table:style-name="ce1">
            <text:p>15:12:24.451 [main] TRACE org.hibernate.resource.jdbc.internal.ResourceRegistryStandardImpl - Closing prepared statement [prep156: select dateunit_.UNITDAY from TEST.DATEUNIT dateunit_ where dateunit_.UNITDAY=? {1: 17004}]</text:p>
          </table:table-cell>
          <table:table-cell table:number-columns-repeated="16382"/>
        </table:table-row>
        <table:table-row table:style-name="ro1">
          <table:table-cell office:value-type="string" table:style-name="ce1">
            <text:p>Line 29485:</text:p>
          </table:table-cell>
          <table:table-cell office:value-type="string" table:style-name="ce1">
            <text:p>15:12:24.452 [main] TRACE org.hibernate.resource.jdbc.internal.ResourceRegistryStandardImpl - Registering statement [prep157: call next value for TEST.SEQ_ITEM]</text:p>
          </table:table-cell>
          <table:table-cell table:number-columns-repeated="16382"/>
        </table:table-row>
        <table:table-row table:style-name="ro1">
          <table:table-cell office:value-type="string" table:style-name="ce1">
            <text:p>Line 29490:</text:p>
          </table:table-cell>
          <table:table-cell office:value-type="string" table:style-name="ce1">
            <text:p>15:12:24.454 [main] TRACE org.hibernate.resource.jdbc.internal.ResourceRegistryStandardImpl - Releasing statement [prep157: call next value for TEST.SEQ_ITEM]</text:p>
          </table:table-cell>
          <table:table-cell table:number-columns-repeated="16382"/>
        </table:table-row>
        <table:table-row table:style-name="ro1">
          <table:table-cell office:value-type="string" table:style-name="ce1">
            <text:p>Line 29492:</text:p>
          </table:table-cell>
          <table:table-cell office:value-type="string" table:style-name="ce1">
            <text:p>15:12:24.454 [main] TRACE org.hibernate.resource.jdbc.internal.ResourceRegistryStandardImpl - Closing prepared statement [prep157: call next value for TEST.SEQ_ITEM]</text:p>
          </table:table-cell>
          <table:table-cell table:number-columns-repeated="16382"/>
        </table:table-row>
        <table:table-row table:style-name="ro1">
          <table:table-cell office:value-type="string" table:style-name="ce1">
            <text:p>Line 29510:</text:p>
          </table:table-cell>
          <table:table-cell office:value-type="string" table:style-name="ce1">
            <text:p>15:12:24.455 [main] TRACE org.hibernate.resource.jdbc.internal.ResourceRegistryStandardImpl - Registering statement [prep158: call next value for TEST.SEQ_ITEM]</text:p>
          </table:table-cell>
          <table:table-cell table:number-columns-repeated="16382"/>
        </table:table-row>
        <table:table-row table:style-name="ro1">
          <table:table-cell office:value-type="string" table:style-name="ce1">
            <text:p>Line 29515:</text:p>
          </table:table-cell>
          <table:table-cell office:value-type="string" table:style-name="ce1">
            <text:p>15:12:24.455 [main] TRACE org.hibernate.resource.jdbc.internal.ResourceRegistryStandardImpl - Releasing statement [prep158: call next value for TEST.SEQ_ITEM]</text:p>
          </table:table-cell>
          <table:table-cell table:number-columns-repeated="16382"/>
        </table:table-row>
        <table:table-row table:style-name="ro1">
          <table:table-cell office:value-type="string" table:style-name="ce1">
            <text:p>Line 29517:</text:p>
          </table:table-cell>
          <table:table-cell office:value-type="string" table:style-name="ce1">
            <text:p>15:12:24.455 [main] TRACE org.hibernate.resource.jdbc.internal.ResourceRegistryStandardImpl - Closing prepared statement [prep158: call next value for TEST.SEQ_ITEM]</text:p>
          </table:table-cell>
          <table:table-cell table:number-columns-repeated="16382"/>
        </table:table-row>
        <table:table-row table:style-name="ro1">
          <table:table-cell office:value-type="string" table:style-name="ce1">
            <text:p>Line 29535:</text:p>
          </table:table-cell>
          <table:table-cell office:value-type="string" table:style-name="ce1">
            <text:p>15:12:24.456 [main] TRACE org.hibernate.resource.jdbc.internal.ResourceRegistryStandardImpl - Registering statement [prep159: call next value for TEST.SEQ_ITEM]</text:p>
          </table:table-cell>
          <table:table-cell table:number-columns-repeated="16382"/>
        </table:table-row>
        <table:table-row table:style-name="ro1">
          <table:table-cell office:value-type="string" table:style-name="ce1">
            <text:p>Line 29540:</text:p>
          </table:table-cell>
          <table:table-cell office:value-type="string" table:style-name="ce1">
            <text:p>15:12:24.457 [main] TRACE org.hibernate.resource.jdbc.internal.ResourceRegistryStandardImpl - Releasing statement [prep159: call next value for TEST.SEQ_ITEM]</text:p>
          </table:table-cell>
          <table:table-cell table:number-columns-repeated="16382"/>
        </table:table-row>
        <table:table-row table:style-name="ro1">
          <table:table-cell office:value-type="string" table:style-name="ce1">
            <text:p>Line 29542:</text:p>
          </table:table-cell>
          <table:table-cell office:value-type="string" table:style-name="ce1">
            <text:p>15:12:24.457 [main] TRACE org.hibernate.resource.jdbc.internal.ResourceRegistryStandardImpl - Closing prepared statement [prep159: call next value for TEST.SEQ_ITEM]</text:p>
          </table:table-cell>
          <table:table-cell table:number-columns-repeated="16382"/>
        </table:table-row>
        <table:table-row table:style-name="ro1">
          <table:table-cell office:value-type="string" table:style-name="ce1">
            <text:p>Line 29560:</text:p>
          </table:table-cell>
          <table:table-cell office:value-type="string" table:style-name="ce1">
            <text:p>15:12:24.458 [main] TRACE org.hibernate.resource.jdbc.internal.ResourceRegistryStandardImpl - Registering statement [prep160: call next value for TEST.SEQ_ITEM]</text:p>
          </table:table-cell>
          <table:table-cell table:number-columns-repeated="16382"/>
        </table:table-row>
        <table:table-row table:style-name="ro1">
          <table:table-cell office:value-type="string" table:style-name="ce1">
            <text:p>Line 29565:</text:p>
          </table:table-cell>
          <table:table-cell office:value-type="string" table:style-name="ce1">
            <text:p>15:12:24.458 [main] TRACE org.hibernate.resource.jdbc.internal.ResourceRegistryStandardImpl - Releasing statement [prep160: call next value for TEST.SEQ_ITEM]</text:p>
          </table:table-cell>
          <table:table-cell table:number-columns-repeated="16382"/>
        </table:table-row>
        <table:table-row table:style-name="ro1">
          <table:table-cell office:value-type="string" table:style-name="ce1">
            <text:p>Line 29567:</text:p>
          </table:table-cell>
          <table:table-cell office:value-type="string" table:style-name="ce1">
            <text:p>15:12:24.458 [main] TRACE org.hibernate.resource.jdbc.internal.ResourceRegistryStandardImpl - Closing prepared statement [prep160: call next value for TEST.SEQ_ITEM]</text:p>
          </table:table-cell>
          <table:table-cell table:number-columns-repeated="16382"/>
        </table:table-row>
        <table:table-row table:style-name="ro1">
          <table:table-cell office:value-type="string" table:style-name="ce1">
            <text:p>Line 29632:</text:p>
          </table:table-cell>
          <table:table-cell office:value-type="string" table:style-name="ce1">
            <text:p>15:12:24.463 [main] TRACE org.hibernate.resource.jdbc.internal.ResourceRegistryStandardImpl - Registering statement [prep161: insert into TEST.ORGANIZATION (DESCRIPTION, NAME, ID) values (?, ?, ?)]</text:p>
          </table:table-cell>
          <table:table-cell table:number-columns-repeated="16382"/>
        </table:table-row>
        <table:table-row table:style-name="ro1">
          <table:table-cell office:value-type="string" table:style-name="ce1">
            <text:p>Line 29640:</text:p>
          </table:table-cell>
          <table:table-cell office:value-type="string" table:style-name="ce1">
            <text:p>15:12:24.465 [main] TRACE org.hibernate.resource.jdbc.internal.ResourceRegistryStandardImpl - Releasing statement [prep161: insert into TEST.ORGANIZATION (DESCRIPTION, NAME, ID) values (?, ?, ?) {1: 'org desc 85928', 2: 'OrgName85928', 3: 80}]</text:p>
          </table:table-cell>
          <table:table-cell table:number-columns-repeated="16382"/>
        </table:table-row>
        <table:table-row table:style-name="ro1">
          <table:table-cell office:value-type="string" table:style-name="ce1">
            <text:p>Line 29641:</text:p>
          </table:table-cell>
          <table:table-cell office:value-type="string" table:style-name="ce1">
            <text:p>15:12:24.465 [main] TRACE org.hibernate.resource.jdbc.internal.ResourceRegistryStandardImpl - Closing prepared statement [prep161: insert into TEST.ORGANIZATION (DESCRIPTION, NAME, ID) values (?, ?, ?) {1: 'org desc 85928', 2: 'OrgName85928', 3: 80}]</text:p>
          </table:table-cell>
          <table:table-cell table:number-columns-repeated="16382"/>
        </table:table-row>
        <table:table-row table:style-name="ro1">
          <table:table-cell office:value-type="string" table:style-name="ce1">
            <text:p>Line 29646:</text:p>
          </table:table-cell>
          <table:table-cell office:value-type="string" table:style-name="ce1">
            <text:p>15:12:24.465 [main] TRACE org.hibernate.resource.jdbc.internal.ResourceRegistryStandardImpl - Registering statement [prep163: insert into TEST.INVOICE (COMMENT, DATEUNIT_UNITDAY, INVOICE_NUMBER, ORGANIZATION_ID, ID) values (?, ?, ?, ?, ?)]</text:p>
          </table:table-cell>
          <table:table-cell table:number-columns-repeated="16382"/>
        </table:table-row>
        <table:table-row table:style-name="ro1">
          <table:table-cell office:value-type="string" table:style-name="ce1">
            <text:p>Line 29657:</text:p>
          </table:table-cell>
          <table:table-cell office:value-type="string" table:style-name="ce4">
            <text:p>15:12:24.467 [main] DEBUG com.makco.smartfinance.h2db.triggers.TriggerInvoice - &gt;&gt;&gt;&gt;TriggerInvoice-&gt;insert: subtotal=0.0000, total=0.0000</text:p>
          </table:table-cell>
          <table:table-cell table:number-columns-repeated="16382"/>
        </table:table-row>
        <table:table-row table:style-name="ro1">
          <table:table-cell office:value-type="string" table:style-name="ce1">
            <text:p>Line 29658:</text:p>
          </table:table-cell>
          <table:table-cell office:value-type="string" table:style-name="ce4">
            <text:p>15:12:24.467 [main] DEBUG com.makco.smartfinance.h2db.triggers.TriggerInvoice - &gt;&gt;&gt;&gt;TriggerInvoice-&gt;update: create=2016-07-23 15:12:24.466, update=2016-07-23 15:12:24.466</text:p>
          </table:table-cell>
          <table:table-cell table:number-columns-repeated="16382"/>
        </table:table-row>
        <table:table-row table:style-name="ro1">
          <table:table-cell office:value-type="string" table:style-name="ce1">
            <text:p>Line 29659:</text:p>
          </table:table-cell>
          <table:table-cell office:value-type="string" table:style-name="ce2">
            <text:p>15:12:24.467 [main] TRACE org.hibernate.resource.jdbc.internal.ResourceRegistryStandardImpl - Releasing statement [prep163: insert into TEST.INVOICE (COMMENT, DATEUNIT_UNITDAY, INVOICE_NUMBER, ORGANIZATION_ID, ID) values (?, ?, ?, ?, ?) {1: 'comment 85928', 2: 17004, 3: '2016072385928', 4: 80, 5: 80}]</text:p>
          </table:table-cell>
          <table:table-cell table:number-columns-repeated="16382"/>
        </table:table-row>
        <table:table-row table:style-name="ro1">
          <table:table-cell office:value-type="string" table:style-name="ce1">
            <text:p>Line 29660:</text:p>
          </table:table-cell>
          <table:table-cell office:value-type="string" table:style-name="ce2">
            <text:p>15:12:24.467 [main] TRACE org.hibernate.resource.jdbc.internal.ResourceRegistryStandardImpl - Closing prepared statement [prep163: insert into TEST.INVOICE (COMMENT, DATEUNIT_UNITDAY, INVOICE_NUMBER, ORGANIZATION_ID, ID) values (?, ?, ?, ?, ?) {1: 'comment 85928', 2: 17004, 3: '2016072385928', 4: 80, 5: 80}]</text:p>
          </table:table-cell>
          <table:table-cell table:number-columns-repeated="16382"/>
        </table:table-row>
        <table:table-row table:style-name="ro1">
          <table:table-cell office:value-type="string" table:style-name="ce1">
            <text:p>Line 29665:</text:p>
          </table:table-cell>
          <table:table-cell office:value-type="string" table:style-name="ce2">
            <text:p>15:12:24.470 [main] TRACE org.hibernate.resource.jdbc.internal.ResourceRegistryStandardImpl - Registering statement [prep165: insert into TEST.ITEM (CATEGORY_ID, COMMENT, DESCRIPTION1, DESCRIPTION2, FAMILY_MEMBER_ID, INVOICE_ID, ORDER_NUMBER, SUB_TOTAL, TAX_ID, TOTAL, ID) values (?, ?, ?, ?, ?, ?, ?, ?, ?, ?, ?)]</text:p>
          </table:table-cell>
          <table:table-cell table:number-columns-repeated="16382"/>
        </table:table-row>
        <table:table-row table:style-name="ro1">
          <table:table-cell office:value-type="string" table:style-name="ce1">
            <text:p>Line 29741:</text:p>
          </table:table-cell>
          <table:table-cell office:value-type="string" table:style-name="ce4">
            <text:p>15:12:24.479 [main] DEBUG com.makco.smartfinance.h2db.triggers.TriggerInvoice - &gt;&gt;&gt;&gt;TriggerInvoice-&gt;update: subtotal=1.0000, total=2.0000</text:p>
          </table:table-cell>
          <table:table-cell table:number-columns-repeated="16382"/>
        </table:table-row>
        <table:table-row table:style-name="ro1">
          <table:table-cell office:value-type="string" table:style-name="ce1">
            <text:p>Line 29742:</text:p>
          </table:table-cell>
          <table:table-cell office:value-type="string" table:style-name="ce4">
            <text:p>15:12:24.479 [main] DEBUG com.makco.smartfinance.h2db.triggers.TriggerInvoice - &gt;&gt;&gt;&gt;TriggerInvoice-&gt;update: create=2016-07-23 15:12:24.466, update=2016-07-23 15:12:24.479</text:p>
          </table:table-cell>
          <table:table-cell table:number-columns-repeated="16382"/>
        </table:table-row>
        <table:table-row table:style-name="ro1">
          <table:table-cell office:value-type="string" table:style-name="ce1">
            <text:p>Line 29743:</text:p>
          </table:table-cell>
          <table:table-cell office:value-type="string" table:style-name="ce5">
            <text:p>15:12:24.479 [main] DEBUG com.makco.smartfinance.h2db.triggers.TriggerItem - &gt;&gt;&gt;&gt;TriggerItem-&gt;insert: subtotal=1.0000, total=2.0000</text:p>
          </table:table-cell>
          <table:table-cell table:number-columns-repeated="16382"/>
        </table:table-row>
        <table:table-row table:style-name="ro1">
          <table:table-cell office:value-type="string" table:style-name="ce1">
            <text:p>Line 29746:</text:p>
          </table:table-cell>
          <table:table-cell office:value-type="string" table:style-name="ce4">
            <text:p>15:12:24.481 [main] DEBUG com.makco.smartfinance.h2db.triggers.TriggerInvoice - &gt;&gt;&gt;&gt;TriggerInvoice-&gt;update: subtotal=3.0000, total=4.0000</text:p>
          </table:table-cell>
          <table:table-cell table:number-columns-repeated="16382"/>
        </table:table-row>
        <table:table-row table:style-name="ro1">
          <table:table-cell office:value-type="string" table:style-name="ce1">
            <text:p>Line 29747:</text:p>
          </table:table-cell>
          <table:table-cell office:value-type="string" table:style-name="ce4">
            <text:p>15:12:24.481 [main] DEBUG com.makco.smartfinance.h2db.triggers.TriggerInvoice - &gt;&gt;&gt;&gt;TriggerInvoice-&gt;update: create=2016-07-23 15:12:24.466, update=2016-07-23 15:12:24.481</text:p>
          </table:table-cell>
          <table:table-cell table:number-columns-repeated="16382"/>
        </table:table-row>
        <table:table-row table:style-name="ro1">
          <table:table-cell office:value-type="string" table:style-name="ce1">
            <text:p>Line 29748:</text:p>
          </table:table-cell>
          <table:table-cell office:value-type="string" table:style-name="ce5">
            <text:p>15:12:24.481 [main] DEBUG com.makco.smartfinance.h2db.triggers.TriggerItem - &gt;&gt;&gt;&gt;TriggerItem-&gt;insert: subtotal=2.0000, total=2.0000</text:p>
          </table:table-cell>
          <table:table-cell table:number-columns-repeated="16382"/>
        </table:table-row>
        <table:table-row table:style-name="ro1">
          <table:table-cell office:value-type="string" table:style-name="ce1">
            <text:p>Line 29751:</text:p>
          </table:table-cell>
          <table:table-cell office:value-type="string" table:style-name="ce4">
            <text:p>15:12:24.483 [main] DEBUG com.makco.smartfinance.h2db.triggers.TriggerInvoice - &gt;&gt;&gt;&gt;TriggerInvoice-&gt;update: subtotal=6.0000, total=8.0000</text:p>
          </table:table-cell>
          <table:table-cell table:number-columns-repeated="16382"/>
        </table:table-row>
        <table:table-row table:style-name="ro1">
          <table:table-cell office:value-type="string" table:style-name="ce1">
            <text:p>Line 29752:</text:p>
          </table:table-cell>
          <table:table-cell office:value-type="string" table:style-name="ce4">
            <text:p>15:12:24.483 [main] DEBUG com.makco.smartfinance.h2db.triggers.TriggerInvoice - &gt;&gt;&gt;&gt;TriggerInvoice-&gt;update: create=2016-07-23 15:12:24.466, update=2016-07-23 15:12:24.483</text:p>
          </table:table-cell>
          <table:table-cell table:number-columns-repeated="16382"/>
        </table:table-row>
        <table:table-row table:style-name="ro1">
          <table:table-cell office:value-type="string" table:style-name="ce1">
            <text:p>Line 29753:</text:p>
          </table:table-cell>
          <table:table-cell office:value-type="string" table:style-name="ce5">
            <text:p>15:12:24.483 [main] DEBUG com.makco.smartfinance.h2db.triggers.TriggerItem - &gt;&gt;&gt;&gt;TriggerItem-&gt;insert: subtotal=3.0000, total=4.0000</text:p>
          </table:table-cell>
          <table:table-cell table:number-columns-repeated="16382"/>
        </table:table-row>
        <table:table-row table:style-name="ro1">
          <table:table-cell office:value-type="string" table:style-name="ce1">
            <text:p>Line 29756:</text:p>
          </table:table-cell>
          <table:table-cell office:value-type="string" table:style-name="ce4">
            <text:p>15:12:24.484 [main] DEBUG com.makco.smartfinance.h2db.triggers.TriggerInvoice - &gt;&gt;&gt;&gt;TriggerInvoice-&gt;update: subtotal=10.0000, total=12.0000</text:p>
          </table:table-cell>
          <table:table-cell table:number-columns-repeated="16382"/>
        </table:table-row>
        <table:table-row table:style-name="ro1">
          <table:table-cell office:value-type="string" table:style-name="ce1">
            <text:p>Line 29757:</text:p>
          </table:table-cell>
          <table:table-cell office:value-type="string" table:style-name="ce4">
            <text:p>15:12:24.485 [main] DEBUG com.makco.smartfinance.h2db.triggers.TriggerInvoice - &gt;&gt;&gt;&gt;TriggerInvoice-&gt;update: create=2016-07-23 15:12:24.466, update=2016-07-23 15:12:24.484</text:p>
          </table:table-cell>
          <table:table-cell table:number-columns-repeated="16382"/>
        </table:table-row>
        <table:table-row table:style-name="ro1">
          <table:table-cell office:value-type="string" table:style-name="ce1">
            <text:p>Line 29758:</text:p>
          </table:table-cell>
          <table:table-cell office:value-type="string" table:style-name="ce5">
            <text:p>15:12:24.485 [main] DEBUG com.makco.smartfinance.h2db.triggers.TriggerItem - &gt;&gt;&gt;&gt;TriggerItem-&gt;insert: subtotal=4.0000, total=4.0000</text:p>
          </table:table-cell>
          <table:table-cell table:number-columns-repeated="16382"/>
        </table:table-row>
        <table:table-row table:style-name="ro1">
          <table:table-cell office:value-type="string" table:style-name="ce1">
            <text:p>Line 29759:</text:p>
          </table:table-cell>
          <table:table-cell office:value-type="string" table:style-name="ce2">
            <text:p>15:12:24.486 [main] TRACE org.hibernate.resource.jdbc.internal.ResourceRegistryStandardImpl - Releasing statement [prep165: insert into TEST.ITEM (CATEGORY_ID, COMMENT, DESCRIPTION1, DESCRIPTION2, FAMILY_MEMBER_ID, INVOICE_ID, ORDER_NUMBER, SUB_TOTAL, TAX_ID, TOTAL, ID) values (?, ?, ?, ?, ?, ?, ?, ?, ?, ?, ?) {1: 81, 2: 'comment', 3: 'desc14', 4: 'desc24', 5: 81, 6: 80, 7: 4, 8: 4, 9: 98, 10: 4.00, 11: 128}]</text:p>
          </table:table-cell>
          <table:table-cell table:number-columns-repeated="16382"/>
        </table:table-row>
        <table:table-row table:style-name="ro1">
          <table:table-cell office:value-type="string" table:style-name="ce1">
            <text:p>Line 29760:</text:p>
          </table:table-cell>
          <table:table-cell office:value-type="string" table:style-name="ce2">
            <text:p>15:12:24.486 [main] TRACE org.hibernate.resource.jdbc.internal.ResourceRegistryStandardImpl - Closing prepared statement [prep165: insert into TEST.ITEM (CATEGORY_ID, COMMENT, DESCRIPTION1, DESCRIPTION2, FAMILY_MEMBER_ID, INVOICE_ID, ORDER_NUMBER, SUB_TOTAL, TAX_ID, TOTAL, ID) values (?, ?, ?, ?, ?, ?, ?, ?, ?, ?, ?) {1: 81, 2: 'comment', 3: 'desc14', 4: 'desc24', 5: 81, 6: 80, 7: 4, 8: 4, 9: 98, 10: 4.00, 11: 128}]</text:p>
          </table:table-cell>
          <table:table-cell table:number-columns-repeated="16382"/>
        </table:table-row>
        <table:table-row table:style-name="ro1">
          <table:table-cell office:value-type="string" table:style-name="ce1">
            <text:p>Line 29772:</text:p>
          </table:table-cell>
          <table:table-cell office:value-type="string" table:style-name="ce6">
            <text:p>15:12:24.488 [main] DEBUG com.makco.smartfinance.persistence.dao.dao_implementations.InvoiceDAOImpl_v1ForTest - &gt;&gt;&gt;&gt;InvoiceDAOImpl_v1ForTest-&gt;saveOrUpdateInvoice-&gt;after commit: subtotal=0, total=0</text:p>
          </table:table-cell>
          <table:table-cell table:number-columns-repeated="16382"/>
        </table:table-row>
        <table:table-row table:style-name="ro1">
          <table:table-cell office:value-type="string" table:style-name="ce1">
            <text:p>Line 29773:</text:p>
          </table:table-cell>
          <table:table-cell office:value-type="string" table:style-name="ce6">
            <text:p>15:12:24.489 [main] DEBUG com.makco.smartfinance.persistence.dao.dao_implementations.InvoiceDAOImpl_v1ForTest - &gt;&gt;&gt;&gt;InvoiceDAOImpl_v1ForTest-&gt;saveOrUpdateInvoice-&gt;after commit: create=2016-07-23T15:12:24.463, update=2016-07-23T15:12:24.463</text:p>
          </table:table-cell>
          <table:table-cell table:number-columns-repeated="16382"/>
        </table:table-row>
        <table:table-row table:style-name="ro1">
          <table:table-cell office:value-type="string" table:style-name="ce1">
            <text:p>Line 29781:</text:p>
          </table:table-cell>
          <table:table-cell office:value-type="string" table:style-name="ce6">
            <text:p>15:12:24.489 [main] DEBUG com.makco.smartfinance.persistence.dao.dao_implementations.InvoiceDAOImpl_v1ForTest - &gt;&gt;&gt;&gt;InvoiceDAOImpl_v1ForTest-&gt;saveOrUpdateInvoice-&gt;after close: subtotal=0, total=0</text:p>
          </table:table-cell>
          <table:table-cell table:number-columns-repeated="16382"/>
        </table:table-row>
        <table:table-row table:style-name="ro1">
          <table:table-cell office:value-type="string" table:style-name="ce1">
            <text:p>Line 29782:</text:p>
          </table:table-cell>
          <table:table-cell office:value-type="string" table:style-name="ce6">
            <text:p>15:12:24.489 [main] DEBUG com.makco.smartfinance.persistence.dao.dao_implementations.InvoiceDAOImpl_v1ForTest - &gt;&gt;&gt;&gt;InvoiceDAOImpl_v1ForTest-&gt;saveOrUpdateInvoice-&gt;after close: create=2016-07-23T15:12:24.463, update=2016-07-23T15:12:24.463</text:p>
          </table:table-cell>
          <table:table-cell table:number-columns-repeated="16382"/>
        </table:table-row>
        <table:table-row table:style-name="ro1">
          <table:table-cell office:value-type="string" table:style-name="ce1">
            <text:p>Line 29784:</text:p>
          </table:table-cell>
          <table:table-cell office:value-type="string" table:style-name="ce7">
            <text:p>15:12:24.489 [main] DEBUG com.makco.smartfinance.persistence.dao.dao_implementations.InvoiceDAOImpl_v1ForTest - &gt;&gt;&gt;&gt;InvoiceDAOImpl_v1ForTest-&gt;getInvoiceByIdWithItems-&gt;before transaction: invoice == null</text:p>
          </table:table-cell>
          <table:table-cell table:number-columns-repeated="16382"/>
        </table:table-row>
        <table:table-row table:style-name="ro1">
          <table:table-cell office:value-type="string" table:style-name="ce1">
            <text:p>Line 29797:</text:p>
          </table:table-cell>
          <table:table-cell office:value-type="string" table:style-name="ce2">
            <text:p>15:12:24.502 [main] TRACE org.hibernate.resource.jdbc.internal.ResourceRegistryStandardImpl - Registering statement [prep175: select invoice_v1x0_.ID as ID1_7_0_, invoice_v1x0_.COMMENT as COMMENT2_7_0_, invoice_v1x0_.T_CREATEDON as T_CREATE3_7_0_, invoice_v1x0_.DATEUNIT_UNITDAY as DATEUNIT8_7_0_, invoice_v1x0_.INVOICE_NUMBER as INVOICE_4_7_0_, invoice_v1x0_.ORGANIZATION_ID as ORGANIZA9_7_0_, invoice_v1x0_.SUB_TOTAL as SUB_TOTA5_7_0_, invoice_v1x0_.TOTAL as TOTAL6_7_0_, invoice_v1x0_.T_UPDATEDON as T_UPDATE7_7_0_, dateunit1_.UNITDAY as UNITDAY1_5_1_, dateunit1_.T_CREATEDON as T_CREATE2_5_1_, dateunit1_.UNITDAYOFMONTH as UNITDAYO3_5_1_, dateunit1_.UNITDAYOFWEEK as UNITDAYO4_5_1_, dateunit1_.UNITDAYOFYEAR as UNITDAYO5_5_1_, dateunit1_.UNITMONTH as UNITMONT6_5_1_, dateunit1_.UNITMONTHOFYEAR as UNITMONT7_5_1_, dateunit1_.UNITTIMESTAMP as UNITTIME8_5_1_, dateunit1_.UNITYEAR as UNITYEAR9_5_1_, dateunit1_.WEEKDAY as WEEKDAY10_5_1_, organizati2_.ID as ID1_11_2_, organizati2_.T_CREATEDON as T_CREATE2_11_2_, organizati2_.DESCRIPTION as DESCRIPT3_11_2_, organizati2_.NAME as NAME4_11_2_, organizati2_.T_UPDATEDON as T_UPDATE5_11_2_ from TEST.INVOICE invoice_v1x0_ inner join TEST.DATEUNIT dateunit1_ on invoice_v1x0_.DATEUNIT_UNITDAY=dateunit1_.UNITDAY inner join TEST.ORGANIZATION organizati2_ on invoice_v1x0_.ORGANIZATION_ID=organizati2_.ID where invoice_v1x0_.ID=? {1: 80}]</text:p>
          </table:table-cell>
          <table:table-cell table:number-columns-repeated="16382"/>
        </table:table-row>
        <table:table-row table:style-name="ro1">
          <table:table-cell office:value-type="string" table:style-name="ce1">
            <text:p>Line 29798:</text:p>
          </table:table-cell>
          <table:table-cell office:value-type="string" table:style-name="ce2">
            <text:p>15:12:24.502 [main] TRACE org.hibernate.engine.jdbc.internal.JdbcCoordinatorImpl - Registering last query statement [prep175: select invoice_v1x0_.ID as ID1_7_0_, invoice_v1x0_.COMMENT as COMMENT2_7_0_, invoice_v1x0_.T_CREATEDON as T_CREATE3_7_0_, invoice_v1x0_.DATEUNIT_UNITDAY as DATEUNIT8_7_0_, invoice_v1x0_.INVOICE_NUMBER as INVOICE_4_7_0_, invoice_v1x0_.ORGANIZATION_ID as ORGANIZA9_7_0_, invoice_v1x0_.SUB_TOTAL as SUB_TOTA5_7_0_, invoice_v1x0_.TOTAL as TOTAL6_7_0_, invoice_v1x0_.T_UPDATEDON as T_UPDATE7_7_0_, dateunit1_.UNITDAY as UNITDAY1_5_1_, dateunit1_.T_CREATEDON as T_CREATE2_5_1_, dateunit1_.UNITDAYOFMONTH as UNITDAYO3_5_1_, dateunit1_.UNITDAYOFWEEK as UNITDAYO4_5_1_, dateunit1_.UNITDAYOFYEAR as UNITDAYO5_5_1_, dateunit1_.UNITMONTH as UNITMONT6_5_1_, dateunit1_.UNITMONTHOFYEAR as UNITMONT7_5_1_, dateunit1_.UNITTIMESTAMP as UNITTIME8_5_1_, dateunit1_.UNITYEAR as UNITYEAR9_5_1_, dateunit1_.WEEKDAY as WEEKDAY10_5_1_, organizati2_.ID as ID1_11_2_, organizati2_.T_CREATEDON as T_CREATE2_11_2_, organizati2_.DESCRIPTION as DESCRIPT3_11_2_, organizati2_.NAME as NAME4_11_2_, organizati2_.T_UPDATEDON as T_UPDATE5_11_2_ from TEST.INVOICE invoice_v1x0_ inner join TEST.DATEUNIT dateunit1_ on invoice_v1x0_.DATEUNIT_UNITDAY=dateunit1_.UNITDAY inner join TEST.ORGANIZATION organizati2_ on invoice_v1x0_.ORGANIZATION_ID=organizati2_.ID where invoice_v1x0_.ID=? {1: 80}]</text:p>
          </table:table-cell>
          <table:table-cell table:number-columns-repeated="16382"/>
        </table:table-row>
        <table:table-row table:style-name="ro1">
          <table:table-cell office:value-type="string" table:style-name="ce1">
            <text:p>Line 29855:</text:p>
          </table:table-cell>
          <table:table-cell office:value-type="string" table:style-name="ce2">
            <text:p>15:12:24.633 [main] TRACE org.hibernate.resource.jdbc.internal.ResourceRegistryStandardImpl - Releasing statement [prep175: select invoice_v1x0_.ID as ID1_7_0_, invoice_v1x0_.COMMENT as COMMENT2_7_0_, invoice_v1x0_.T_CREATEDON as T_CREATE3_7_0_, invoice_v1x0_.DATEUNIT_UNITDAY as DATEUNIT8_7_0_, invoice_v1x0_.INVOICE_NUMBER as INVOICE_4_7_0_, invoice_v1x0_.ORGANIZATION_ID as ORGANIZA9_7_0_, invoice_v1x0_.SUB_TOTAL as SUB_TOTA5_7_0_, invoice_v1x0_.TOTAL as TOTAL6_7_0_, invoice_v1x0_.T_UPDATEDON as T_UPDATE7_7_0_, dateunit1_.UNITDAY as UNITDAY1_5_1_, dateunit1_.T_CREATEDON as T_CREATE2_5_1_, dateunit1_.UNITDAYOFMONTH as UNITDAYO3_5_1_, dateunit1_.UNITDAYOFWEEK as UNITDAYO4_5_1_, dateunit1_.UNITDAYOFYEAR as UNITDAYO5_5_1_, dateunit1_.UNITMONTH as UNITMONT6_5_1_, dateunit1_.UNITMONTHOFYEAR as UNITMONT7_5_1_, dateunit1_.UNITTIMESTAMP as UNITTIME8_5_1_, dateunit1_.UNITYEAR as UNITYEAR9_5_1_, dateunit1_.WEEKDAY as WEEKDAY10_5_1_, organizati2_.ID as ID1_11_2_, organizati2_.T_CREATEDON as T_CREATE2_11_2_, organizati2_.DESCRIPTION as DESCRIPT3_11_2_, organizati2_.NAME as NAME4_11_2_, organizati2_.T_UPDATEDON as T_UPDATE5_11_2_ from TEST.INVOICE invoice_v1x0_ inner join TEST.DATEUNIT dateunit1_ on invoice_v1x0_.DATEUNIT_UNITDAY=dateunit1_.UNITDAY inner join TEST.ORGANIZATION organizati2_ on invoice_v1x0_.ORGANIZATION_ID=organizati2_.ID where invoice_v1x0_.ID=? {1: 80}]</text:p>
          </table:table-cell>
          <table:table-cell table:number-columns-repeated="16382"/>
        </table:table-row>
        <table:table-row table:style-name="ro1">
          <table:table-cell office:value-type="string" table:style-name="ce1">
            <text:p>Line 29857:</text:p>
          </table:table-cell>
          <table:table-cell office:value-type="string" table:style-name="ce2">
            <text:p>15:12:24.634 [main] TRACE org.hibernate.resource.jdbc.internal.ResourceRegistryStandardImpl - Closing prepared statement [prep175: select invoice_v1x0_.ID as ID1_7_0_, invoice_v1x0_.COMMENT as COMMENT2_7_0_, invoice_v1x0_.T_CREATEDON as T_CREATE3_7_0_, invoice_v1x0_.DATEUNIT_UNITDAY as DATEUNIT8_7_0_, invoice_v1x0_.INVOICE_NUMBER as INVOICE_4_7_0_, invoice_v1x0_.ORGANIZATION_ID as ORGANIZA9_7_0_, invoice_v1x0_.SUB_TOTAL as SUB_TOTA5_7_0_, invoice_v1x0_.TOTAL as TOTAL6_7_0_, invoice_v1x0_.T_UPDATEDON as T_UPDATE7_7_0_, dateunit1_.UNITDAY as UNITDAY1_5_1_, dateunit1_.T_CREATEDON as T_CREATE2_5_1_, dateunit1_.UNITDAYOFMONTH as UNITDAYO3_5_1_, dateunit1_.UNITDAYOFWEEK as UNITDAYO4_5_1_, dateunit1_.UNITDAYOFYEAR as UNITDAYO5_5_1_, dateunit1_.UNITMONTH as UNITMONT6_5_1_, dateunit1_.UNITMONTHOFYEAR as UNITMONT7_5_1_, dateunit1_.UNITTIMESTAMP as UNITTIME8_5_1_, dateunit1_.UNITYEAR as UNITYEAR9_5_1_, dateunit1_.WEEKDAY as WEEKDAY10_5_1_, organizati2_.ID as ID1_11_2_, organizati2_.T_CREATEDON as T_CREATE2_11_2_, organizati2_.DESCRIPTION as DESCRIPT3_11_2_, organizati2_.NAME as NAME4_11_2_, organizati2_.T_UPDATEDON as T_UPDATE5_11_2_ from TEST.INVOICE invoice_v1x0_ inner join TEST.DATEUNIT dateunit1_ on invoice_v1x0_.DATEUNIT_UNITDAY=dateunit1_.UNITDAY inner join TEST.ORGANIZATION organizati2_ on invoice_v1x0_.ORGANIZATION_ID=organizati2_.ID where invoice_v1x0_.ID=? {1: 80}]</text:p>
          </table:table-cell>
          <table:table-cell table:number-columns-repeated="16382"/>
        </table:table-row>
        <table:table-row table:style-name="ro1">
          <table:table-cell office:value-type="string" table:style-name="ce1">
            <text:p>Line 29867:</text:p>
          </table:table-cell>
          <table:table-cell office:value-type="string" table:style-name="ce2">
            <text:p>15:12:24.648 [main] TRACE org.hibernate.resource.jdbc.internal.ResourceRegistryStandardImpl - Registering statement [prep176: select items0_.INVOICE_ID as INVOICE13_9_0_, items0_.ID as ID1_9_0_, items0_.ID as ID1_9_1_, items0_.CATEGORY_ID as CATEGOR10_9_1_, items0_.COMMENT as COMMENT2_9_1_, items0_.T_CREATEDON as T_CREATE3_9_1_, items0_.DATEUNIT_UNITDAY as DATEUNI11_9_1_, items0_.DESCRIPTION1 as DESCRIPT4_9_1_, items0_.DESCRIPTION2 as DESCRIPT5_9_1_, items0_.FAMILY_MEMBER_ID as FAMILY_12_9_1_, items0_.INVOICE_ID as INVOICE13_9_1_, items0_.ORDER_NUMBER as ORDER_NU6_9_1_, items0_.SUB_TOTAL as SUB_TOTA7_9_1_, items0_.TAX_ID as TAX_ID14_9_1_, items0_.TOTAL as TOTAL8_9_1_, items0_.T_UPDATEDON as T_UPDATE9_9_1_, category1_.ID as ID2_2_2_, category1_.T_CREATEDON as T_CREATE3_2_2_, category1_.DESCRIPTION as DESCRIPT4_2_2_, category1_.NAME as NAME5_2_2_, category1_.T_UPDATEDON as T_UPDATE6_2_2_, category1_.CATEGORY_GROUP_ID as CATEGORY7_2_2_, category1_.CATEGORY_GROUP_TYPE as CATEGORY1_2_2_, categorygr2_.ID as ID2_3_3_, categorygr2_.T_CREATEDON as T_CREATE3_3_3_, categorygr2_.DESCRIPTION as DESCRIPT4_3_3_, categorygr2_.NAME as NAME5_3_3_, categorygr2_.T_UPDATEDON as T_UPDATE6_3_3_, categorygr2_.TYPE as TYPE1_3_3_, dateunit3_.UNITDAY as UNITDAY1_5_4_, dateunit3_.T_CREATEDON as T_CREATE2_5_4_, dateunit3_.UNITDAYOFMONTH as UNITDAYO3_5_4_, dateunit3_.UNITDAYOFWEEK as UNITDAYO4_5_4_, dateunit3_.UNITDAYOFYEAR as UNITDAYO5_5_4_, dateunit3_.UNITMONTH as UNITMONT6_5_4_, dateunit3_.UNITMONTHOFYEAR as UNITMONT7_5_4_, dateunit3_.UNITTIMESTAMP as UNITTIME8_5_4_, dateunit3_.UNITYEAR as UNITYEAR9_5_4_, dateunit3_.WEEKDAY as WEEKDAY10_5_4_, familymemb4_.ID as ID1_6_5_, familymemb4_.T_CREATEDON as T_CREATE2_6_5_, familymemb4_.DESCRIPTION as DESCRIPT3_6_5_, familymemb4_.NAME as NAME4_6_5_, familymemb4_.T_UPDATEDON as T_UPDATE5_6_5_, tax5_.ID as ID1_12_6_, tax5_.T_CREATEDON as T_CREATE2_12_6_, tax5_.DENORMALIZED_FORMULA as DENORMAL3_12_6_, tax5_.DESCRIPTION as DESCRIPT4_12_6_, tax5_.ENDDATE as ENDDATE5_12_6_, tax5_.FORMULA as FORMULA6_12_6_, tax5_.NAME as NAME7_12_6_, tax5_.RATE as RATE8_12_6_, tax5_.STARTDATE as STARTDAT9_12_6_, tax5_.T_UPDATEDON as T_UPDAT10_12_6_ from TEST.ITEM items0_ inner join TEST.CATEGORY category1_ on items0_.CATEGORY_ID=category1_.ID left outer join TEST.CATEGORY_GROUP categorygr2_ on category1_.CATEGORY_GROUP_ID=categorygr2_.ID inner join TEST.DATEUNIT dateunit3_ on items0_.DATEUNIT_UNITDAY=dateunit3_.UNITDAY inner join TEST.FAMILY_MEMBER familymemb4_ on items0_.FAMILY_MEMBER_ID=familymemb4_.ID inner join TEST.TAX tax5_ on items0_.TAX_ID=tax5_.ID where items0_.INVOICE_ID=? {1: 80}]</text:p>
          </table:table-cell>
          <table:table-cell table:number-columns-repeated="16382"/>
        </table:table-row>
        <table:table-row table:style-name="ro1">
          <table:table-cell office:value-type="string" table:style-name="ce1">
            <text:p>Line 29868:</text:p>
          </table:table-cell>
          <table:table-cell office:value-type="string" table:style-name="ce2">
            <text:p>15:12:24.648 [main] TRACE org.hibernate.engine.jdbc.internal.JdbcCoordinatorImpl - Registering last query statement [prep176: select items0_.INVOICE_ID as INVOICE13_9_0_, items0_.ID as ID1_9_0_, items0_.ID as ID1_9_1_, items0_.CATEGORY_ID as CATEGOR10_9_1_, items0_.COMMENT as COMMENT2_9_1_, items0_.T_CREATEDON as T_CREATE3_9_1_, items0_.DATEUNIT_UNITDAY as DATEUNI11_9_1_, items0_.DESCRIPTION1 as DESCRIPT4_9_1_, items0_.DESCRIPTION2 as DESCRIPT5_9_1_, items0_.FAMILY_MEMBER_ID as FAMILY_12_9_1_, items0_.INVOICE_ID as INVOICE13_9_1_, items0_.ORDER_NUMBER as ORDER_NU6_9_1_, items0_.SUB_TOTAL as SUB_TOTA7_9_1_, items0_.TAX_ID as TAX_ID14_9_1_, items0_.TOTAL as TOTAL8_9_1_, items0_.T_UPDATEDON as T_UPDATE9_9_1_, category1_.ID as ID2_2_2_, category1_.T_CREATEDON as T_CREATE3_2_2_, category1_.DESCRIPTION as DESCRIPT4_2_2_, category1_.NAME as NAME5_2_2_, category1_.T_UPDATEDON as T_UPDATE6_2_2_, category1_.CATEGORY_GROUP_ID as CATEGORY7_2_2_, category1_.CATEGORY_GROUP_TYPE as CATEGORY1_2_2_, categorygr2_.ID as ID2_3_3_, categorygr2_.T_CREATEDON as T_CREATE3_3_3_, categorygr2_.DESCRIPTION as DESCRIPT4_3_3_, categorygr2_.NAME as NAME5_3_3_, categorygr2_.T_UPDATEDON as T_UPDATE6_3_3_, categorygr2_.TYPE as TYPE1_3_3_, dateunit3_.UNITDAY as UNITDAY1_5_4_, dateunit3_.T_CREATEDON as T_CREATE2_5_4_, dateunit3_.UNITDAYOFMONTH as UNITDAYO3_5_4_, dateunit3_.UNITDAYOFWEEK as UNITDAYO4_5_4_, dateunit3_.UNITDAYOFYEAR as UNITDAYO5_5_4_, dateunit3_.UNITMONTH as UNITMONT6_5_4_, dateunit3_.UNITMONTHOFYEAR as UNITMONT7_5_4_, dateunit3_.UNITTIMESTAMP as UNITTIME8_5_4_, dateunit3_.UNITYEAR as UNITYEAR9_5_4_, dateunit3_.WEEKDAY as WEEKDAY10_5_4_, familymemb4_.ID as ID1_6_5_, familymemb4_.T_CREATEDON as T_CREATE2_6_5_, familymemb4_.DESCRIPTION as DESCRIPT3_6_5_, familymemb4_.NAME as NAME4_6_5_, familymemb4_.T_UPDATEDON as T_UPDATE5_6_5_, tax5_.ID as ID1_12_6_, tax5_.T_CREATEDON as T_CREATE2_12_6_, tax5_.DENORMALIZED_FORMULA as DENORMAL3_12_6_, tax5_.DESCRIPTION as DESCRIPT4_12_6_, tax5_.ENDDATE as ENDDATE5_12_6_, tax5_.FORMULA as FORMULA6_12_6_, tax5_.NAME as NAME7_12_6_, tax5_.RATE as RATE8_12_6_, tax5_.STARTDATE as STARTDAT9_12_6_, tax5_.T_UPDATEDON as T_UPDAT10_12_6_ from TEST.ITEM items0_ inner join TEST.CATEGORY category1_ on items0_.CATEGORY_ID=category1_.ID left outer join TEST.CATEGORY_GROUP categorygr2_ on category1_.CATEGORY_GROUP_ID=categorygr2_.ID inner join TEST.DATEUNIT dateunit3_ on items0_.DATEUNIT_UNITDAY=dateunit3_.UNITDAY inner join TEST.FAMILY_MEMBER familymemb4_ on items0_.FAMILY_MEMBER_ID=familymemb4_.ID inner join TEST.TAX tax5_ on items0_.TAX_ID=tax5_.ID where items0_.INVOICE_ID=? {1: 80}]</text:p>
          </table:table-cell>
          <table:table-cell table:number-columns-repeated="16382"/>
        </table:table-row>
        <table:table-row table:style-name="ro1">
          <table:table-cell office:value-type="string" table:style-name="ce1">
            <text:p>Line 30164:</text:p>
          </table:table-cell>
          <table:table-cell office:value-type="string" table:style-name="ce2">
            <text:p>15:12:24.675 [main] TRACE org.hibernate.resource.jdbc.internal.ResourceRegistryStandardImpl - Releasing statement [prep176: select items0_.INVOICE_ID as INVOICE13_9_0_, items0_.ID as ID1_9_0_, items0_.ID as ID1_9_1_, items0_.CATEGORY_ID as CATEGOR10_9_1_, items0_.COMMENT as COMMENT2_9_1_, items0_.T_CREATEDON as T_CREATE3_9_1_, items0_.DATEUNIT_UNITDAY as DATEUNI11_9_1_, items0_.DESCRIPTION1 as DESCRIPT4_9_1_, items0_.DESCRIPTION2 as DESCRIPT5_9_1_, items0_.FAMILY_MEMBER_ID as FAMILY_12_9_1_, items0_.INVOICE_ID as INVOICE13_9_1_, items0_.ORDER_NUMBER as ORDER_NU6_9_1_, items0_.SUB_TOTAL as SUB_TOTA7_9_1_, items0_.TAX_ID as TAX_ID14_9_1_, items0_.TOTAL as TOTAL8_9_1_, items0_.T_UPDATEDON as T_UPDATE9_9_1_, category1_.ID as ID2_2_2_, category1_.T_CREATEDON as T_CREATE3_2_2_, category1_.DESCRIPTION as DESCRIPT4_2_2_, category1_.NAME as NAME5_2_2_, category1_.T_UPDATEDON as T_UPDATE6_2_2_, category1_.CATEGORY_GROUP_ID as CATEGORY7_2_2_, category1_.CATEGORY_GROUP_TYPE as CATEGORY1_2_2_, categorygr2_.ID as ID2_3_3_, categorygr2_.T_CREATEDON as T_CREATE3_3_3_, categorygr2_.DESCRIPTION as DESCRIPT4_3_3_, categorygr2_.NAME as NAME5_3_3_, categorygr2_.T_UPDATEDON as T_UPDATE6_3_3_, categorygr2_.TYPE as TYPE1_3_3_, dateunit3_.UNITDAY as UNITDAY1_5_4_, dateunit3_.T_CREATEDON as T_CREATE2_5_4_, dateunit3_.UNITDAYOFMONTH as UNITDAYO3_5_4_, dateunit3_.UNITDAYOFWEEK as UNITDAYO4_5_4_, dateunit3_.UNITDAYOFYEAR as UNITDAYO5_5_4_, dateunit3_.UNITMONTH as UNITMONT6_5_4_, dateunit3_.UNITMONTHOFYEAR as UNITMONT7_5_4_, dateunit3_.UNITTIMESTAMP as UNITTIME8_5_4_, dateunit3_.UNITYEAR as UNITYEAR9_5_4_, dateunit3_.WEEKDAY as WEEKDAY10_5_4_, familymemb4_.ID as ID1_6_5_, familymemb4_.T_CREATEDON as T_CREATE2_6_5_, familymemb4_.DESCRIPTION as DESCRIPT3_6_5_, familymemb4_.NAME as NAME4_6_5_, familymemb4_.T_UPDATEDON as T_UPDATE5_6_5_, tax5_.ID as ID1_12_6_, tax5_.T_CREATEDON as T_CREATE2_12_6_, tax5_.DENORMALIZED_FORMULA as DENORMAL3_12_6_, tax5_.DESCRIPTION as DESCRIPT4_12_6_, tax5_.ENDDATE as ENDDATE5_12_6_, tax5_.FORMULA as FORMULA6_12_6_, tax5_.NAME as NAME7_12_6_, tax5_.RATE as RATE8_12_6_, tax5_.STARTDATE as STARTDAT9_12_6_, tax5_.T_UPDATEDON as T_UPDAT10_12_6_ from TEST.ITEM items0_ inner join TEST.CATEGORY category1_ on items0_.CATEGORY_ID=category1_.ID left outer join TEST.CATEGORY_GROUP categorygr2_ on category1_.CATEGORY_GROUP_ID=categorygr2_.ID inner join TEST.DATEUNIT dateunit3_ on items0_.DATEUNIT_UNITDAY=dateunit3_.UNITDAY inner join TEST.FAMILY_MEMBER familymemb4_ on items0_.FAMILY_MEMBER_ID=familymemb4_.ID inner join TEST.TAX tax5_ on items0_.TAX_ID=tax5_.ID where items0_.INVOICE_ID=? {1: 80}]</text:p>
          </table:table-cell>
          <table:table-cell table:number-columns-repeated="16382"/>
        </table:table-row>
        <table:table-row table:style-name="ro1">
          <table:table-cell office:value-type="string" table:style-name="ce1">
            <text:p>Line 30166:</text:p>
          </table:table-cell>
          <table:table-cell office:value-type="string" table:style-name="ce2">
            <text:p>15:12:24.675 [main] TRACE org.hibernate.resource.jdbc.internal.ResourceRegistryStandardImpl - Closing prepared statement [prep176: select items0_.INVOICE_ID as INVOICE13_9_0_, items0_.ID as ID1_9_0_, items0_.ID as ID1_9_1_, items0_.CATEGORY_ID as CATEGOR10_9_1_, items0_.COMMENT as COMMENT2_9_1_, items0_.T_CREATEDON as T_CREATE3_9_1_, items0_.DATEUNIT_UNITDAY as DATEUNI11_9_1_, items0_.DESCRIPTION1 as DESCRIPT4_9_1_, items0_.DESCRIPTION2 as DESCRIPT5_9_1_, items0_.FAMILY_MEMBER_ID as FAMILY_12_9_1_, items0_.INVOICE_ID as INVOICE13_9_1_, items0_.ORDER_NUMBER as ORDER_NU6_9_1_, items0_.SUB_TOTAL as SUB_TOTA7_9_1_, items0_.TAX_ID as TAX_ID14_9_1_, items0_.TOTAL as TOTAL8_9_1_, items0_.T_UPDATEDON as T_UPDATE9_9_1_, category1_.ID as ID2_2_2_, category1_.T_CREATEDON as T_CREATE3_2_2_, category1_.DESCRIPTION as DESCRIPT4_2_2_, category1_.NAME as NAME5_2_2_, category1_.T_UPDATEDON as T_UPDATE6_2_2_, category1_.CATEGORY_GROUP_ID as CATEGORY7_2_2_, category1_.CATEGORY_GROUP_TYPE as CATEGORY1_2_2_, categorygr2_.ID as ID2_3_3_, categorygr2_.T_CREATEDON as T_CREATE3_3_3_, categorygr2_.DESCRIPTION as DESCRIPT4_3_3_, categorygr2_.NAME as NAME5_3_3_, categorygr2_.T_UPDATEDON as T_UPDATE6_3_3_, categorygr2_.TYPE as TYPE1_3_3_, dateunit3_.UNITDAY as UNITDAY1_5_4_, dateunit3_.T_CREATEDON as T_CREATE2_5_4_, dateunit3_.UNITDAYOFMONTH as UNITDAYO3_5_4_, dateunit3_.UNITDAYOFWEEK as UNITDAYO4_5_4_, dateunit3_.UNITDAYOFYEAR as UNITDAYO5_5_4_, dateunit3_.UNITMONTH as UNITMONT6_5_4_, dateunit3_.UNITMONTHOFYEAR as UNITMONT7_5_4_, dateunit3_.UNITTIMESTAMP as UNITTIME8_5_4_, dateunit3_.UNITYEAR as UNITYEAR9_5_4_, dateunit3_.WEEKDAY as WEEKDAY10_5_4_, familymemb4_.ID as ID1_6_5_, familymemb4_.T_CREATEDON as T_CREATE2_6_5_, familymemb4_.DESCRIPTION as DESCRIPT3_6_5_, familymemb4_.NAME as NAME4_6_5_, familymemb4_.T_UPDATEDON as T_UPDATE5_6_5_, tax5_.ID as ID1_12_6_, tax5_.T_CREATEDON as T_CREATE2_12_6_, tax5_.DENORMALIZED_FORMULA as DENORMAL3_12_6_, tax5_.DESCRIPTION as DESCRIPT4_12_6_, tax5_.ENDDATE as ENDDATE5_12_6_, tax5_.FORMULA as FORMULA6_12_6_, tax5_.NAME as NAME7_12_6_, tax5_.RATE as RATE8_12_6_, tax5_.STARTDATE as STARTDAT9_12_6_, tax5_.T_UPDATEDON as T_UPDAT10_12_6_ from TEST.ITEM items0_ inner join TEST.CATEGORY category1_ on items0_.CATEGORY_ID=category1_.ID left outer join TEST.CATEGORY_GROUP categorygr2_ on category1_.CATEGORY_GROUP_ID=categorygr2_.ID inner join TEST.DATEUNIT dateunit3_ on items0_.DATEUNIT_UNITDAY=dateunit3_.UNITDAY inner join TEST.FAMILY_MEMBER familymemb4_ on items0_.FAMILY_MEMBER_ID=familymemb4_.ID inner join TEST.TAX tax5_ on items0_.TAX_ID=tax5_.ID where items0_.INVOICE_ID=? {1: 80}]</text:p>
          </table:table-cell>
          <table:table-cell table:number-columns-repeated="16382"/>
        </table:table-row>
        <table:table-row table:style-name="ro1">
          <table:table-cell office:value-type="string" table:style-name="ce1">
            <text:p>Line 30254:</text:p>
          </table:table-cell>
          <table:table-cell office:value-type="string" table:style-name="ce7">
            <text:p>15:12:24.681 [main] DEBUG com.makco.smartfinance.persistence.dao.dao_implementations.InvoiceDAOImpl_v1ForTest - &gt;&gt;&gt;&gt;InvoiceDAOImpl_v1ForTest-&gt;getInvoiceByIdWithItems-&gt;after commit: subtotal=10.0000, total=12.0000</text:p>
          </table:table-cell>
          <table:table-cell table:number-columns-repeated="16382"/>
        </table:table-row>
        <table:table-row table:style-name="ro1">
          <table:table-cell office:value-type="string" table:style-name="ce1">
            <text:p>Line 30255:</text:p>
          </table:table-cell>
          <table:table-cell office:value-type="string" table:style-name="ce7">
            <text:p>15:12:24.681 [main] DEBUG com.makco.smartfinance.persistence.dao.dao_implementations.InvoiceDAOImpl_v1ForTest - &gt;&gt;&gt;&gt;InvoiceDAOImpl_v1ForTest-&gt;getInvoiceByIdWithItems-&gt;after commit: create=2016-07-23T15:12:24.466, update=2016-07-23T15:12:24.484</text:p>
          </table:table-cell>
          <table:table-cell table:number-columns-repeated="16382"/>
        </table:table-row>
        <table:table-row table:style-name="ro1">
          <table:table-cell office:value-type="string" table:style-name="ce1">
            <text:p>Line 30262:</text:p>
          </table:table-cell>
          <table:table-cell office:value-type="string" table:style-name="ce7">
            <text:p>15:12:24.682 [main] DEBUG com.makco.smartfinance.persistence.dao.dao_implementations.InvoiceDAOImpl_v1ForTest - &gt;&gt;&gt;&gt;InvoiceDAOImpl_v1ForTest-&gt;getInvoiceByIdWithItems-&gt;after close: subtotal=10.0000, total=12.0000</text:p>
          </table:table-cell>
          <table:table-cell table:number-columns-repeated="16382"/>
        </table:table-row>
        <table:table-row table:style-name="ro1">
          <table:table-cell office:value-type="string" table:style-name="ce1">
            <text:p>Line 30263:</text:p>
          </table:table-cell>
          <table:table-cell office:value-type="string" table:style-name="ce7">
            <text:p>15:12:24.682 [main] DEBUG com.makco.smartfinance.persistence.dao.dao_implementations.InvoiceDAOImpl_v1ForTest - &gt;&gt;&gt;&gt;InvoiceDAOImpl_v1ForTest-&gt;getInvoiceByIdWithItems-&gt;after close: create=2016-07-23T15:12:24.466, update=2016-07-23T15:12:24.484</text:p>
          </table:table-cell>
          <table:table-cell table:number-columns-repeated="16382"/>
        </table:table-row>
        <table:table-row table:style-name="ro1">
          <table:table-cell office:value-type="string" table:style-name="ce1">
            <text:p>S</text:p>
          </table:table-cell>
          <table:table-cell table:number-columns-repeated="16383" table:style-name="ce1"/>
        </table:table-row>
        <table:table-row table:number-rows-repeated="104847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Makar</meta:initial-creator>
    <dc:creator>Makar</dc:creator>
    <meta:creation-date>2016-07-23T17:35:49Z</meta:creation-date>
    <dc:date>2016-07-23T20:45:58Z</dc:date>
  </office:meta>
</office:document-meta>
</file>